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Arial2" svg:font-family="Arial" style:font-family-generic="swiss"/>
    <style:font-face style:name="Liberation Mono" svg:font-family="'Liberation Mono', 'Courier New', 'DejaVu Sans Mono', Courier" style:font-family-generic="modern" style:font-pitch="fixed"/>
    <style:font-face style:name="Segoe UI" svg:font-family="'Segoe UI'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08mm"/>
    </style:style>
    <style:style style:name="co2" style:family="table-column">
      <style:table-column-properties fo:break-before="auto" style:column-width="50.71mm"/>
    </style:style>
    <style:style style:name="co3" style:family="table-column">
      <style:table-column-properties fo:break-before="auto" style:column-width="23.07mm"/>
    </style:style>
    <style:style style:name="co4" style:family="table-column">
      <style:table-column-properties fo:break-before="auto" style:column-width="139.95mm"/>
    </style:style>
    <style:style style:name="co5" style:family="table-column">
      <style:table-column-properties fo:break-before="auto" style:column-width="83.54mm"/>
    </style:style>
    <style:style style:name="co6" style:family="table-column">
      <style:table-column-properties fo:break-before="auto" style:column-width="88.37mm"/>
    </style:style>
    <style:style style:name="co7" style:family="table-column">
      <style:table-column-properties fo:break-before="auto" style:column-width="32.01mm"/>
    </style:style>
    <style:style style:name="co8" style:family="table-column">
      <style:table-column-properties fo:break-before="auto" style:column-width="44.15mm"/>
    </style:style>
    <style:style style:name="co9" style:family="table-column">
      <style:table-column-properties fo:break-before="auto" style:column-width="20.99mm"/>
    </style:style>
    <style:style style:name="co10" style:family="table-column">
      <style:table-column-properties fo:break-before="auto" style:column-width="20.73mm"/>
    </style:style>
    <style:style style:name="co11" style:family="table-column">
      <style:table-column-properties fo:break-before="auto" style:column-width="26.7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11mm" fo:break-before="auto" style:use-optimal-row-height="false"/>
    </style:style>
    <style:style style:name="ro3" style:family="table-row">
      <style:table-row-properties style:row-height="4.73mm" fo:break-before="auto" style:use-optimal-row-height="fals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5.26mm" fo:break-before="auto" style:use-optimal-row-height="true"/>
    </style:style>
    <style:style style:name="ta1" style:family="table" style:master-page-name="PageStyle_5f_EcoQno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3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9fc5e8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9fc5e8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Arial" fo:font-size="9pt" fo:font-style="normal" style:text-underline-style="none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Courier New" fo:font-size="8pt" fo:font-style="normal" style:text-underline-style="none" fo:font-weight="normal" style:font-name-asian="Courier New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#9fc5e8"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text-line-through-type="none" style:font-name="Arial" fo:font-size="8pt" fo:font-style="italic" style:text-underline-style="none" fo:font-weight="normal" style:font-name-asian="Arial" style:font-size-asian="8pt" style:font-style-asian="italic" style:font-weight-asian="normal" style:font-size-complex="8pt" style:font-style-complex="italic" style:font-weight-complex="normal"/>
    </style:style>
    <style:style style:name="ce6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d9d9d9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 style:vertical-align="bottom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Arial2" style:language-complex="en" style:country-complex="US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wrap-option="wrap"/>
      <style:text-properties style:text-outline="false" fo:language="fr" fo:country="FR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9d9d9" style:vertical-align="bottom"/>
      <style:text-properties fo:color="#c0c0c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Arial2" fo:font-size="9pt" style:font-name-asian="Arial2" style:font-size-asian="9pt" style:font-name-complex="Arial2" style:font-size-complex="9pt"/>
    </style:style>
    <style:style style:name="ce16" style:family="table-cell" style:parent-style-name="Default">
      <style:table-cell-properties fo:wrap-option="wrap"/>
      <style:text-properties style:text-outline="false" fo:language="fr" fo:country="FR" fo:text-shadow="none" style:text-underline-mode="continuous" style:text-overline-mode="continuous" style:text-line-through-mode="continuous" style:language-asian="zh" style:country-asian="CN" style:font-name-complex="Liberation Mono" style:language-complex="hi" style:country-complex="IN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" style:family="table-cell" style:parent-style-name="Default">
      <style:table-cell-properties fo:background-color="#d0e0e3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#d0e0e3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Arial" fo:font-size="9pt" fo:font-style="normal" style:text-underline-style="none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>
      <style:table-cell-properties fo:background-color="#d0e0e3"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text-line-through-type="none" style:font-name="Arial" fo:font-size="8pt" fo:font-style="italic" style:text-underline-style="none" fo:font-weight="normal" style:font-name-asian="Arial" style:font-size-asian="8pt" style:font-style-asian="italic" style:font-weight-asian="normal" style:font-size-complex="8pt" style:font-style-complex="italic" style:font-weight-complex="normal"/>
    </style:style>
    <style:style style:name="ce21" style:family="table-cell" style:parent-style-name="Default"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26">
      <style:table-cell-properties fo:background-color="#d0e0e3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Arial" fo:font-size="9pt" fo:font-style="normal" style:text-underline-style="none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Default" style:data-style-name="N126">
      <style:table-cell-properties fo:background-color="#d0e0e3"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text-line-through-type="none" style:font-name="Arial" fo:font-size="8pt" fo:font-style="italic" style:text-underline-style="none" fo:font-weight="normal" style:font-name-asian="Arial" style:font-size-asian="8pt" style:font-style-asian="italic" style:font-weight-asian="normal" style:font-size-complex="8pt" style:font-style-complex="italic" style:font-weight-complex="normal"/>
    </style:style>
    <style:style style:name="ce24" style:family="table-cell" style:parent-style-name="Default" style:data-style-name="N126">
      <style:table-cell-properties fo:background-color="#d0e0e3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ackground-color="#c9daf8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ackground-color="#c9daf8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Arial" fo:font-size="9pt" fo:font-style="normal" style:text-underline-style="none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>
      <style:table-cell-properties fo:background-color="#c9daf8"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text-line-through-type="none" style:font-name="Arial" fo:font-size="8pt" fo:font-style="italic" style:text-underline-style="none" fo:font-weight="normal" style:font-name-asian="Arial" style:font-size-asian="8pt" style:font-style-asian="italic" style:font-weight-asian="normal" style:font-size-complex="8pt" style:font-style-complex="italic" style:font-weight-complex="normal"/>
    </style:style>
    <style:style style:name="ce28" style:family="table-cell" style:parent-style-name="Default" style:data-style-name="N4">
      <style:table-cell-properties fo:background-color="#ffffff" style:vertical-align="bottom"/>
      <style:text-properties style:use-window-font-color="true" style:text-line-through-style="none" style:text-line-through-type="none" style:font-name="Arial" fo:font-size="10pt" fo:font-style="italic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color="#0000ff" style:font-name="Arial" fo:font-size="7.5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name-complex="Arial" style:font-size-asian="7.5pt" style:font-size-complex="7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ommunauté TE Normandie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3" table:default-cell-style-name="ce12"/>
        <table:table-column table:style-name="co8" table:default-cell-style-name="ce6"/>
        <table:table-column table:style-name="co3" table:default-cell-style-name="ce7"/>
        <table:table-column table:style-name="co9" table:default-cell-style-name="ce7"/>
        <table:table-column table:style-name="co10" table:default-cell-style-name="ce6"/>
        <table:table-column table:style-name="co11" table:number-columns-repeated="165" table:default-cell-style-name="Default"/>
        <table:table-row table:style-name="ro1">
          <table:table-cell table:style-name="ce1"/>
          <table:table-cell table:style-name="ce10" table:number-columns-repeated="9"/>
          <table:table-cell table:style-name="ce28" table:formula="of:=AVERAGE([.K7:.K55])" office:value-type="string" office:string-value="" calcext:value-type="error">
            <text:p>#DIV/0 !</text:p>
          </table:table-cell>
          <table:table-cell table:style-name="ce28" table:formula="of:=AVERAGE([.L7:.L55])" office:value-type="string" office:string-value="" calcext:value-type="error">
            <text:p>#DIV/0 !</text:p>
          </table:table-cell>
          <table:table-cell table:style-name="ce10"/>
          <table:table-cell table:number-columns-repeated="165"/>
        </table:table-row>
        <table:table-row table:style-name="ro1">
          <table:table-cell table:style-name="ce2" office:value-type="string" calcext:value-type="string" table:number-columns-spanned="5" table:number-rows-spanned="1">
            <text:p>Identification</text:p>
          </table:table-cell>
          <table:covered-table-cell table:number-columns-repeated="4" table:style-name="ce6"/>
          <table:table-cell table:style-name="ce6" table:number-columns-repeated="2"/>
          <table:table-cell table:style-name="ce18" office:value-type="string" calcext:value-type="string" table:number-columns-spanned="2" table:number-rows-spanned="1">
            <text:p>Références</text:p>
          </table:table-cell>
          <table:covered-table-cell table:style-name="ce6"/>
          <table:table-cell table:style-name="ce25" office:value-type="string" calcext:value-type="string" table:number-columns-spanned="4" table:number-rows-spanned="1">
            <text:p>Géographie</text:p>
          </table:table-cell>
          <table:covered-table-cell table:number-columns-repeated="2" table:style-name="ce6"/>
          <table:covered-table-cell/>
          <table:table-cell table:number-columns-repeated="165"/>
        </table:table-row>
        <table:table-row table:style-name="ro1">
          <table:table-cell table:style-name="ce3" table:number-columns-repeated="7"/>
          <table:table-cell table:style-name="ce19"/>
          <table:table-cell table:style-name="ce22"/>
          <table:table-cell table:style-name="ce26" table:number-columns-repeated="4"/>
          <table:table-cell table:number-columns-repeated="165"/>
        </table:table-row>
        <table:table-row table:style-name="ro1">
          <table:table-cell table:number-columns-repeated="2" table:style-name="ce4" office:value-type="string" calcext:value-type="string">
            <text:p>txt</text:p>
          </table:table-cell>
          <table:table-cell table:style-name="ce4"/>
          <table:table-cell table:number-columns-repeated="7" table:style-name="ce4" office:value-type="string" calcext:value-type="string">
            <text:p>txt</text:p>
          </table:table-cell>
          <table:table-cell table:number-columns-repeated="2" table:style-name="ce4" office:value-type="string" calcext:value-type="string">
            <text:p>real</text:p>
          </table:table-cell>
          <table:table-cell table:style-name="ce4" office:value-type="string" calcext:value-type="string">
            <text:p>txt</text:p>
          </table:table-cell>
          <table:table-cell table:number-columns-repeated="165"/>
        </table:table-row>
        <table:table-row table:style-name="ro2">
          <table:table-cell table:style-name="ce5" office:value-type="string" calcext:value-type="string">
            <text:p>identifiant</text:p>
          </table:table-cell>
          <table:table-cell table:style-name="ce5" office:value-type="string" calcext:value-type="string">
            <text:p>nom du référent</text:p>
          </table:table-cell>
          <table:table-cell table:style-name="ce5" office:value-type="string" calcext:value-type="string">
            <text:p>prénom du référent</text:p>
          </table:table-cell>
          <table:table-cell table:style-name="ce5" office:value-type="string" calcext:value-type="string">
            <text:p>fonction</text:p>
          </table:table-cell>
          <table:table-cell table:style-name="ce5" office:value-type="string" calcext:value-type="string">
            <text:p>structure hébergement</text:p>
          </table:table-cell>
          <table:table-cell table:number-columns-repeated="2" table:style-name="ce5" office:value-type="string" calcext:value-type="string">
            <text:p>contact</text:p>
          </table:table-cell>
          <table:table-cell table:style-name="ce20" office:value-type="string" calcext:value-type="string">
            <text:p>internet DREAL</text:p>
          </table:table-cell>
          <table:table-cell table:style-name="ce23" office:value-type="string" calcext:value-type="string">
            <text:p>internet projet</text:p>
          </table:table-cell>
          <table:table-cell table:style-name="ce27" office:value-type="string" calcext:value-type="string">
            <text:p>commune d’implantation</text:p>
          </table:table-cell>
          <table:table-cell table:style-name="ce27" office:value-type="string" calcext:value-type="string">
            <text:p>longitude décim.</text:p>
          </table:table-cell>
          <table:table-cell table:style-name="ce27" office:value-type="string" calcext:value-type="string">
            <text:p>lattitude décim.</text:p>
          </table:table-cell>
          <table:table-cell table:style-name="ce27" office:value-type="string" calcext:value-type="string">
            <text:p>périmètres (polygone)</text:p>
          </table:table-cell>
          <table:table-cell table:number-columns-repeated="16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irst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longDesc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tél</text:p>
          </table:table-cell>
          <table:table-cell table:style-name="ce18" office:value-type="string" calcext:value-type="string">
            <text:p>Rter</text:p>
          </table:table-cell>
          <table:table-cell table:style-name="ce24" office:value-type="string" calcext:value-type="string">
            <text:p>Rext</text:p>
          </table:table-cell>
          <table:table-cell table:style-name="ce25" office:value-type="string" calcext:value-type="string">
            <text:p>commune</text:p>
          </table:table-cell>
          <table:table-cell table:style-name="ce25" office:value-type="string" calcext:value-type="string">
            <text:p>long</text:p>
          </table:table-cell>
          <table:table-cell table:style-name="ce25" office:value-type="string" calcext:value-type="string">
            <text:p>lat</text:p>
          </table:table-cell>
          <table:table-cell table:style-name="ce25" office:value-type="string" calcext:value-type="string">
            <text:p>perim</text:p>
          </table:table-cell>
          <table:table-cell table:number-columns-repeated="165"/>
        </table:table-row>
        <table:table-row table:style-name="ro1">
          <table:table-cell table:style-name="ce6"/>
          <table:table-cell table:style-name="ce6" office:value-type="string" calcext:value-type="string">
            <text:p>BOUVET</text:p>
          </table:table-cell>
          <table:table-cell table:style-name="ce6" office:value-type="string" calcext:value-type="string">
            <text:p>Didier</text:p>
          </table:table-cell>
          <table:table-cell office:value-type="string" calcext:value-type="string">
            <text:p>Chargé de mission Conseillers Energie Climat Partagés</text:p>
          </table:table-cell>
          <table:table-cell office:value-type="string" calcext:value-type="string">
            <text:p>PETR d’Argentan,d’Auge, Pays d’Ouche</text:p>
          </table:table-cell>
          <table:table-cell office:value-type="string" calcext:value-type="string">
            <text:p>conseils.enr@orange.fr</text:p>
          </table:table-cell>
          <table:table-cell table:style-name="ce17" office:value-type="string" calcext:value-type="string">
            <text:p>02 33 84 87 23</text:p>
          </table:table-cell>
          <table:table-cell table:number-columns-repeated="171"/>
        </table:table-row>
        <table:table-row table:style-name="ro3">
          <table:table-cell table:style-name="ce6"/>
          <table:table-cell table:style-name="Default" office:value-type="string" calcext:value-type="string">
            <text:p>LETAN</text:p>
          </table:table-cell>
          <table:table-cell table:style-name="Default" office:value-type="string" calcext:value-type="string">
            <text:p>Denis</text:p>
          </table:table-cell>
          <table:table-cell office:value-type="string" calcext:value-type="string">
            <text:p>Chargé de mission Conseillers Energie Climat Partagés</text:p>
          </table:table-cell>
          <table:table-cell table:style-name="ce15" office:value-type="string" calcext:value-type="string">
            <text:p>PNR des Marais du Cotentin et du Bessin</text:p>
          </table:table-cell>
          <table:table-cell table:style-name="Default" office:value-type="string" calcext:value-type="string">
            <text:p>dletan@parc-cotentin-bessin.fr</text:p>
          </table:table-cell>
          <table:table-cell table:style-name="ce11" office:value-type="string" calcext:value-type="string">
            <text:p>02 33 71 61 90</text:p>
          </table:table-cell>
          <table:table-cell table:number-columns-repeated="2"/>
          <table:table-cell table:style-name="ce13" office:value-type="string" calcext:value-type="string">
            <text:p>Carentan-les-Marais </text:p>
          </table:table-cell>
          <table:table-cell office:value-type="string" calcext:value-type="string">
            <text:p>49.321641</text:p>
          </table:table-cell>
          <table:table-cell office:value-type="string" calcext:value-type="string">
            <text:p>-1.2678796</text:p>
          </table:table-cell>
          <table:table-cell table:number-columns-repeated="166"/>
        </table:table-row>
        <table:table-row table:style-name="ro4">
          <table:table-cell/>
          <table:table-cell table:style-name="ce11" office:value-type="string" calcext:value-type="string">
            <text:p>VALLEE</text:p>
          </table:table-cell>
          <table:table-cell table:style-name="ce11" office:value-type="string" calcext:value-type="string">
            <text:p>Priscilla</text:p>
          </table:table-cell>
          <table:table-cell office:value-type="string" calcext:value-type="string">
            <text:p>Chargé de mission Conseillers Energie Climat Partagés</text:p>
          </table:table-cell>
          <table:table-cell table:style-name="ce11" office:value-type="string" calcext:value-type="string">
            <text:p>Pays de la Baie du Mont St Michel</text:p>
          </table:table-cell>
          <table:table-cell table:style-name="ce11" office:value-type="string" calcext:value-type="string">
            <text:p><text:a xlink:href="mailto:pv@pays-baie-mont-saint-michel.fr" xlink:type="simple">pv@pays-baie-mont-saint-michel.fr</text:a></text:p>
          </table:table-cell>
          <table:table-cell table:style-name="ce11" office:value-type="string" calcext:value-type="string">
            <text:p>02 33 79 43 77</text:p>
          </table:table-cell>
          <table:table-cell table:number-columns-repeated="2"/>
          <table:table-cell table:style-name="ce13" office:value-type="string" calcext:value-type="string">
            <text:p>Dol-de-Bretagne </text:p>
          </table:table-cell>
          <table:table-cell office:value-type="string" calcext:value-type="string">
            <text:p>48.550619</text:p>
          </table:table-cell>
          <table:table-cell office:value-type="string" calcext:value-type="string">
            <text:p>-1.7578877</text:p>
          </table:table-cell>
          <table:table-cell table:number-columns-repeated="166"/>
        </table:table-row>
        <table:table-row table:style-name="ro4">
          <table:table-cell/>
          <table:table-cell office:value-type="string" calcext:value-type="string">
            <text:p>LEMAIRE</text:p>
          </table:table-cell>
          <table:table-cell office:value-type="string" calcext:value-type="string">
            <text:p>Fanny</text:p>
          </table:table-cell>
          <table:table-cell office:value-type="string" calcext:value-type="string">
            <text:p>Chargé de mission Conseillers Energie Climat Partagés</text:p>
          </table:table-cell>
          <table:table-cell table:style-name="ce11" office:value-type="string" calcext:value-type="string">
            <text:p>Pays du Bessin au Virois</text:p>
          </table:table-cell>
          <table:table-cell table:style-name="ce11" office:value-type="string" calcext:value-type="string">
            <text:p><text:a xlink:href="mailto:lemaire-fany@orange.fr" xlink:type="simple">lemaire-fany@orange.fr</text:a></text:p>
          </table:table-cell>
          <table:table-cell office:value-type="string" calcext:value-type="string">
            <text:p>02 31 21 06 10</text:p>
          </table:table-cell>
          <table:table-cell table:number-columns-repeated="2"/>
          <table:table-cell office:value-type="string" calcext:value-type="string">
            <text:p>Bayeux</text:p>
          </table:table-cell>
          <table:table-cell office:value-type="string" calcext:value-type="string">
            <text:p>49.2697715</text:p>
          </table:table-cell>
          <table:table-cell office:value-type="string" calcext:value-type="string">
            <text:p>-0.6839037</text:p>
          </table:table-cell>
          <table:table-cell table:number-columns-repeated="166"/>
        </table:table-row>
        <table:table-row table:style-name="ro4">
          <table:table-cell/>
          <table:table-cell office:value-type="string" calcext:value-type="string">
            <text:p>JESTIN</text:p>
          </table:table-cell>
          <table:table-cell office:value-type="string" calcext:value-type="string">
            <text:p>Morgane</text:p>
          </table:table-cell>
          <table:table-cell office:value-type="string" calcext:value-type="string">
            <text:p>Chargé de mission Conseillers Energie Climat Partagés</text:p>
          </table:table-cell>
          <table:table-cell office:value-type="string" calcext:value-type="string">
            <text:p>Pays du Cotentin</text:p>
          </table:table-cell>
          <table:table-cell office:value-type="string" calcext:value-type="string">
            <text:p><text:a xlink:href="mailto:mjestin@cotentin.org" xlink:type="simple">mjestin@cotentin.org</text:a></text:p>
          </table:table-cell>
          <table:table-cell office:value-type="string" calcext:value-type="string">
            <text:p>02 33 53 57 12</text:p>
          </table:table-cell>
          <table:table-cell table:number-columns-repeated="2"/>
          <table:table-cell office:value-type="string" calcext:value-type="string">
            <text:p>Cherbourg Octeville</text:p>
          </table:table-cell>
          <table:table-cell office:value-type="string" calcext:value-type="string">
            <text:p>49.6349175</text:p>
          </table:table-cell>
          <table:table-cell office:value-type="string" calcext:value-type="string">
            <text:p>-1.6556097</text:p>
          </table:table-cell>
          <table:table-cell table:number-columns-repeated="166"/>
        </table:table-row>
        <table:table-row table:style-name="ro4">
          <table:table-cell/>
          <table:table-cell office:value-type="string" calcext:value-type="string">
            <text:p>DUPRIE</text:p>
          </table:table-cell>
          <table:table-cell office:value-type="string" calcext:value-type="string">
            <text:p>Aurélie</text:p>
          </table:table-cell>
          <table:table-cell office:value-type="string" calcext:value-type="string">
            <text:p>Chargé de mission Conseillers Energie Climat Partagés</text:p>
          </table:table-cell>
          <table:table-cell office:value-type="string" calcext:value-type="string">
            <text:p>Pôle métropolitain Caen Métropole</text:p>
          </table:table-cell>
          <table:table-cell office:value-type="string" calcext:value-type="string">
            <text:p><text:a xlink:href="mailto:aurelie.duprie@caen-metropole.fr" xlink:type="simple">aurelie.duprie@caen-metropole.fr</text:a></text:p>
          </table:table-cell>
          <table:table-cell office:value-type="string" calcext:value-type="string">
            <text:p>02 31 86 91 82</text:p>
          </table:table-cell>
          <table:table-cell table:number-columns-repeated="2"/>
          <table:table-cell office:value-type="string" calcext:value-type="string">
            <text:p>Caen</text:p>
          </table:table-cell>
          <table:table-cell office:value-type="string" calcext:value-type="string">
            <text:p>49.1777915</text:p>
          </table:table-cell>
          <table:table-cell office:value-type="string" calcext:value-type="string">
            <text:p>-0.3506767</text:p>
          </table:table-cell>
          <table:table-cell table:number-columns-repeated="166"/>
        </table:table-row>
        <table:table-row table:style-name="ro5">
          <table:table-cell/>
          <table:table-cell office:value-type="string" calcext:value-type="string">
            <text:p>LEGER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Chargé de mission Conseillers Energie Climat Partagés</text:p>
          </table:table-cell>
          <table:table-cell office:value-type="string" calcext:value-type="string">
            <text:p>PNR Normandie Maine</text:p>
          </table:table-cell>
          <table:table-cell office:value-type="string" calcext:value-type="string">
            <text:p><text:a xlink:href="mailto:manuel.leger@parc-normandie-maine.fr" xlink:type="simple">manuel.leger@parc-normandie-maine.fr</text:a></text:p>
          </table:table-cell>
          <table:table-cell office:value-type="string" calcext:value-type="string">
            <text:p>02 33 81 75 79</text:p>
          </table:table-cell>
          <table:table-cell table:style-name="ce21"/>
          <table:table-cell/>
          <table:table-cell office:value-type="string" calcext:value-type="string">
            <text:p>Carrouges</text:p>
          </table:table-cell>
          <table:table-cell office:value-type="string" calcext:value-type="string">
            <text:p>48.5675061</text:p>
          </table:table-cell>
          <table:table-cell office:value-type="string" calcext:value-type="string">
            <text:p>-0.1609395</text:p>
          </table:table-cell>
          <table:table-cell table:number-columns-repeated="166"/>
        </table:table-row>
        <table:table-row table:style-name="ro5">
          <table:table-cell/>
          <table:table-cell office:value-type="string" calcext:value-type="string">
            <text:p>BRUNET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Chargé de mission Conseillers Energie Climat Partagés</text:p>
          </table:table-cell>
          <table:table-cell office:value-type="string" calcext:value-type="string">
            <text:p>Pays d’Auge</text:p>
          </table:table-cell>
          <table:table-cell office:value-type="string" calcext:value-type="string">
            <text:p><text:a xlink:href="mailto:florent.brunet@pays-auge.fr" xlink:type="simple">florent.brunet@pays-auge.fr</text:a></text:p>
          </table:table-cell>
          <table:table-cell office:value-type="string" calcext:value-type="string">
            <text:p>02 31 61 55 90</text:p>
          </table:table-cell>
          <table:table-cell table:number-columns-repeated="2"/>
          <table:table-cell office:value-type="string" calcext:value-type="string">
            <text:p>Lisieux</text:p>
          </table:table-cell>
          <table:table-cell office:value-type="string" calcext:value-type="string">
            <text:p>49.14345</text:p>
          </table:table-cell>
          <table:table-cell office:value-type="string" calcext:value-type="string">
            <text:p>0.2587645</text:p>
          </table:table-cell>
          <table:table-cell table:number-columns-repeated="166"/>
        </table:table-row>
        <table:table-row table:style-name="ro4">
          <table:table-cell/>
          <table:table-cell office:value-type="string" calcext:value-type="string">
            <text:p>HAMELIN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hargé de mission Conseillers Energie Climat Partagés</text:p>
          </table:table-cell>
          <table:table-cell office:value-type="string" calcext:value-type="string">
            <text:p>Pays Saint Lois</text:p>
          </table:table-cell>
          <table:table-cell office:value-type="string" calcext:value-type="string">
            <text:p><text:a xlink:href="mailto:paul.hamelin@saint-lo-agglo.fr" xlink:type="simple">paul.hamelin@saint-lo-agglo.fr</text:a></text:p>
          </table:table-cell>
          <table:table-cell office:value-type="string" calcext:value-type="string">
            <text:p>02 14 29 00 59</text:p>
          </table:table-cell>
          <table:table-cell table:style-name="ce21"/>
          <table:table-cell/>
          <table:table-cell office:value-type="string" calcext:value-type="string">
            <text:p>Saint Lô</text:p>
          </table:table-cell>
          <table:table-cell office:value-type="string" calcext:value-type="string">
            <text:p>49.1231648</text:p>
          </table:table-cell>
          <table:table-cell office:value-type="string" calcext:value-type="string">
            <text:p>-1.1027979</text:p>
          </table:table-cell>
          <table:table-cell table:number-columns-repeated="166"/>
        </table:table-row>
        <table:table-row table:style-name="ro5">
          <table:table-cell/>
          <table:table-cell office:value-type="string" calcext:value-type="string">
            <text:p>BAUR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Chargé de mission Conseillers Energie Climat Partagés</text:p>
          </table:table-cell>
          <table:table-cell office:value-type="string" calcext:value-type="string">
            <text:p>PNR du Perche</text:p>
          </table:table-cell>
          <table:table-cell office:value-type="string" calcext:value-type="string">
            <text:p><text:a xlink:href="mailto:c.baur@parc-naturel-perche.fr" xlink:type="simple">c.baur@parc-naturel-perche.fr</text:a></text:p>
          </table:table-cell>
          <table:table-cell office:value-type="string" calcext:value-type="string">
            <text:p>02 33 85 36 36</text:p>
          </table:table-cell>
          <table:table-cell table:number-columns-repeated="2"/>
          <table:table-cell office:value-type="string" calcext:value-type="string">
            <text:p>Nocé</text:p>
          </table:table-cell>
          <table:table-cell office:value-type="string" calcext:value-type="string">
            <text:p>48.3970465</text:p>
          </table:table-cell>
          <table:table-cell office:value-type="string" calcext:value-type="string">
            <text:p>0.6688023</text:p>
          </table:table-cell>
          <table:table-cell table:number-columns-repeated="166"/>
        </table:table-row>
        <table:table-row table:style-name="ro1">
          <table:table-cell/>
          <table:table-cell office:value-type="string" calcext:value-type="string">
            <text:p>DUPLESSY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Responsable du bureau Aménagement Durable</text:p>
          </table:table-cell>
          <table:table-cell office:value-type="string" calcext:value-type="string">
            <text:p>DDTM 76</text:p>
          </table:table-cell>
          <table:table-cell office:value-type="string" calcext:value-type="string">
            <text:p>sophie.duplessy@seine-maritime.gouv.fr</text:p>
          </table:table-cell>
          <table:table-cell office:value-type="string" calcext:value-type="string">
            <text:p>02 35 58 55 61</text:p>
          </table:table-cell>
          <table:table-cell table:style-name="ce21"/>
          <table:table-cell/>
          <table:table-cell office:value-type="string" calcext:value-type="string">
            <text:p>Rouen</text:p>
          </table:table-cell>
          <table:table-cell office:value-type="string" calcext:value-type="string">
            <text:p>49.4354528</text:p>
          </table:table-cell>
          <table:table-cell office:value-type="string" calcext:value-type="string">
            <text:p>1.0874914</text:p>
          </table:table-cell>
          <table:table-cell table:number-columns-repeated="166"/>
        </table:table-row>
        <table:table-row table:style-name="ro1">
          <table:table-cell/>
          <table:table-cell office:value-type="string" calcext:value-type="string">
            <text:p>CATOIS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Chargé de mission transition énergétique</text:p>
          </table:table-cell>
          <table:table-cell office:value-type="string" calcext:value-type="string">
            <text:p>DDTM 76</text:p>
          </table:table-cell>
          <table:table-cell office:value-type="string" calcext:value-type="string">
            <text:p>florence.catois@seine-maritime.gouv.fr</text:p>
          </table:table-cell>
          <table:table-cell office:value-type="string" calcext:value-type="string">
            <text:p>02 32 18 94 44</text:p>
          </table:table-cell>
          <table:table-cell table:style-name="ce21"/>
          <table:table-cell/>
          <table:table-cell office:value-type="string" calcext:value-type="string">
            <text:p>Rouen</text:p>
          </table:table-cell>
          <table:table-cell office:value-type="string" calcext:value-type="string">
            <text:p>49.4354528</text:p>
          </table:table-cell>
          <table:table-cell office:value-type="string" calcext:value-type="string">
            <text:p>1.0874914</text:p>
          </table:table-cell>
          <table:table-cell table:number-columns-repeated="166"/>
        </table:table-row>
        <table:table-row table:style-name="ro1">
          <table:table-cell/>
          <table:table-cell office:value-type="string" calcext:value-type="string">
            <text:p>DEBORDE 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Responsable de la mission Développement Durable</text:p>
          </table:table-cell>
          <table:table-cell office:value-type="string" calcext:value-type="string">
            <text:p>DDT 61</text:p>
          </table:table-cell>
          <table:table-cell office:value-type="string" calcext:value-type="string">
            <text:p>isabelle.deborde@orne.gouv.fr</text:p>
          </table:table-cell>
          <table:table-cell office:value-type="string" calcext:value-type="string">
            <text:p>02 33 32 71 91</text:p>
          </table:table-cell>
          <table:table-cell table:style-name="ce21"/>
          <table:table-cell/>
          <table:table-cell office:value-type="string" calcext:value-type="string">
            <text:p>Alençon</text:p>
          </table:table-cell>
          <table:table-cell office:value-type="string" calcext:value-type="string">
            <text:p>48.4355873</text:p>
          </table:table-cell>
          <table:table-cell office:value-type="string" calcext:value-type="string">
            <text:p>0.0855658</text:p>
          </table:table-cell>
          <table:table-cell table:number-columns-repeated="166"/>
        </table:table-row>
        <table:table-row table:style-name="ro6">
          <table:table-cell/>
          <table:table-cell office:value-type="string" calcext:value-type="string">
            <text:p>BUCHERY</text:p>
          </table:table-cell>
          <table:table-cell office:value-type="string" calcext:value-type="string">
            <text:p>Joël</text:p>
          </table:table-cell>
          <table:table-cell office:value-type="string" calcext:value-type="string">
            <text:p>Chargé de mission transition énergétique</text:p>
          </table:table-cell>
          <table:table-cell office:value-type="string" calcext:value-type="string">
            <text:p>DDT 61</text:p>
          </table:table-cell>
          <table:table-cell table:style-name="ce16" office:value-type="string" calcext:value-type="string">
            <text:p><text:a xlink:href="mailto:ddt-transition-energetique@orne.gouv.fr" xlink:type="simple">ddt-transition-energetique@orne.gouv.fr</text:a> </text:p>
          </table:table-cell>
          <table:table-cell table:style-name="ce16" office:value-type="string" calcext:value-type="string">
            <text:p>02 33 32 51 07 </text:p>
          </table:table-cell>
          <table:table-cell table:style-name="ce21"/>
          <table:table-cell/>
          <table:table-cell office:value-type="string" calcext:value-type="string">
            <text:p>Alençon</text:p>
          </table:table-cell>
          <table:table-cell office:value-type="string" calcext:value-type="string">
            <text:p>48.4355873</text:p>
          </table:table-cell>
          <table:table-cell office:value-type="string" calcext:value-type="string">
            <text:p>0.0855658</text:p>
          </table:table-cell>
          <table:table-cell table:number-columns-repeated="166"/>
        </table:table-row>
        <table:table-row table:style-name="ro1">
          <table:table-cell/>
          <table:table-cell office:value-type="string" calcext:value-type="string">
            <text:p>MARIE-HUET</text:p>
          </table:table-cell>
          <table:table-cell office:value-type="string" calcext:value-type="string">
            <text:p>Isabelle</text:p>
          </table:table-cell>
          <table:table-cell office:value-type="string" calcext:value-type="string">
            <text:p>Responsable du pôle aménagement, construction et transition énergétique</text:p>
          </table:table-cell>
          <table:table-cell office:value-type="string" calcext:value-type="string">
            <text:p>DDTM14</text:p>
          </table:table-cell>
          <table:table-cell office:value-type="string" calcext:value-type="string">
            <text:p>isabelle.marie-huet@calvados.gouv.fr</text:p>
          </table:table-cell>
          <table:table-cell office:value-type="string" calcext:value-type="string">
            <text:p>02 31 43 16 53</text:p>
          </table:table-cell>
          <table:table-cell table:style-name="ce21"/>
          <table:table-cell/>
          <table:table-cell office:value-type="string" calcext:value-type="string">
            <text:p>Caen</text:p>
          </table:table-cell>
          <table:table-cell office:value-type="string" calcext:value-type="string">
            <text:p>49.199828</text:p>
          </table:table-cell>
          <table:table-cell office:value-type="string" calcext:value-type="string">
            <text:p>-0.3513408</text:p>
          </table:table-cell>
          <table:table-cell table:number-columns-repeated="166"/>
        </table:table-row>
        <table:table-row table:style-name="ro1">
          <table:table-cell/>
          <table:table-cell office:value-type="string" calcext:value-type="string">
            <text:p>GOILLOT</text:p>
          </table:table-cell>
          <table:table-cell office:value-type="string" calcext:value-type="string">
            <text:p>Corinne</text:p>
          </table:table-cell>
          <table:table-cell office:value-type="string" calcext:value-type="string">
            <text:p>Responsable de l’unité gestion de l’espace</text:p>
          </table:table-cell>
          <table:table-cell office:value-type="string" calcext:value-type="string">
            <text:p>DDTM 27</text:p>
          </table:table-cell>
          <table:table-cell office:value-type="string" calcext:value-type="string">
            <text:p>corinne.goillot@eure.gouv.fr</text:p>
          </table:table-cell>
          <table:table-cell office:value-type="string" calcext:value-type="string">
            <text:p>02 32 29 62 20</text:p>
          </table:table-cell>
          <table:table-cell/>
          <table:table-cell table:style-name="ce21"/>
          <table:table-cell office:value-type="string" calcext:value-type="string">
            <text:p>Evreux</text:p>
          </table:table-cell>
          <table:table-cell office:value-type="string" calcext:value-type="string">
            <text:p>49.0228938</text:p>
          </table:table-cell>
          <table:table-cell office:value-type="string" calcext:value-type="string">
            <text:p>1.1374267</text:p>
          </table:table-cell>
          <table:table-cell table:number-columns-repeated="166"/>
        </table:table-row>
        <table:table-row table:style-name="ro1">
          <table:table-cell/>
          <table:table-cell office:value-type="string" calcext:value-type="string">
            <text:p>COTO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Chargé de mission transition énergétique</text:p>
          </table:table-cell>
          <table:table-cell office:value-type="string" calcext:value-type="string">
            <text:p>DDTM 27</text:p>
          </table:table-cell>
          <table:table-cell office:value-type="string" calcext:value-type="string">
            <text:p>elisabeth.coto@eure.gouv.fr</text:p>
          </table:table-cell>
          <table:table-cell office:value-type="string" calcext:value-type="string">
            <text:p>02 32 29 60 11</text:p>
          </table:table-cell>
          <table:table-cell/>
          <table:table-cell table:style-name="ce21"/>
          <table:table-cell office:value-type="string" calcext:value-type="string">
            <text:p>Evreux</text:p>
          </table:table-cell>
          <table:table-cell office:value-type="string" calcext:value-type="string">
            <text:p>49.0228938</text:p>
          </table:table-cell>
          <table:table-cell office:value-type="string" calcext:value-type="string">
            <text:p>1.1374267</text:p>
          </table:table-cell>
          <table:table-cell table:number-columns-repeated="166"/>
        </table:table-row>
        <table:table-row table:style-name="ro4">
          <table:table-cell/>
          <table:table-cell office:value-type="string" calcext:value-type="string">
            <text:p>MARC</text:p>
          </table:table-cell>
          <table:table-cell office:value-type="string" calcext:value-type="string">
            <text:p>Jean-Michel</text:p>
          </table:table-cell>
          <table:table-cell table:style-name="ce13" office:value-type="string" calcext:value-type="string">
            <text:p>Responsable de l'unité Aide à l’émergence de projets d’aménagement durable</text:p>
          </table:table-cell>
          <table:table-cell office:value-type="string" calcext:value-type="string">
            <text:p>DDTM 50</text:p>
          </table:table-cell>
          <table:table-cell office:value-type="string" calcext:value-type="string">
            <text:p>jean-michel.marc@manche.gouv.fr</text:p>
          </table:table-cell>
          <table:table-cell office:value-type="string" calcext:value-type="string">
            <text:p>02 33 06 38 14</text:p>
          </table:table-cell>
          <table:table-cell table:style-name="ce21"/>
          <table:table-cell/>
          <table:table-cell office:value-type="string" calcext:value-type="string">
            <text:p>Saint Lô</text:p>
          </table:table-cell>
          <table:table-cell office:value-type="string" calcext:value-type="string">
            <text:p>49.1181285</text:p>
          </table:table-cell>
          <table:table-cell office:value-type="string" calcext:value-type="string">
            <text:p>-1.0992695</text:p>
          </table:table-cell>
          <table:table-cell table:number-columns-repeated="166"/>
        </table:table-row>
        <table:table-row table:style-name="ro1">
          <table:table-cell/>
          <table:table-cell office:value-type="string" calcext:value-type="string">
            <text:p>TABOUREL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Chargé de mission observatoire, SRCAE et transition énergétique</text:p>
          </table:table-cell>
          <table:table-cell office:value-type="string" calcext:value-type="string">
            <text:p>DREAL Normandie</text:p>
          </table:table-cell>
          <table:table-cell office:value-type="string" calcext:value-type="string">
            <text:p>patrick.tabourel@developpement-durable.gouv.fr</text:p>
          </table:table-cell>
          <table:table-cell office:value-type="string" calcext:value-type="string">
            <text:p>02 50 <text:s/>01 83 71</text:p>
          </table:table-cell>
          <table:table-cell table:number-columns-repeated="2"/>
          <table:table-cell office:value-type="string" calcext:value-type="string">
            <text:p>Caen</text:p>
          </table:table-cell>
          <table:table-cell office:value-type="string" calcext:value-type="string">
            <text:p>49.3429934</text:p>
          </table:table-cell>
          <table:table-cell office:value-type="string" calcext:value-type="string">
            <text:p>-0.3860857</text:p>
          </table:table-cell>
          <table:table-cell table:number-columns-repeated="166"/>
        </table:table-row>
        <table:table-row table:style-name="ro6">
          <table:table-cell/>
          <table:table-cell office:value-type="string" calcext:value-type="string">
            <text:p>GACHIGNAT</text:p>
          </table:table-cell>
          <table:table-cell office:value-type="string" calcext:value-type="string">
            <text:p>Cyrille</text:p>
          </table:table-cell>
          <table:table-cell office:value-type="string" calcext:value-type="string">
            <text:p>Chef du Bureau Climat Air Energie</text:p>
          </table:table-cell>
          <table:table-cell office:value-type="string" calcext:value-type="string">
            <text:p>DREAL Normandie</text:p>
          </table:table-cell>
          <table:table-cell office:value-type="string" calcext:value-type="string">
            <text:p><text:a xlink:href="mailto:cyrille.gachignat@developpement-durable.gouv.fr" xlink:type="simple">cyrille.gachignat@developpement-durable.gouv.fr</text:a></text:p>
          </table:table-cell>
          <table:table-cell office:value-type="string" calcext:value-type="string">
            <text:p>02 50 01 84 55</text:p>
          </table:table-cell>
          <table:table-cell table:number-columns-repeated="2"/>
          <table:table-cell office:value-type="string" calcext:value-type="string">
            <text:p>Caen</text:p>
          </table:table-cell>
          <table:table-cell office:value-type="string" calcext:value-type="string">
            <text:p>49.3429934</text:p>
          </table:table-cell>
          <table:table-cell office:value-type="string" calcext:value-type="string">
            <text:p>-0.3860857</text:p>
          </table:table-cell>
          <table:table-cell table:number-columns-repeated="166"/>
        </table:table-row>
        <table:table-row table:style-name="ro6">
          <table:table-cell/>
          <table:table-cell office:value-type="string" calcext:value-type="string">
            <text:p>MONROUX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Adjointe en charge de la transition énergétique et de la croissance verte</text:p>
          </table:table-cell>
          <table:table-cell office:value-type="string" calcext:value-type="string">
            <text:p>DREAL Normandie</text:p>
          </table:table-cell>
          <table:table-cell office:value-type="string" calcext:value-type="string">
            <text:p><text:a xlink:href="mailto:florence.monroux@developpement-durable.gouv.fr" xlink:type="simple">florence.monroux@developpement-durable.gouv.fr</text:a></text:p>
          </table:table-cell>
          <table:table-cell office:value-type="string" calcext:value-type="string">
            <text:p>02 32 18 97 20</text:p>
          </table:table-cell>
          <table:table-cell table:number-columns-repeated="2"/>
          <table:table-cell office:value-type="string" calcext:value-type="string">
            <text:p>Rouen</text:p>
          </table:table-cell>
          <table:table-cell office:value-type="string" calcext:value-type="string">
            <text:p>49.4354528</text:p>
          </table:table-cell>
          <table:table-cell office:value-type="string" calcext:value-type="string">
            <text:p>1.0896801</text:p>
          </table:table-cell>
          <table:table-cell table:number-columns-repeated="166"/>
        </table:table-row>
        <table:table-row table:style-name="ro1">
          <table:table-cell/>
          <table:table-cell office:value-type="string" calcext:value-type="string">
            <text:p>LEPETIT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Chef du Service Energie, Climat, Logement et Aménagement Durable</text:p>
          </table:table-cell>
          <table:table-cell office:value-type="string" calcext:value-type="string">
            <text:p>DREAL Normandie</text:p>
          </table:table-cell>
          <table:table-cell office:value-type="string" calcext:value-type="string">
            <text:p>dominique.lepetit@developpement-durable.gouv.fr</text:p>
          </table:table-cell>
          <table:table-cell office:value-type="string" calcext:value-type="string">
            <text:p>02 32 18 97 31</text:p>
          </table:table-cell>
          <table:table-cell table:number-columns-repeated="2"/>
          <table:table-cell office:value-type="string" calcext:value-type="string">
            <text:p>Rouen</text:p>
          </table:table-cell>
          <table:table-cell office:value-type="string" calcext:value-type="string">
            <text:p>49.4354528</text:p>
          </table:table-cell>
          <table:table-cell office:value-type="string" calcext:value-type="string">
            <text:p>1.0896801</text:p>
          </table:table-cell>
          <table:table-cell table:number-columns-repeated="166"/>
        </table:table-row>
        <table:table-row table:style-name="ro6">
          <table:table-cell/>
          <table:table-cell office:value-type="string" calcext:value-type="string">
            <text:p>MORICET </text:p>
          </table:table-cell>
          <table:table-cell office:value-type="string" calcext:value-type="string">
            <text:p>Peggy</text:p>
          </table:table-cell>
          <table:table-cell office:value-type="string" calcext:value-type="string">
            <text:p>Chagée de mission Agenda 21 et développement durable</text:p>
          </table:table-cell>
          <table:table-cell office:value-type="string" calcext:value-type="string">
            <text:p>Caen la mer</text:p>
          </table:table-cell>
          <table:table-cell office:value-type="string" calcext:value-type="string">
            <text:p><text:a xlink:href="mailto:p.moricet@agglo-caen.fr" xlink:type="simple">p.moricet@agglo-caen.fr</text:a></text:p>
          </table:table-cell>
          <table:table-cell table:number-columns-repeated="3"/>
          <table:table-cell office:value-type="string" calcext:value-type="string">
            <text:p>Caen</text:p>
          </table:table-cell>
          <table:table-cell office:value-type="string" calcext:value-type="string">
            <text:p>49.1782792</text:p>
          </table:table-cell>
          <table:table-cell office:value-type="string" calcext:value-type="string">
            <text:p>-0.3504896</text:p>
          </table:table-cell>
          <table:table-cell table:number-columns-repeated="166"/>
        </table:table-row>
        <table:table-row table:style-name="ro1">
          <table:table-cell/>
          <table:table-cell office:value-type="string" calcext:value-type="string">
            <text:p>AUBERT-DOZEVILLE</text:p>
          </table:table-cell>
          <table:table-cell office:value-type="string" calcext:value-type="string">
            <text:p>Emeline</text:p>
          </table:table-cell>
          <table:table-cell/>
          <table:table-cell office:value-type="string" calcext:value-type="string">
            <text:p>Caen la mer</text:p>
          </table:table-cell>
          <table:table-cell office:value-type="string" calcext:value-type="string">
            <text:p>e.aubert-dozeville@agglo-caen.fr</text:p>
          </table:table-cell>
          <table:table-cell table:number-columns-repeated="3"/>
          <table:table-cell office:value-type="string" calcext:value-type="string">
            <text:p>Caen</text:p>
          </table:table-cell>
          <table:table-cell office:value-type="string" calcext:value-type="string">
            <text:p>49.1782792</text:p>
          </table:table-cell>
          <table:table-cell office:value-type="string" calcext:value-type="string">
            <text:p>-0.3504896</text:p>
          </table:table-cell>
          <table:table-cell table:number-columns-repeated="166"/>
        </table:table-row>
        <table:table-row table:style-name="ro6">
          <table:table-cell/>
          <table:table-cell office:value-type="string" calcext:value-type="string">
            <text:p>DUPRIÉ</text:p>
          </table:table-cell>
          <table:table-cell office:value-type="string" calcext:value-type="string">
            <text:p>Aurélie</text:p>
          </table:table-cell>
          <table:table-cell office:value-type="string" calcext:value-type="string">
            <text:p>Chargée de mission Environnement</text:p>
          </table:table-cell>
          <table:table-cell office:value-type="string" calcext:value-type="string">
            <text:p>Syndicat Mixte Caen-Métropole</text:p>
          </table:table-cell>
          <table:table-cell office:value-type="string" calcext:value-type="string">
            <text:p><text:a xlink:href="mailto:aurelie.duprie@caen-metropole.fr" xlink:type="simple">aurelie.duprie@caen-metropole.fr</text:a></text:p>
          </table:table-cell>
          <table:table-cell table:number-columns-repeated="3"/>
          <table:table-cell office:value-type="string" calcext:value-type="string">
            <text:p>Caen</text:p>
          </table:table-cell>
          <table:table-cell office:value-type="string" calcext:value-type="string">
            <text:p>49.1768246</text:p>
          </table:table-cell>
          <table:table-cell office:value-type="string" calcext:value-type="string">
            <text:p>-0.3531308</text:p>
          </table:table-cell>
          <table:table-cell table:number-columns-repeated="166"/>
        </table:table-row>
        <table:table-row table:style-name="ro1">
          <table:table-cell/>
          <table:table-cell office:value-type="string" calcext:value-type="string">
            <text:p><text:s/>ALLAIN</text:p>
          </table:table-cell>
          <table:table-cell office:value-type="string" calcext:value-type="string">
            <text:p>Vanida</text:p>
          </table:table-cell>
          <table:table-cell office:value-type="string" calcext:value-type="string">
            <text:p>Chef des services Développement Durable et Energie</text:p>
          </table:table-cell>
          <table:table-cell office:value-type="string" calcext:value-type="string">
            <text:p>Ville de CAEN</text:p>
          </table:table-cell>
          <table:table-cell office:value-type="string" calcext:value-type="string">
            <text:p>vallain@caen.fr</text:p>
          </table:table-cell>
          <table:table-cell/>
          <table:table-cell table:style-name="ce21"/>
          <table:table-cell/>
          <table:table-cell office:value-type="string" calcext:value-type="string">
            <text:p>Caen</text:p>
          </table:table-cell>
          <table:table-cell office:value-type="string" calcext:value-type="string">
            <text:p>49.1893111</text:p>
          </table:table-cell>
          <table:table-cell office:value-type="string" calcext:value-type="string">
            <text:p>-0.4117792</text:p>
          </table:table-cell>
          <table:table-cell table:number-columns-repeated="166"/>
        </table:table-row>
        <table:table-row table:style-name="ro1">
          <table:table-cell/>
          <table:table-cell office:value-type="string" calcext:value-type="string">
            <text:p>ESPALLARGAS</text:p>
          </table:table-cell>
          <table:table-cell office:value-type="string" calcext:value-type="string">
            <text:p>Valérie</text:p>
          </table:table-cell>
          <table:table-cell office:value-type="string" calcext:value-type="string">
            <text:p>Directrice générale des services</text:p>
          </table:table-cell>
          <table:table-cell office:value-type="string" calcext:value-type="string">
            <text:p>CdC du Pays de Condé et de la Druance</text:p>
          </table:table-cell>
          <table:table-cell office:value-type="string" calcext:value-type="string">
            <text:p>vespallargas@condeintercom.fr</text:p>
          </table:table-cell>
          <table:table-cell table:number-columns-repeated="2"/>
          <table:table-cell table:style-name="ce21"/>
          <table:table-cell office:value-type="string" calcext:value-type="string">
            <text:p>Condé-sur-Noireau</text:p>
          </table:table-cell>
          <table:table-cell office:value-type="string" calcext:value-type="string">
            <text:p>48.8504409</text:p>
          </table:table-cell>
          <table:table-cell office:value-type="string" calcext:value-type="string">
            <text:p>-0.5558501</text:p>
          </table:table-cell>
          <table:table-cell table:number-columns-repeated="166"/>
        </table:table-row>
        <table:table-row table:style-name="ro1">
          <table:table-cell/>
          <table:table-cell office:value-type="string" calcext:value-type="string">
            <text:p>NGO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Chargée de projet énergie/ CEP</text:p>
          </table:table-cell>
          <table:table-cell office:value-type="string" calcext:value-type="string">
            <text:p>Communauté d'Agglomération Seine-Eure</text:p>
          </table:table-cell>
          <table:table-cell office:value-type="string" calcext:value-type="string">
            <text:p><text:span text:style-name="T1"><text:a xlink:href="mailto:julie.ngo@seine-eure.com" xlink:type="simple">julie.ngo@seine-eure.com</text:a></text:span></text:p>
          </table:table-cell>
          <table:table-cell/>
          <table:table-cell table:style-name="ce21"/>
          <table:table-cell/>
          <table:table-cell office:value-type="string" calcext:value-type="string">
            <text:p>Louviers</text:p>
          </table:table-cell>
          <table:table-cell office:value-type="string" calcext:value-type="string">
            <text:p>49.215033</text:p>
          </table:table-cell>
          <table:table-cell office:value-type="string" calcext:value-type="string">
            <text:p>1.1660717</text:p>
          </table:table-cell>
          <table:table-cell table:number-columns-repeated="166"/>
        </table:table-row>
        <table:table-row table:style-name="ro1">
          <table:table-cell/>
          <table:table-cell office:value-type="string" calcext:value-type="string">
            <text:p>ROBINET</text:p>
          </table:table-cell>
          <table:table-cell office:value-type="string" calcext:value-type="string">
            <text:p>Stéphanie</text:p>
          </table:table-cell>
          <table:table-cell office:value-type="string" calcext:value-type="string">
            <text:p>Responsable du pôle Environnement</text:p>
          </table:table-cell>
          <table:table-cell office:value-type="string" calcext:value-type="string">
            <text:p>Conseil départemental de l'Eure</text:p>
          </table:table-cell>
          <table:table-cell office:value-type="string" calcext:value-type="string">
            <text:p><text:span text:style-name="T1"><text:a xlink:href="mailto:stephanie.robinet@eure.fr" xlink:type="simple">stephanie.robinet@eure.fr</text:a></text:span></text:p>
          </table:table-cell>
          <table:table-cell/>
          <table:table-cell table:style-name="ce21"/>
          <table:table-cell/>
          <table:table-cell office:value-type="string" calcext:value-type="string">
            <text:p>Evreux</text:p>
          </table:table-cell>
          <table:table-cell office:value-type="string" calcext:value-type="string">
            <text:p>49.0251069</text:p>
          </table:table-cell>
          <table:table-cell office:value-type="string" calcext:value-type="string">
            <text:p>,1.1416179</text:p>
          </table:table-cell>
          <table:table-cell table:number-columns-repeated="166"/>
        </table:table-row>
        <table:table-row table:style-name="ro1">
          <table:table-cell/>
          <table:table-cell office:value-type="string" calcext:value-type="string">
            <text:p>MANSOUR</text:p>
          </table:table-cell>
          <table:table-cell office:value-type="string" calcext:value-type="string">
            <text:p>Cyrille</text:p>
          </table:table-cell>
          <table:table-cell office:value-type="string" calcext:value-type="string">
            <text:p>Directeur du Pays</text:p>
          </table:table-cell>
          <table:table-cell office:value-type="string" calcext:value-type="string">
            <text:p>Pays du Roumois</text:p>
          </table:table-cell>
          <table:table-cell office:value-type="string" calcext:value-type="string">
            <text:p>cyrille.mansour@roumois.fr</text:p>
          </table:table-cell>
          <table:table-cell/>
          <table:table-cell table:style-name="ce21"/>
          <table:table-cell/>
          <table:table-cell office:value-type="string" calcext:value-type="string">
            <text:p>Bourgtheroulde-Infreville</text:p>
          </table:table-cell>
          <table:table-cell office:value-type="string" calcext:value-type="string">
            <text:p>49.300424</text:p>
          </table:table-cell>
          <table:table-cell office:value-type="string" calcext:value-type="string">
            <text:p>,0.8727693</text:p>
          </table:table-cell>
          <table:table-cell table:number-columns-repeated="166"/>
        </table:table-row>
        <table:table-row table:style-name="ro6">
          <table:table-cell/>
          <table:table-cell office:value-type="string" calcext:value-type="string">
            <text:p>LETAN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Chargé de mission PCET</text:p>
          </table:table-cell>
          <table:table-cell office:value-type="string" calcext:value-type="string">
            <text:p>Communauté de Communes Sèves-Taute</text:p>
          </table:table-cell>
          <table:table-cell office:value-type="string" calcext:value-type="string">
            <text:p><text:a xlink:href="mailto:dletan@parc-cotentin-bessin.fr" xlink:type="simple">dletan@parc-cotentin-bessin.fr</text:a></text:p>
          </table:table-cell>
          <table:table-cell table:number-columns-repeated="3"/>
          <table:table-cell office:value-type="string" calcext:value-type="string">
            <text:p>Périers </text:p>
          </table:table-cell>
          <table:table-cell office:value-type="string" calcext:value-type="string">
            <text:p>49.1836811</text:p>
          </table:table-cell>
          <table:table-cell office:value-type="string" calcext:value-type="string">
            <text:p>-1.4064753</text:p>
          </table:table-cell>
          <table:table-cell table:number-columns-repeated="166"/>
        </table:table-row>
        <table:table-row table:style-name="ro1"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ean-Luc</text:p>
          </table:table-cell>
          <table:table-cell office:value-type="string" calcext:value-type="string">
            <text:p>Directeur de l'Environnement et de l'Energie (D2E)</text:p>
          </table:table-cell>
          <table:table-cell office:value-type="string" calcext:value-type="string">
            <text:p>Communauté urbaine de Cherbourg</text:p>
          </table:table-cell>
          <table:table-cell office:value-type="string" calcext:value-type="string">
            <text:p>philippe.menut@cuc-cherbourg.fr</text:p>
          </table:table-cell>
          <table:table-cell/>
          <table:table-cell table:style-name="ce21"/>
          <table:table-cell/>
          <table:table-cell office:value-type="string" calcext:value-type="string">
            <text:p>Cherbourg-Octeville </text:p>
          </table:table-cell>
          <table:table-cell office:value-type="string" calcext:value-type="string">
            <text:p>49.6227077</text:p>
          </table:table-cell>
          <table:table-cell office:value-type="string" calcext:value-type="string">
            <text:p>-1.661231</text:p>
          </table:table-cell>
          <table:table-cell table:number-columns-repeated="166"/>
        </table:table-row>
        <table:table-row table:style-name="ro1">
          <table:table-cell/>
          <table:table-cell office:value-type="string" calcext:value-type="string">
            <text:p>BALAGUER</text:p>
          </table:table-cell>
          <table:table-cell office:value-type="string" calcext:value-type="string">
            <text:p>Valérie</text:p>
          </table:table-cell>
          <table:table-cell office:value-type="string" calcext:value-type="string">
            <text:p>Chef du service de la transition écologique</text:p>
          </table:table-cell>
          <table:table-cell office:value-type="string" calcext:value-type="string">
            <text:p>Conseil général de la Manche</text:p>
          </table:table-cell>
          <table:table-cell office:value-type="string" calcext:value-type="string">
            <text:p>valerie.balaguer@manche.fr</text:p>
          </table:table-cell>
          <table:table-cell table:number-columns-repeated="3"/>
          <table:table-cell office:value-type="string" calcext:value-type="string">
            <text:p>Saint-Lô </text:p>
          </table:table-cell>
          <table:table-cell office:value-type="string" calcext:value-type="string">
            <text:p>49.0398434</text:p>
          </table:table-cell>
          <table:table-cell office:value-type="string" calcext:value-type="string">
            <text:p>-1.9817245</text:p>
          </table:table-cell>
          <table:table-cell table:number-columns-repeated="166"/>
        </table:table-row>
        <table:table-row table:style-name="ro1">
          <table:table-cell/>
          <table:table-cell office:value-type="string" calcext:value-type="string">
            <text:p>COLIN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Directrice en charge de la définition des politiques publiques</text:p>
          </table:table-cell>
          <table:table-cell office:value-type="string" calcext:value-type="string">
            <text:p>CdC du Mortainais</text:p>
          </table:table-cell>
          <table:table-cell office:value-type="string" calcext:value-type="string">
            <text:p>laurence.colin@mortainais.fr</text:p>
          </table:table-cell>
          <table:table-cell table:number-columns-repeated="3"/>
          <table:table-cell office:value-type="string" calcext:value-type="string">
            <text:p>Mortain </text:p>
          </table:table-cell>
          <table:table-cell office:value-type="string" calcext:value-type="string">
            <text:p>48.648719</text:p>
          </table:table-cell>
          <table:table-cell office:value-type="string" calcext:value-type="string">
            <text:p>-0.9381267</text:p>
          </table:table-cell>
          <table:table-cell table:number-columns-repeated="166"/>
        </table:table-row>
        <table:table-row table:style-name="ro6">
          <table:table-cell/>
          <table:table-cell office:value-type="string" calcext:value-type="string">
            <text:p>HUREL</text:p>
          </table:table-cell>
          <table:table-cell office:value-type="string" calcext:value-type="string">
            <text:p>Anabel</text:p>
          </table:table-cell>
          <table:table-cell/>
          <table:table-cell office:value-type="string" calcext:value-type="string">
            <text:p>Communauté Urbaine d'Alençon</text:p>
          </table:table-cell>
          <table:table-cell office:value-type="string" calcext:value-type="string">
            <text:p><text:a xlink:href="mailto:anabel.hurel@ville-alencon.fr" xlink:type="simple">anabel.hurel@ville-alencon.fr</text:a></text:p>
          </table:table-cell>
          <table:table-cell table:style-name="ce6"/>
          <table:table-cell table:style-name="ce21"/>
          <table:table-cell/>
          <table:table-cell office:value-type="string" calcext:value-type="string">
            <text:p>Alençon</text:p>
          </table:table-cell>
          <table:table-cell office:value-type="string" calcext:value-type="string">
            <text:p>48.4301617</text:p>
          </table:table-cell>
          <table:table-cell office:value-type="string" calcext:value-type="string">
            <text:p>0.0798655</text:p>
          </table:table-cell>
          <table:table-cell table:number-columns-repeated="166"/>
        </table:table-row>
        <table:table-row table:style-name="ro1">
          <table:table-cell/>
          <table:table-cell office:value-type="string" calcext:value-type="string">
            <text:p>SOURISSEAU</text:p>
          </table:table-cell>
          <table:table-cell office:value-type="string" calcext:value-type="string">
            <text:p>Jocelin</text:p>
          </table:table-cell>
          <table:table-cell office:value-type="string" calcext:value-type="string">
            <text:p>Directeur du Pôle aménagement et cadre de vie</text:p>
          </table:table-cell>
          <table:table-cell office:value-type="string" calcext:value-type="string">
            <text:p>Argentan Intercom</text:p>
          </table:table-cell>
          <table:table-cell office:value-type="string" calcext:value-type="string">
            <text:p>josselin.sourisseau@cc-argentan.fr</text:p>
          </table:table-cell>
          <table:table-cell/>
          <table:table-cell table:style-name="ce21"/>
          <table:table-cell/>
          <table:table-cell office:value-type="string" calcext:value-type="string">
            <text:p>Argentan</text:p>
          </table:table-cell>
          <table:table-cell office:value-type="string" calcext:value-type="string">
            <text:p>48.7266073</text:p>
          </table:table-cell>
          <table:table-cell office:value-type="string" calcext:value-type="string">
            <text:p>-0.0153852</text:p>
          </table:table-cell>
          <table:table-cell table:number-columns-repeated="166"/>
        </table:table-row>
        <table:table-row table:style-name="ro1">
          <table:table-cell/>
          <table:table-cell office:value-type="string" calcext:value-type="string">
            <text:p>GAILLE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Directeur-délégué <text:s/>Politiques Durables &amp; Cadre de Vie</text:p>
          </table:table-cell>
          <table:table-cell office:value-type="string" calcext:value-type="string">
            <text:p>Communauté d'agglomération Dieppe-Maritime</text:p>
          </table:table-cell>
          <table:table-cell office:value-type="string" calcext:value-type="string">
            <text:p><text:span text:style-name="T1"><text:a xlink:href="mailto:nicolas.gaillet@agglodieppe-maritime.com" xlink:type="simple">nicolas.gaillet@agglodieppe-maritime.com</text:a></text:span></text:p>
          </table:table-cell>
          <table:table-cell/>
          <table:table-cell table:style-name="ce21"/>
          <table:table-cell/>
          <table:table-cell office:value-type="string" calcext:value-type="string">
            <text:p>Saint-Aubin-sur-Scie </text:p>
          </table:table-cell>
          <table:table-cell office:value-type="string" calcext:value-type="string">
            <text:p>49.9005573</text:p>
          </table:table-cell>
          <table:table-cell office:value-type="string" calcext:value-type="string">
            <text:p>1.0751663</text:p>
          </table:table-cell>
          <table:table-cell table:number-columns-repeated="166"/>
        </table:table-row>
        <table:table-row table:style-name="ro1">
          <table:table-cell/>
          <table:table-cell office:value-type="string" calcext:value-type="string">
            <text:p>LEPROUST-HOULLIER</text:p>
          </table:table-cell>
          <table:table-cell office:value-type="string" calcext:value-type="string">
            <text:p>Emilie</text:p>
          </table:table-cell>
          <table:table-cell office:value-type="string" calcext:value-type="string">
            <text:p><text:s/>chargée de mission énergie Climat</text:p>
          </table:table-cell>
          <table:table-cell office:value-type="string" calcext:value-type="string">
            <text:p>Communauté d'agglomération Havraise </text:p>
          </table:table-cell>
          <table:table-cell office:value-type="string" calcext:value-type="string">
            <text:p><text:span text:style-name="T1"><text:a xlink:href="mailto:Emilie.Leproust-Houllier@codah.fr" xlink:type="simple">Emilie.Leproust-Houllier@codah.fr</text:a></text:span></text:p>
          </table:table-cell>
          <table:table-cell table:number-columns-repeated="3"/>
          <table:table-cell office:value-type="string" calcext:value-type="string">
            <text:p>Le Havre</text:p>
          </table:table-cell>
          <table:table-cell office:value-type="string" calcext:value-type="string">
            <text:p>49.4948625</text:p>
          </table:table-cell>
          <table:table-cell office:value-type="string" calcext:value-type="string">
            <text:p>0.104908</text:p>
          </table:table-cell>
          <table:table-cell table:number-columns-repeated="166"/>
        </table:table-row>
        <table:table-row table:style-name="ro1">
          <table:table-cell/>
          <table:table-cell office:value-type="string" calcext:value-type="string">
            <text:p>TETREL</text:p>
          </table:table-cell>
          <table:table-cell office:value-type="string" calcext:value-type="string">
            <text:p>Marc-Antoine </text:p>
          </table:table-cell>
          <table:table-cell office:value-type="string" calcext:value-type="string">
            <text:p>Responsable Service Développement durable</text:p>
          </table:table-cell>
          <table:table-cell office:value-type="string" calcext:value-type="string">
            <text:p>Communauté de communes Caux Vallée de Seine</text:p>
          </table:table-cell>
          <table:table-cell office:value-type="string" calcext:value-type="string">
            <text:p><text:span text:style-name="T1"><text:a xlink:href="mailto:ma.tetrel@cauxseine.fr" xlink:type="simple">ma.tetrel@cauxseine.fr</text:a></text:span></text:p>
          </table:table-cell>
          <table:table-cell/>
          <table:table-cell table:style-name="ce21"/>
          <table:table-cell/>
          <table:table-cell office:value-type="string" calcext:value-type="string">
            <text:p>Lillebonne</text:p>
          </table:table-cell>
          <table:table-cell office:value-type="string" calcext:value-type="string">
            <text:p>49.5382223</text:p>
          </table:table-cell>
          <table:table-cell office:value-type="string" calcext:value-type="string">
            <text:p>0.4600978</text:p>
          </table:table-cell>
          <table:table-cell table:number-columns-repeated="166"/>
        </table:table-row>
        <table:table-row table:style-name="ro1">
          <table:table-cell/>
          <table:table-cell office:value-type="string" calcext:value-type="string">
            <text:p>FUSSIEN</text:p>
          </table:table-cell>
          <table:table-cell office:value-type="string" calcext:value-type="string">
            <text:p>Laurent </text:p>
          </table:table-cell>
          <table:table-cell office:value-type="string" calcext:value-type="string">
            <text:p>Directeur Général des Services (DGS) et Directeur du CCAS</text:p>
          </table:table-cell>
          <table:table-cell office:value-type="string" calcext:value-type="string">
            <text:p>Ville de Malaunay</text:p>
          </table:table-cell>
          <table:table-cell office:value-type="string" calcext:value-type="string">
            <text:p>fussien.laurent@ malaunay.fr</text:p>
          </table:table-cell>
          <table:table-cell table:number-columns-repeated="3"/>
          <table:table-cell office:value-type="string" calcext:value-type="string">
            <text:p>Malaunay</text:p>
          </table:table-cell>
          <table:table-cell office:value-type="string" calcext:value-type="string">
            <text:p>49.5253034</text:p>
          </table:table-cell>
          <table:table-cell office:value-type="string" calcext:value-type="string">
            <text:p>0.9779569</text:p>
          </table:table-cell>
          <table:table-cell table:number-columns-repeated="166"/>
        </table:table-row>
        <table:table-row table:style-name="ro1">
          <table:table-cell/>
          <table:table-cell office:value-type="string" calcext:value-type="string">
            <text:p>MOULIN </text:p>
          </table:table-cell>
          <table:table-cell office:value-type="string" calcext:value-type="string">
            <text:p>Isabelle </text:p>
          </table:table-cell>
          <table:table-cell office:value-type="string" calcext:value-type="string">
            <text:p>Directrice de l'Environnement et des Moyens Techniques (DEMT)</text:p>
          </table:table-cell>
          <table:table-cell office:value-type="string" calcext:value-type="string">
            <text:p>Ville de Malaunay</text:p>
          </table:table-cell>
          <table:table-cell office:value-type="string" calcext:value-type="string">
            <text:p>moulin.isabelle@malaunay.fr</text:p>
          </table:table-cell>
          <table:table-cell table:number-columns-repeated="3"/>
          <table:table-cell office:value-type="string" calcext:value-type="string">
            <text:p>Malaunay</text:p>
          </table:table-cell>
          <table:table-cell office:value-type="string" calcext:value-type="string">
            <text:p>49.5253034</text:p>
          </table:table-cell>
          <table:table-cell office:value-type="string" calcext:value-type="string">
            <text:p>0.9779569</text:p>
          </table:table-cell>
          <table:table-cell table:number-columns-repeated="166"/>
        </table:table-row>
        <table:table-row table:style-name="ro1">
          <table:table-cell/>
          <table:table-cell office:value-type="string" calcext:value-type="string">
            <text:p>HOUALLA</text:p>
          </table:table-cell>
          <table:table-cell office:value-type="string" calcext:value-type="string">
            <text:p>Marie-Hélène</text:p>
          </table:table-cell>
          <table:table-cell office:value-type="string" calcext:value-type="string">
            <text:p>Directrice du Développemement Durable (DDD)</text:p>
          </table:table-cell>
          <table:table-cell office:value-type="string" calcext:value-type="string">
            <text:p>Ville de Rouen</text:p>
          </table:table-cell>
          <table:table-cell office:value-type="string" calcext:value-type="string">
            <text:p><text:span text:style-name="T1"><text:a xlink:href="mailto:mhhoualla@rouen.fr" xlink:type="simple">mhhoualla@rouen.fr</text:a></text:span></text:p>
          </table:table-cell>
          <table:table-cell table:number-columns-repeated="2"/>
          <table:table-cell table:style-name="ce21"/>
          <table:table-cell office:value-type="string" calcext:value-type="string">
            <text:p>Rouen</text:p>
          </table:table-cell>
          <table:table-cell office:value-type="string" calcext:value-type="string">
            <text:p>49.443268</text:p>
          </table:table-cell>
          <table:table-cell office:value-type="string" calcext:value-type="string">
            <text:p>1.099877</text:p>
          </table:table-cell>
          <table:table-cell table:number-columns-repeated="166"/>
        </table:table-row>
        <table:table-row table:style-name="ro1">
          <table:table-cell/>
          <table:table-cell office:value-type="string" calcext:value-type="string">
            <text:p>LEMERY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hargé de missions développement durable</text:p>
          </table:table-cell>
          <table:table-cell office:value-type="string" calcext:value-type="string">
            <text:p>Ville du Petit-Quevilly</text:p>
          </table:table-cell>
          <table:table-cell office:value-type="string" calcext:value-type="string">
            <text:p><text:span text:style-name="T1"><text:a xlink:href="mailto:antoine.lemery@petit-quevilly.fr" xlink:type="simple">antoine.lemery@petit-quevilly.fr</text:a></text:span></text:p>
          </table:table-cell>
          <table:table-cell table:number-columns-repeated="3"/>
          <table:table-cell office:value-type="string" calcext:value-type="string">
            <text:p>Petit-Quevilly</text:p>
          </table:table-cell>
          <table:table-cell office:value-type="string" calcext:value-type="string">
            <text:p>49.4237837</text:p>
          </table:table-cell>
          <table:table-cell office:value-type="string" calcext:value-type="string">
            <text:p>1.0397019</text:p>
          </table:table-cell>
          <table:table-cell table:number-columns-repeated="166"/>
        </table:table-row>
        <table:table-row table:style-name="ro4">
          <table:table-cell/>
          <table:table-cell office:value-type="string" calcext:value-type="string">
            <text:p>BALAY</text:p>
          </table:table-cell>
          <table:table-cell office:value-type="string" calcext:value-type="string">
            <text:p>Fanny </text:p>
          </table:table-cell>
          <table:table-cell office:value-type="string" calcext:value-type="string">
            <text:p>Chargée de mission au PETR</text:p>
          </table:table-cell>
          <table:table-cell office:value-type="string" calcext:value-type="string">
            <text:p>PETR du Pays de Bray</text:p>
          </table:table-cell>
          <table:table-cell office:value-type="string" calcext:value-type="string">
            <text:p>fannybalay@paysdebray.org</text:p>
          </table:table-cell>
          <table:table-cell table:number-columns-repeated="3"/>
          <table:table-cell table:style-name="ce13" office:value-type="string" calcext:value-type="string">
            <text:p>Neufchâtel-en-Bray </text:p>
          </table:table-cell>
          <table:table-cell office:value-type="string" calcext:value-type="string">
            <text:p>49.729787</text:p>
          </table:table-cell>
          <table:table-cell office:value-type="string" calcext:value-type="string">
            <text:p>1.4366519</text:p>
          </table:table-cell>
          <table:table-cell table:number-columns-repeated="166"/>
        </table:table-row>
        <table:table-row table:style-name="ro4">
          <table:table-cell/>
          <table:table-cell office:value-type="string" calcext:value-type="string">
            <text:p>BOSSER </text:p>
          </table:table-cell>
          <table:table-cell office:value-type="string" calcext:value-type="string">
            <text:p>Karine</text:p>
          </table:table-cell>
          <table:table-cell office:value-type="string" calcext:value-type="string">
            <text:p>Coordinatrice du pôle Territoires</text:p>
          </table:table-cell>
          <table:table-cell office:value-type="string" calcext:value-type="string">
            <text:p>ADEME Normandie</text:p>
          </table:table-cell>
          <table:table-cell office:value-type="string" calcext:value-type="string">
            <text:p>karine.bosser@ademe.fr</text:p>
          </table:table-cell>
          <table:table-cell table:style-name="ce16" office:value-type="string" calcext:value-type="string">
            <text:p>02 31 46 89 61 </text:p>
          </table:table-cell>
          <table:table-cell table:number-columns-repeated="2"/>
          <table:table-cell table:style-name="ce13" office:value-type="string" calcext:value-type="string">
            <text:p>Hérouville-Saint-Clair</text:p>
          </table:table-cell>
          <table:table-cell office:value-type="string" calcext:value-type="string">
            <text:p>49.214633</text:p>
          </table:table-cell>
          <table:table-cell office:value-type="string" calcext:value-type="string">
            <text:p>-0.3544267</text:p>
          </table:table-cell>
          <table:table-cell table:number-columns-repeated="166"/>
        </table:table-row>
        <table:table-row table:style-name="ro4">
          <table:table-cell/>
          <table:table-cell office:value-type="string" calcext:value-type="string">
            <text:p>POITRAT</text:p>
          </table:table-cell>
          <table:table-cell office:value-type="string" calcext:value-type="string">
            <text:p>Eddy</text:p>
          </table:table-cell>
          <table:table-cell office:value-type="string" calcext:value-type="string">
            <text:p>Ingénieur Energie / Effet de Serre</text:p>
          </table:table-cell>
          <table:table-cell office:value-type="string" calcext:value-type="string">
            <text:p>ADEME Normandie</text:p>
          </table:table-cell>
          <table:table-cell office:value-type="string" calcext:value-type="string">
            <text:p><text:a xlink:href="mailto:eddy.poitrat@ademe.fr" xlink:type="simple">eddy.poitrat@ademe.fr</text:a></text:p>
          </table:table-cell>
          <table:table-cell table:style-name="ce16" office:value-type="string" calcext:value-type="string">
            <text:p>02 32 81 93 11 </text:p>
          </table:table-cell>
          <table:table-cell table:number-columns-repeated="2"/>
          <table:table-cell table:style-name="ce13" office:value-type="string" calcext:value-type="string">
            <text:p>Rouen</text:p>
          </table:table-cell>
          <table:table-cell office:value-type="string" calcext:value-type="string">
            <text:p>49.4297312</text:p>
          </table:table-cell>
          <table:table-cell office:value-type="string" calcext:value-type="string">
            <text:p>1.0786619</text:p>
          </table:table-cell>
          <table:table-cell table:number-columns-repeated="166"/>
        </table:table-row>
        <table:table-row table:style-name="ro1">
          <table:table-cell table:number-columns-repeated="9"/>
          <table:table-cell table:style-name="ce13"/>
          <table:table-cell table:number-columns-repeated="168"/>
        </table:table-row>
        <table:table-row table:style-name="ro1">
          <table:table-cell table:style-name="ce8" table:number-columns-repeated="3"/>
          <table:table-cell table:number-columns-repeated="175"/>
        </table:table-row>
        <table:table-row table:style-name="ro1">
          <table:table-cell table:style-name="ce9" table:number-columns-repeated="3"/>
          <table:table-cell table:style-name="ce14" table:number-columns-repeated="6"/>
          <table:table-cell table:style-name="ce9" table:number-columns-repeated="4"/>
          <table:table-cell table:number-columns-repeated="165"/>
        </table:table-row>
      </table:table>
      <table:table table:name="toJSON" table:style-name="ta2">
        <office:forms form:automatic-focus="false" form:apply-design-mode="false"/>
        <table:table-column table:style-name="co12" table:number-columns-repeated="21" table:default-cell-style-name="Default"/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'Communauté TE Normandie'.K7]" office:value-type="float" office:value="0" calcext:value-type="float">
            <text:p>0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7]" office:value-type="string" office:string-value="Didier" calcext:value-type="string">
            <text:p>Didier</text:p>
          </table:table-cell>
          <table:table-cell office:value-type="string" calcext:value-type="string">
            <text:p>","name": "</text:p>
          </table:table-cell>
          <table:table-cell table:formula="of:=['Communauté TE Normandie'.B7]" office:value-type="string" office:string-value="BOUVET" calcext:value-type="string">
            <text:p>BOUVET</text:p>
          </table:table-cell>
          <table:table-cell office:value-type="string" calcext:value-type="string">
            <text:p>","fonction": "</text:p>
          </table:table-cell>
          <table:table-cell table:formula="of:=['Communauté TE Normandie'.D7]" office:value-type="string" office:string-value="Chargé de mission Conseillers Energie Climat Partagés" calcext:value-type="string">
            <text:p>Chargé de mission Conseillers Energie Climat Partagés</text:p>
          </table:table-cell>
          <table:table-cell office:value-type="string" calcext:value-type="string">
            <text:p>","structure": "</text:p>
          </table:table-cell>
          <table:table-cell table:formula="of:=['Communauté TE Normandie'.E7]" office:value-type="string" office:string-value="PETR d’Argentan,d’Auge, Pays d’Ouche" calcext:value-type="string">
            <text:p>PETR d’Argentan,d’Auge, Pays d’Ouche</text:p>
          </table:table-cell>
          <table:table-cell office:value-type="string" calcext:value-type="string">
            <text:p>","ville": "</text:p>
          </table:table-cell>
          <table:table-cell table:formula="of:=['Communauté TE Normandie'.J7]" office:value-type="float" office:value="0" calcext:value-type="float">
            <text:p>0</text:p>
          </table:table-cell>
          <table:table-cell office:value-type="string" calcext:value-type="string">
            <text:p>","email": "</text:p>
          </table:table-cell>
          <table:table-cell table:formula="of:=['Communauté TE Normandie'.F7]" office:value-type="string" office:string-value="conseils.enr@orange.fr" calcext:value-type="string">
            <text:p>conseils.enr@orange.fr</text:p>
          </table:table-cell>
          <table:table-cell office:value-type="string" calcext:value-type="string">
            <text:p>","tel": "</text:p>
          </table:table-cell>
          <table:table-cell table:formula="of:=['Communauté TE Normandie'.G7]" office:value-type="string" office:string-value="02 33 84 87 23" calcext:value-type="string">
            <text:p>02 33 84 87 23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8]" office:value-type="string" office:string-value="-1.2678796" calcext:value-type="string">
            <text:p>-1.2678796</text:p>
          </table:table-cell>
          <table:table-cell office:value-type="string" calcext:value-type="string">
            <text:p>,</text:p>
          </table:table-cell>
          <table:table-cell table:formula="of:=['Communauté TE Normandie'.K8]" office:value-type="string" office:string-value="49.321641" calcext:value-type="string">
            <text:p>49.321641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8]" office:value-type="string" office:string-value="Denis" calcext:value-type="string">
            <text:p>Denis</text:p>
          </table:table-cell>
          <table:table-cell office:value-type="string" calcext:value-type="string">
            <text:p>","name": "</text:p>
          </table:table-cell>
          <table:table-cell table:formula="of:=['Communauté TE Normandie'.B8]" office:value-type="string" office:string-value="LETAN" calcext:value-type="string">
            <text:p>LETAN</text:p>
          </table:table-cell>
          <table:table-cell office:value-type="string" calcext:value-type="string">
            <text:p>","fonction": "</text:p>
          </table:table-cell>
          <table:table-cell table:formula="of:=['Communauté TE Normandie'.D8]" office:value-type="string" office:string-value="Chargé de mission Conseillers Energie Climat Partagés" calcext:value-type="string">
            <text:p>Chargé de mission Conseillers Energie Climat Partagés</text:p>
          </table:table-cell>
          <table:table-cell office:value-type="string" calcext:value-type="string">
            <text:p>","structure": "</text:p>
          </table:table-cell>
          <table:table-cell table:formula="of:=['Communauté TE Normandie'.E8]" office:value-type="string" office:string-value="PNR des Marais du Cotentin et du Bessin" calcext:value-type="string">
            <text:p>PNR des Marais du Cotentin et du Bessin</text:p>
          </table:table-cell>
          <table:table-cell office:value-type="string" calcext:value-type="string">
            <text:p>","ville": "</text:p>
          </table:table-cell>
          <table:table-cell table:formula="of:=['Communauté TE Normandie'.J8]" office:value-type="string" office:string-value="Carentan-les-Marais " calcext:value-type="string">
            <text:p>Carentan-les-Marais </text:p>
          </table:table-cell>
          <table:table-cell office:value-type="string" calcext:value-type="string">
            <text:p>","email": "</text:p>
          </table:table-cell>
          <table:table-cell table:formula="of:=['Communauté TE Normandie'.F8]" office:value-type="string" office:string-value="dletan@parc-cotentin-bessin.fr" calcext:value-type="string">
            <text:p>dletan@parc-cotentin-bessin.fr</text:p>
          </table:table-cell>
          <table:table-cell office:value-type="string" calcext:value-type="string">
            <text:p>","tel": "</text:p>
          </table:table-cell>
          <table:table-cell table:formula="of:=['Communauté TE Normandie'.G8]" office:value-type="string" office:string-value="02 33 71 61 90" calcext:value-type="string">
            <text:p>02 33 71 61 90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9]" office:value-type="string" office:string-value="-1.7578877" calcext:value-type="string">
            <text:p>-1.7578877</text:p>
          </table:table-cell>
          <table:table-cell office:value-type="string" calcext:value-type="string">
            <text:p>,</text:p>
          </table:table-cell>
          <table:table-cell table:formula="of:=['Communauté TE Normandie'.K9]" office:value-type="string" office:string-value="48.550619" calcext:value-type="string">
            <text:p>48.550619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9]" office:value-type="string" office:string-value="Priscilla" calcext:value-type="string">
            <text:p>Priscilla</text:p>
          </table:table-cell>
          <table:table-cell office:value-type="string" calcext:value-type="string">
            <text:p>","name": "</text:p>
          </table:table-cell>
          <table:table-cell table:formula="of:=['Communauté TE Normandie'.B9]" office:value-type="string" office:string-value="VALLEE" calcext:value-type="string">
            <text:p>VALLEE</text:p>
          </table:table-cell>
          <table:table-cell office:value-type="string" calcext:value-type="string">
            <text:p>","fonction": "</text:p>
          </table:table-cell>
          <table:table-cell table:formula="of:=['Communauté TE Normandie'.D9]" office:value-type="string" office:string-value="Chargé de mission Conseillers Energie Climat Partagés" calcext:value-type="string">
            <text:p>Chargé de mission Conseillers Energie Climat Partagés</text:p>
          </table:table-cell>
          <table:table-cell office:value-type="string" calcext:value-type="string">
            <text:p>","structure": "</text:p>
          </table:table-cell>
          <table:table-cell table:formula="of:=['Communauté TE Normandie'.E9]" office:value-type="string" office:string-value="Pays de la Baie du Mont St Michel" calcext:value-type="string">
            <text:p>Pays de la Baie du Mont St Michel</text:p>
          </table:table-cell>
          <table:table-cell office:value-type="string" calcext:value-type="string">
            <text:p>","ville": "</text:p>
          </table:table-cell>
          <table:table-cell table:formula="of:=['Communauté TE Normandie'.J9]" office:value-type="string" office:string-value="Dol-de-Bretagne " calcext:value-type="string">
            <text:p>Dol-de-Bretagne </text:p>
          </table:table-cell>
          <table:table-cell office:value-type="string" calcext:value-type="string">
            <text:p>","email": "</text:p>
          </table:table-cell>
          <table:table-cell table:formula="of:=['Communauté TE Normandie'.F9]" office:value-type="string" office:string-value="pv@pays-baie-mont-saint-michel.fr" calcext:value-type="string">
            <text:p>pv@pays-baie-mont-saint-michel.fr</text:p>
          </table:table-cell>
          <table:table-cell office:value-type="string" calcext:value-type="string">
            <text:p>","tel": "</text:p>
          </table:table-cell>
          <table:table-cell table:formula="of:=['Communauté TE Normandie'.G9]" office:value-type="string" office:string-value="02 33 79 43 77" calcext:value-type="string">
            <text:p>02 33 79 43 77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10]" office:value-type="string" office:string-value="-0.6839037" calcext:value-type="string">
            <text:p>-0.6839037</text:p>
          </table:table-cell>
          <table:table-cell office:value-type="string" calcext:value-type="string">
            <text:p>,</text:p>
          </table:table-cell>
          <table:table-cell table:formula="of:=['Communauté TE Normandie'.K10]" office:value-type="string" office:string-value="49.2697715" calcext:value-type="string">
            <text:p>49.2697715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10]" office:value-type="string" office:string-value="Fanny" calcext:value-type="string">
            <text:p>Fanny</text:p>
          </table:table-cell>
          <table:table-cell office:value-type="string" calcext:value-type="string">
            <text:p>","name": "</text:p>
          </table:table-cell>
          <table:table-cell table:formula="of:=['Communauté TE Normandie'.B10]" office:value-type="string" office:string-value="LEMAIRE" calcext:value-type="string">
            <text:p>LEMAIRE</text:p>
          </table:table-cell>
          <table:table-cell office:value-type="string" calcext:value-type="string">
            <text:p>","fonction": "</text:p>
          </table:table-cell>
          <table:table-cell table:formula="of:=['Communauté TE Normandie'.D10]" office:value-type="string" office:string-value="Chargé de mission Conseillers Energie Climat Partagés" calcext:value-type="string">
            <text:p>Chargé de mission Conseillers Energie Climat Partagés</text:p>
          </table:table-cell>
          <table:table-cell office:value-type="string" calcext:value-type="string">
            <text:p>","structure": "</text:p>
          </table:table-cell>
          <table:table-cell table:formula="of:=['Communauté TE Normandie'.E10]" office:value-type="string" office:string-value="Pays du Bessin au Virois" calcext:value-type="string">
            <text:p>Pays du Bessin au Virois</text:p>
          </table:table-cell>
          <table:table-cell office:value-type="string" calcext:value-type="string">
            <text:p>","ville": "</text:p>
          </table:table-cell>
          <table:table-cell table:formula="of:=['Communauté TE Normandie'.J10]" office:value-type="string" office:string-value="Bayeux" calcext:value-type="string">
            <text:p>Bayeux</text:p>
          </table:table-cell>
          <table:table-cell office:value-type="string" calcext:value-type="string">
            <text:p>","email": "</text:p>
          </table:table-cell>
          <table:table-cell table:formula="of:=['Communauté TE Normandie'.F10]" office:value-type="string" office:string-value="lemaire-fany@orange.fr" calcext:value-type="string">
            <text:p>lemaire-fany@orange.fr</text:p>
          </table:table-cell>
          <table:table-cell office:value-type="string" calcext:value-type="string">
            <text:p>","tel": "</text:p>
          </table:table-cell>
          <table:table-cell table:formula="of:=['Communauté TE Normandie'.G10]" office:value-type="string" office:string-value="02 31 21 06 10" calcext:value-type="string">
            <text:p>02 31 21 06 10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11]" office:value-type="string" office:string-value="-1.6556097" calcext:value-type="string">
            <text:p>-1.6556097</text:p>
          </table:table-cell>
          <table:table-cell office:value-type="string" calcext:value-type="string">
            <text:p>,</text:p>
          </table:table-cell>
          <table:table-cell table:formula="of:=['Communauté TE Normandie'.K11]" office:value-type="string" office:string-value="49.6349175" calcext:value-type="string">
            <text:p>49.6349175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11]" office:value-type="string" office:string-value="Morgane" calcext:value-type="string">
            <text:p>Morgane</text:p>
          </table:table-cell>
          <table:table-cell office:value-type="string" calcext:value-type="string">
            <text:p>","name": "</text:p>
          </table:table-cell>
          <table:table-cell table:formula="of:=['Communauté TE Normandie'.B11]" office:value-type="string" office:string-value="JESTIN" calcext:value-type="string">
            <text:p>JESTIN</text:p>
          </table:table-cell>
          <table:table-cell office:value-type="string" calcext:value-type="string">
            <text:p>","fonction": "</text:p>
          </table:table-cell>
          <table:table-cell table:formula="of:=['Communauté TE Normandie'.D11]" office:value-type="string" office:string-value="Chargé de mission Conseillers Energie Climat Partagés" calcext:value-type="string">
            <text:p>Chargé de mission Conseillers Energie Climat Partagés</text:p>
          </table:table-cell>
          <table:table-cell office:value-type="string" calcext:value-type="string">
            <text:p>","structure": "</text:p>
          </table:table-cell>
          <table:table-cell table:formula="of:=['Communauté TE Normandie'.E11]" office:value-type="string" office:string-value="Pays du Cotentin" calcext:value-type="string">
            <text:p>Pays du Cotentin</text:p>
          </table:table-cell>
          <table:table-cell office:value-type="string" calcext:value-type="string">
            <text:p>","ville": "</text:p>
          </table:table-cell>
          <table:table-cell table:formula="of:=['Communauté TE Normandie'.J11]" office:value-type="string" office:string-value="Cherbourg Octeville" calcext:value-type="string">
            <text:p>Cherbourg Octeville</text:p>
          </table:table-cell>
          <table:table-cell office:value-type="string" calcext:value-type="string">
            <text:p>","email": "</text:p>
          </table:table-cell>
          <table:table-cell table:formula="of:=['Communauté TE Normandie'.F11]" office:value-type="string" office:string-value="mjestin@cotentin.org" calcext:value-type="string">
            <text:p>mjestin@cotentin.org</text:p>
          </table:table-cell>
          <table:table-cell office:value-type="string" calcext:value-type="string">
            <text:p>","tel": "</text:p>
          </table:table-cell>
          <table:table-cell table:formula="of:=['Communauté TE Normandie'.G11]" office:value-type="string" office:string-value="02 33 53 57 12" calcext:value-type="string">
            <text:p>02 33 53 57 12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12]" office:value-type="string" office:string-value="-0.3506767" calcext:value-type="string">
            <text:p>-0.3506767</text:p>
          </table:table-cell>
          <table:table-cell office:value-type="string" calcext:value-type="string">
            <text:p>,</text:p>
          </table:table-cell>
          <table:table-cell table:formula="of:=['Communauté TE Normandie'.K12]" office:value-type="string" office:string-value="49.1777915" calcext:value-type="string">
            <text:p>49.1777915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12]" office:value-type="string" office:string-value="Aurélie" calcext:value-type="string">
            <text:p>Aurélie</text:p>
          </table:table-cell>
          <table:table-cell office:value-type="string" calcext:value-type="string">
            <text:p>","name": "</text:p>
          </table:table-cell>
          <table:table-cell table:formula="of:=['Communauté TE Normandie'.B12]" office:value-type="string" office:string-value="DUPRIE" calcext:value-type="string">
            <text:p>DUPRIE</text:p>
          </table:table-cell>
          <table:table-cell office:value-type="string" calcext:value-type="string">
            <text:p>","fonction": "</text:p>
          </table:table-cell>
          <table:table-cell table:formula="of:=['Communauté TE Normandie'.D12]" office:value-type="string" office:string-value="Chargé de mission Conseillers Energie Climat Partagés" calcext:value-type="string">
            <text:p>Chargé de mission Conseillers Energie Climat Partagés</text:p>
          </table:table-cell>
          <table:table-cell office:value-type="string" calcext:value-type="string">
            <text:p>","structure": "</text:p>
          </table:table-cell>
          <table:table-cell table:formula="of:=['Communauté TE Normandie'.E12]" office:value-type="string" office:string-value="Pôle métropolitain Caen Métropole" calcext:value-type="string">
            <text:p>Pôle métropolitain Caen Métropole</text:p>
          </table:table-cell>
          <table:table-cell office:value-type="string" calcext:value-type="string">
            <text:p>","ville": "</text:p>
          </table:table-cell>
          <table:table-cell table:formula="of:=['Communauté TE Normandie'.J12]" office:value-type="string" office:string-value="Caen" calcext:value-type="string">
            <text:p>Caen</text:p>
          </table:table-cell>
          <table:table-cell office:value-type="string" calcext:value-type="string">
            <text:p>","email": "</text:p>
          </table:table-cell>
          <table:table-cell table:formula="of:=['Communauté TE Normandie'.F12]" office:value-type="string" office:string-value="aurelie.duprie@caen-metropole.fr" calcext:value-type="string">
            <text:p>aurelie.duprie@caen-metropole.fr</text:p>
          </table:table-cell>
          <table:table-cell office:value-type="string" calcext:value-type="string">
            <text:p>","tel": "</text:p>
          </table:table-cell>
          <table:table-cell table:formula="of:=['Communauté TE Normandie'.G12]" office:value-type="string" office:string-value="02 31 86 91 82" calcext:value-type="string">
            <text:p>02 31 86 91 82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13]" office:value-type="string" office:string-value="-0.1609395" calcext:value-type="string">
            <text:p>-0.1609395</text:p>
          </table:table-cell>
          <table:table-cell office:value-type="string" calcext:value-type="string">
            <text:p>,</text:p>
          </table:table-cell>
          <table:table-cell table:formula="of:=['Communauté TE Normandie'.K13]" office:value-type="string" office:string-value="48.5675061" calcext:value-type="string">
            <text:p>48.5675061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13]" office:value-type="string" office:string-value="Manuel" calcext:value-type="string">
            <text:p>Manuel</text:p>
          </table:table-cell>
          <table:table-cell office:value-type="string" calcext:value-type="string">
            <text:p>","name": "</text:p>
          </table:table-cell>
          <table:table-cell table:formula="of:=['Communauté TE Normandie'.B13]" office:value-type="string" office:string-value="LEGER" calcext:value-type="string">
            <text:p>LEGER</text:p>
          </table:table-cell>
          <table:table-cell office:value-type="string" calcext:value-type="string">
            <text:p>","fonction": "</text:p>
          </table:table-cell>
          <table:table-cell table:formula="of:=['Communauté TE Normandie'.D13]" office:value-type="string" office:string-value="Chargé de mission Conseillers Energie Climat Partagés" calcext:value-type="string">
            <text:p>Chargé de mission Conseillers Energie Climat Partagés</text:p>
          </table:table-cell>
          <table:table-cell office:value-type="string" calcext:value-type="string">
            <text:p>","structure": "</text:p>
          </table:table-cell>
          <table:table-cell table:formula="of:=['Communauté TE Normandie'.E13]" office:value-type="string" office:string-value="PNR Normandie Maine" calcext:value-type="string">
            <text:p>PNR Normandie Maine</text:p>
          </table:table-cell>
          <table:table-cell office:value-type="string" calcext:value-type="string">
            <text:p>","ville": "</text:p>
          </table:table-cell>
          <table:table-cell table:formula="of:=['Communauté TE Normandie'.J13]" office:value-type="string" office:string-value="Carrouges" calcext:value-type="string">
            <text:p>Carrouges</text:p>
          </table:table-cell>
          <table:table-cell office:value-type="string" calcext:value-type="string">
            <text:p>","email": "</text:p>
          </table:table-cell>
          <table:table-cell table:formula="of:=['Communauté TE Normandie'.F13]" office:value-type="string" office:string-value="manuel.leger@parc-normandie-maine.fr" calcext:value-type="string">
            <text:p>manuel.leger@parc-normandie-maine.fr</text:p>
          </table:table-cell>
          <table:table-cell office:value-type="string" calcext:value-type="string">
            <text:p>","tel": "</text:p>
          </table:table-cell>
          <table:table-cell table:formula="of:=['Communauté TE Normandie'.G13]" office:value-type="string" office:string-value="02 33 81 75 79" calcext:value-type="string">
            <text:p>02 33 81 75 79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14]" office:value-type="string" office:string-value="0.2587645" calcext:value-type="string">
            <text:p>0.2587645</text:p>
          </table:table-cell>
          <table:table-cell office:value-type="string" calcext:value-type="string">
            <text:p>,</text:p>
          </table:table-cell>
          <table:table-cell table:formula="of:=['Communauté TE Normandie'.K14]" office:value-type="string" office:string-value="49.14345" calcext:value-type="string">
            <text:p>49.14345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14]" office:value-type="string" office:string-value="Florent" calcext:value-type="string">
            <text:p>Florent</text:p>
          </table:table-cell>
          <table:table-cell office:value-type="string" calcext:value-type="string">
            <text:p>","name": "</text:p>
          </table:table-cell>
          <table:table-cell table:formula="of:=['Communauté TE Normandie'.B14]" office:value-type="string" office:string-value="BRUNET" calcext:value-type="string">
            <text:p>BRUNET</text:p>
          </table:table-cell>
          <table:table-cell office:value-type="string" calcext:value-type="string">
            <text:p>","fonction": "</text:p>
          </table:table-cell>
          <table:table-cell table:formula="of:=['Communauté TE Normandie'.D14]" office:value-type="string" office:string-value="Chargé de mission Conseillers Energie Climat Partagés" calcext:value-type="string">
            <text:p>Chargé de mission Conseillers Energie Climat Partagés</text:p>
          </table:table-cell>
          <table:table-cell office:value-type="string" calcext:value-type="string">
            <text:p>","structure": "</text:p>
          </table:table-cell>
          <table:table-cell table:formula="of:=['Communauté TE Normandie'.E14]" office:value-type="string" office:string-value="Pays d’Auge" calcext:value-type="string">
            <text:p>Pays d’Auge</text:p>
          </table:table-cell>
          <table:table-cell office:value-type="string" calcext:value-type="string">
            <text:p>","ville": "</text:p>
          </table:table-cell>
          <table:table-cell table:formula="of:=['Communauté TE Normandie'.J14]" office:value-type="string" office:string-value="Lisieux" calcext:value-type="string">
            <text:p>Lisieux</text:p>
          </table:table-cell>
          <table:table-cell office:value-type="string" calcext:value-type="string">
            <text:p>","email": "</text:p>
          </table:table-cell>
          <table:table-cell table:formula="of:=['Communauté TE Normandie'.F14]" office:value-type="string" office:string-value="florent.brunet@pays-auge.fr" calcext:value-type="string">
            <text:p>florent.brunet@pays-auge.fr</text:p>
          </table:table-cell>
          <table:table-cell office:value-type="string" calcext:value-type="string">
            <text:p>","tel": "</text:p>
          </table:table-cell>
          <table:table-cell table:formula="of:=['Communauté TE Normandie'.G14]" office:value-type="string" office:string-value="02 31 61 55 90" calcext:value-type="string">
            <text:p>02 31 61 55 90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15]" office:value-type="string" office:string-value="-1.1027979" calcext:value-type="string">
            <text:p>-1.1027979</text:p>
          </table:table-cell>
          <table:table-cell office:value-type="string" calcext:value-type="string">
            <text:p>,</text:p>
          </table:table-cell>
          <table:table-cell table:formula="of:=['Communauté TE Normandie'.K15]" office:value-type="string" office:string-value="49.1231648" calcext:value-type="string">
            <text:p>49.1231648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15]" office:value-type="string" office:string-value="Paul" calcext:value-type="string">
            <text:p>Paul</text:p>
          </table:table-cell>
          <table:table-cell office:value-type="string" calcext:value-type="string">
            <text:p>","name": "</text:p>
          </table:table-cell>
          <table:table-cell table:formula="of:=['Communauté TE Normandie'.B15]" office:value-type="string" office:string-value="HAMELIN" calcext:value-type="string">
            <text:p>HAMELIN</text:p>
          </table:table-cell>
          <table:table-cell office:value-type="string" calcext:value-type="string">
            <text:p>","fonction": "</text:p>
          </table:table-cell>
          <table:table-cell table:formula="of:=['Communauté TE Normandie'.D15]" office:value-type="string" office:string-value="Chargé de mission Conseillers Energie Climat Partagés" calcext:value-type="string">
            <text:p>Chargé de mission Conseillers Energie Climat Partagés</text:p>
          </table:table-cell>
          <table:table-cell office:value-type="string" calcext:value-type="string">
            <text:p>","structure": "</text:p>
          </table:table-cell>
          <table:table-cell table:formula="of:=['Communauté TE Normandie'.E15]" office:value-type="string" office:string-value="Pays Saint Lois" calcext:value-type="string">
            <text:p>Pays Saint Lois</text:p>
          </table:table-cell>
          <table:table-cell office:value-type="string" calcext:value-type="string">
            <text:p>","ville": "</text:p>
          </table:table-cell>
          <table:table-cell table:formula="of:=['Communauté TE Normandie'.J15]" office:value-type="string" office:string-value="Saint Lô" calcext:value-type="string">
            <text:p>Saint Lô</text:p>
          </table:table-cell>
          <table:table-cell office:value-type="string" calcext:value-type="string">
            <text:p>","email": "</text:p>
          </table:table-cell>
          <table:table-cell table:formula="of:=['Communauté TE Normandie'.F15]" office:value-type="string" office:string-value="paul.hamelin@saint-lo-agglo.fr" calcext:value-type="string">
            <text:p>paul.hamelin@saint-lo-agglo.fr</text:p>
          </table:table-cell>
          <table:table-cell office:value-type="string" calcext:value-type="string">
            <text:p>","tel": "</text:p>
          </table:table-cell>
          <table:table-cell table:formula="of:=['Communauté TE Normandie'.G15]" office:value-type="string" office:string-value="02 14 29 00 59" calcext:value-type="string">
            <text:p>02 14 29 00 59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16]" office:value-type="string" office:string-value="0.6688023" calcext:value-type="string">
            <text:p>0.6688023</text:p>
          </table:table-cell>
          <table:table-cell office:value-type="string" calcext:value-type="string">
            <text:p>,</text:p>
          </table:table-cell>
          <table:table-cell table:formula="of:=['Communauté TE Normandie'.K16]" office:value-type="string" office:string-value="48.3970465" calcext:value-type="string">
            <text:p>48.3970465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16]" office:value-type="string" office:string-value="Catherine" calcext:value-type="string">
            <text:p>Catherine</text:p>
          </table:table-cell>
          <table:table-cell office:value-type="string" calcext:value-type="string">
            <text:p>","name": "</text:p>
          </table:table-cell>
          <table:table-cell table:formula="of:=['Communauté TE Normandie'.B16]" office:value-type="string" office:string-value="BAUR" calcext:value-type="string">
            <text:p>BAUR</text:p>
          </table:table-cell>
          <table:table-cell office:value-type="string" calcext:value-type="string">
            <text:p>","fonction": "</text:p>
          </table:table-cell>
          <table:table-cell table:formula="of:=['Communauté TE Normandie'.D16]" office:value-type="string" office:string-value="Chargé de mission Conseillers Energie Climat Partagés" calcext:value-type="string">
            <text:p>Chargé de mission Conseillers Energie Climat Partagés</text:p>
          </table:table-cell>
          <table:table-cell office:value-type="string" calcext:value-type="string">
            <text:p>","structure": "</text:p>
          </table:table-cell>
          <table:table-cell table:formula="of:=['Communauté TE Normandie'.E16]" office:value-type="string" office:string-value="PNR du Perche" calcext:value-type="string">
            <text:p>PNR du Perche</text:p>
          </table:table-cell>
          <table:table-cell office:value-type="string" calcext:value-type="string">
            <text:p>","ville": "</text:p>
          </table:table-cell>
          <table:table-cell table:formula="of:=['Communauté TE Normandie'.J16]" office:value-type="string" office:string-value="Nocé" calcext:value-type="string">
            <text:p>Nocé</text:p>
          </table:table-cell>
          <table:table-cell office:value-type="string" calcext:value-type="string">
            <text:p>","email": "</text:p>
          </table:table-cell>
          <table:table-cell table:formula="of:=['Communauté TE Normandie'.F16]" office:value-type="string" office:string-value="c.baur@parc-naturel-perche.fr" calcext:value-type="string">
            <text:p>c.baur@parc-naturel-perche.fr</text:p>
          </table:table-cell>
          <table:table-cell office:value-type="string" calcext:value-type="string">
            <text:p>","tel": "</text:p>
          </table:table-cell>
          <table:table-cell table:formula="of:=['Communauté TE Normandie'.G16]" office:value-type="string" office:string-value="02 33 85 36 36" calcext:value-type="string">
            <text:p>02 33 85 36 36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17]" office:value-type="string" office:string-value="1.0874914" calcext:value-type="string">
            <text:p>1.0874914</text:p>
          </table:table-cell>
          <table:table-cell office:value-type="string" calcext:value-type="string">
            <text:p>,</text:p>
          </table:table-cell>
          <table:table-cell table:formula="of:=['Communauté TE Normandie'.K17]" office:value-type="string" office:string-value="49.4354528" calcext:value-type="string">
            <text:p>49.4354528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17]" office:value-type="string" office:string-value="Sophie" calcext:value-type="string">
            <text:p>Sophie</text:p>
          </table:table-cell>
          <table:table-cell office:value-type="string" calcext:value-type="string">
            <text:p>","name": "</text:p>
          </table:table-cell>
          <table:table-cell table:formula="of:=['Communauté TE Normandie'.B17]" office:value-type="string" office:string-value="DUPLESSY" calcext:value-type="string">
            <text:p>DUPLESSY</text:p>
          </table:table-cell>
          <table:table-cell office:value-type="string" calcext:value-type="string">
            <text:p>","fonction": "</text:p>
          </table:table-cell>
          <table:table-cell table:formula="of:=['Communauté TE Normandie'.D17]" office:value-type="string" office:string-value="Responsable du bureau Aménagement Durable" calcext:value-type="string">
            <text:p>Responsable du bureau Aménagement Durable</text:p>
          </table:table-cell>
          <table:table-cell office:value-type="string" calcext:value-type="string">
            <text:p>","structure": "</text:p>
          </table:table-cell>
          <table:table-cell table:formula="of:=['Communauté TE Normandie'.E17]" office:value-type="string" office:string-value="DDTM 76" calcext:value-type="string">
            <text:p>DDTM 76</text:p>
          </table:table-cell>
          <table:table-cell office:value-type="string" calcext:value-type="string">
            <text:p>","ville": "</text:p>
          </table:table-cell>
          <table:table-cell table:formula="of:=['Communauté TE Normandie'.J17]" office:value-type="string" office:string-value="Rouen" calcext:value-type="string">
            <text:p>Rouen</text:p>
          </table:table-cell>
          <table:table-cell office:value-type="string" calcext:value-type="string">
            <text:p>","email": "</text:p>
          </table:table-cell>
          <table:table-cell table:formula="of:=['Communauté TE Normandie'.F17]" office:value-type="string" office:string-value="sophie.duplessy@seine-maritime.gouv.fr" calcext:value-type="string">
            <text:p>sophie.duplessy@seine-maritime.gouv.fr</text:p>
          </table:table-cell>
          <table:table-cell office:value-type="string" calcext:value-type="string">
            <text:p>","tel": "</text:p>
          </table:table-cell>
          <table:table-cell table:formula="of:=['Communauté TE Normandie'.G17]" office:value-type="string" office:string-value="02 35 58 55 61" calcext:value-type="string">
            <text:p>02 35 58 55 61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18]" office:value-type="string" office:string-value="1.0874914" calcext:value-type="string">
            <text:p>1.0874914</text:p>
          </table:table-cell>
          <table:table-cell office:value-type="string" calcext:value-type="string">
            <text:p>,</text:p>
          </table:table-cell>
          <table:table-cell table:formula="of:=['Communauté TE Normandie'.K18]" office:value-type="string" office:string-value="49.4354528" calcext:value-type="string">
            <text:p>49.4354528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18]" office:value-type="string" office:string-value="Florence" calcext:value-type="string">
            <text:p>Florence</text:p>
          </table:table-cell>
          <table:table-cell office:value-type="string" calcext:value-type="string">
            <text:p>","name": "</text:p>
          </table:table-cell>
          <table:table-cell table:formula="of:=['Communauté TE Normandie'.B18]" office:value-type="string" office:string-value="CATOIS" calcext:value-type="string">
            <text:p>CATOIS</text:p>
          </table:table-cell>
          <table:table-cell office:value-type="string" calcext:value-type="string">
            <text:p>","fonction": "</text:p>
          </table:table-cell>
          <table:table-cell table:formula="of:=['Communauté TE Normandie'.D18]" office:value-type="string" office:string-value="Chargé de mission transition énergétique" calcext:value-type="string">
            <text:p>Chargé de mission transition énergétique</text:p>
          </table:table-cell>
          <table:table-cell office:value-type="string" calcext:value-type="string">
            <text:p>","structure": "</text:p>
          </table:table-cell>
          <table:table-cell table:formula="of:=['Communauté TE Normandie'.E18]" office:value-type="string" office:string-value="DDTM 76" calcext:value-type="string">
            <text:p>DDTM 76</text:p>
          </table:table-cell>
          <table:table-cell office:value-type="string" calcext:value-type="string">
            <text:p>","ville": "</text:p>
          </table:table-cell>
          <table:table-cell table:formula="of:=['Communauté TE Normandie'.J18]" office:value-type="string" office:string-value="Rouen" calcext:value-type="string">
            <text:p>Rouen</text:p>
          </table:table-cell>
          <table:table-cell office:value-type="string" calcext:value-type="string">
            <text:p>","email": "</text:p>
          </table:table-cell>
          <table:table-cell table:formula="of:=['Communauté TE Normandie'.F18]" office:value-type="string" office:string-value="florence.catois@seine-maritime.gouv.fr" calcext:value-type="string">
            <text:p>florence.catois@seine-maritime.gouv.fr</text:p>
          </table:table-cell>
          <table:table-cell office:value-type="string" calcext:value-type="string">
            <text:p>","tel": "</text:p>
          </table:table-cell>
          <table:table-cell table:formula="of:=['Communauté TE Normandie'.G18]" office:value-type="string" office:string-value="02 32 18 94 44" calcext:value-type="string">
            <text:p>02 32 18 94 44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19]" office:value-type="string" office:string-value="0.0855658" calcext:value-type="string">
            <text:p>0.0855658</text:p>
          </table:table-cell>
          <table:table-cell office:value-type="string" calcext:value-type="string">
            <text:p>,</text:p>
          </table:table-cell>
          <table:table-cell table:formula="of:=['Communauté TE Normandie'.K19]" office:value-type="string" office:string-value="48.4355873" calcext:value-type="string">
            <text:p>48.4355873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19]" office:value-type="string" office:string-value="Isabelle" calcext:value-type="string">
            <text:p>Isabelle</text:p>
          </table:table-cell>
          <table:table-cell office:value-type="string" calcext:value-type="string">
            <text:p>","name": "</text:p>
          </table:table-cell>
          <table:table-cell table:formula="of:=['Communauté TE Normandie'.B19]" office:value-type="string" office:string-value="DEBORDE " calcext:value-type="string">
            <text:p>DEBORDE </text:p>
          </table:table-cell>
          <table:table-cell office:value-type="string" calcext:value-type="string">
            <text:p>","fonction": "</text:p>
          </table:table-cell>
          <table:table-cell table:formula="of:=['Communauté TE Normandie'.D19]" office:value-type="string" office:string-value="Responsable de la mission Développement Durable" calcext:value-type="string">
            <text:p>Responsable de la mission Développement Durable</text:p>
          </table:table-cell>
          <table:table-cell office:value-type="string" calcext:value-type="string">
            <text:p>","structure": "</text:p>
          </table:table-cell>
          <table:table-cell table:formula="of:=['Communauté TE Normandie'.E19]" office:value-type="string" office:string-value="DDT 61" calcext:value-type="string">
            <text:p>DDT 61</text:p>
          </table:table-cell>
          <table:table-cell office:value-type="string" calcext:value-type="string">
            <text:p>","ville": "</text:p>
          </table:table-cell>
          <table:table-cell table:formula="of:=['Communauté TE Normandie'.J19]" office:value-type="string" office:string-value="Alençon" calcext:value-type="string">
            <text:p>Alençon</text:p>
          </table:table-cell>
          <table:table-cell office:value-type="string" calcext:value-type="string">
            <text:p>","email": "</text:p>
          </table:table-cell>
          <table:table-cell table:formula="of:=['Communauté TE Normandie'.F19]" office:value-type="string" office:string-value="isabelle.deborde@orne.gouv.fr" calcext:value-type="string">
            <text:p>isabelle.deborde@orne.gouv.fr</text:p>
          </table:table-cell>
          <table:table-cell office:value-type="string" calcext:value-type="string">
            <text:p>","tel": "</text:p>
          </table:table-cell>
          <table:table-cell table:formula="of:=['Communauté TE Normandie'.G19]" office:value-type="string" office:string-value="02 33 32 71 91" calcext:value-type="string">
            <text:p>02 33 32 71 91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20]" office:value-type="string" office:string-value="0.0855658" calcext:value-type="string">
            <text:p>0.0855658</text:p>
          </table:table-cell>
          <table:table-cell office:value-type="string" calcext:value-type="string">
            <text:p>,</text:p>
          </table:table-cell>
          <table:table-cell table:formula="of:=['Communauté TE Normandie'.K20]" office:value-type="string" office:string-value="48.4355873" calcext:value-type="string">
            <text:p>48.4355873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20]" office:value-type="string" office:string-value="Joël" calcext:value-type="string">
            <text:p>Joël</text:p>
          </table:table-cell>
          <table:table-cell office:value-type="string" calcext:value-type="string">
            <text:p>","name": "</text:p>
          </table:table-cell>
          <table:table-cell table:formula="of:=['Communauté TE Normandie'.B20]" office:value-type="string" office:string-value="BUCHERY" calcext:value-type="string">
            <text:p>BUCHERY</text:p>
          </table:table-cell>
          <table:table-cell office:value-type="string" calcext:value-type="string">
            <text:p>","fonction": "</text:p>
          </table:table-cell>
          <table:table-cell table:formula="of:=['Communauté TE Normandie'.D20]" office:value-type="string" office:string-value="Chargé de mission transition énergétique" calcext:value-type="string">
            <text:p>Chargé de mission transition énergétique</text:p>
          </table:table-cell>
          <table:table-cell office:value-type="string" calcext:value-type="string">
            <text:p>","structure": "</text:p>
          </table:table-cell>
          <table:table-cell table:formula="of:=['Communauté TE Normandie'.E20]" office:value-type="string" office:string-value="DDT 61" calcext:value-type="string">
            <text:p>DDT 61</text:p>
          </table:table-cell>
          <table:table-cell office:value-type="string" calcext:value-type="string">
            <text:p>","ville": "</text:p>
          </table:table-cell>
          <table:table-cell table:formula="of:=['Communauté TE Normandie'.J20]" office:value-type="string" office:string-value="Alençon" calcext:value-type="string">
            <text:p>Alençon</text:p>
          </table:table-cell>
          <table:table-cell office:value-type="string" calcext:value-type="string">
            <text:p>","email": "</text:p>
          </table:table-cell>
          <table:table-cell table:formula="of:=['Communauté TE Normandie'.F20]" office:value-type="string" office:string-value="ddt-transition-energetique@orne.gouv.fr " calcext:value-type="string">
            <text:p>ddt-transition-energetique@orne.gouv.fr </text:p>
          </table:table-cell>
          <table:table-cell office:value-type="string" calcext:value-type="string">
            <text:p>","tel": "</text:p>
          </table:table-cell>
          <table:table-cell table:formula="of:=['Communauté TE Normandie'.G20]" office:value-type="string" office:string-value="02 33 32 51 07 " calcext:value-type="string">
            <text:p>02 33 32 51 07 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21]" office:value-type="string" office:string-value="-0.3513408" calcext:value-type="string">
            <text:p>-0.3513408</text:p>
          </table:table-cell>
          <table:table-cell office:value-type="string" calcext:value-type="string">
            <text:p>,</text:p>
          </table:table-cell>
          <table:table-cell table:formula="of:=['Communauté TE Normandie'.K21]" office:value-type="string" office:string-value="49.199828" calcext:value-type="string">
            <text:p>49.199828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21]" office:value-type="string" office:string-value="Isabelle" calcext:value-type="string">
            <text:p>Isabelle</text:p>
          </table:table-cell>
          <table:table-cell office:value-type="string" calcext:value-type="string">
            <text:p>","name": "</text:p>
          </table:table-cell>
          <table:table-cell table:formula="of:=['Communauté TE Normandie'.B21]" office:value-type="string" office:string-value="MARIE-HUET" calcext:value-type="string">
            <text:p>MARIE-HUET</text:p>
          </table:table-cell>
          <table:table-cell office:value-type="string" calcext:value-type="string">
            <text:p>","fonction": "</text:p>
          </table:table-cell>
          <table:table-cell table:formula="of:=['Communauté TE Normandie'.D21]" office:value-type="string" office:string-value="Responsable du pôle aménagement, construction et transition énergétique" calcext:value-type="string">
            <text:p>Responsable du pôle aménagement, construction et transition énergétique</text:p>
          </table:table-cell>
          <table:table-cell office:value-type="string" calcext:value-type="string">
            <text:p>","structure": "</text:p>
          </table:table-cell>
          <table:table-cell table:formula="of:=['Communauté TE Normandie'.E21]" office:value-type="string" office:string-value="DDTM14" calcext:value-type="string">
            <text:p>DDTM14</text:p>
          </table:table-cell>
          <table:table-cell office:value-type="string" calcext:value-type="string">
            <text:p>","ville": "</text:p>
          </table:table-cell>
          <table:table-cell table:formula="of:=['Communauté TE Normandie'.J21]" office:value-type="string" office:string-value="Caen" calcext:value-type="string">
            <text:p>Caen</text:p>
          </table:table-cell>
          <table:table-cell office:value-type="string" calcext:value-type="string">
            <text:p>","email": "</text:p>
          </table:table-cell>
          <table:table-cell table:formula="of:=['Communauté TE Normandie'.F21]" office:value-type="string" office:string-value="isabelle.marie-huet@calvados.gouv.fr" calcext:value-type="string">
            <text:p>isabelle.marie-huet@calvados.gouv.fr</text:p>
          </table:table-cell>
          <table:table-cell office:value-type="string" calcext:value-type="string">
            <text:p>","tel": "</text:p>
          </table:table-cell>
          <table:table-cell table:formula="of:=['Communauté TE Normandie'.G21]" office:value-type="string" office:string-value="02 31 43 16 53" calcext:value-type="string">
            <text:p>02 31 43 16 53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22]" office:value-type="string" office:string-value="1.1374267" calcext:value-type="string">
            <text:p>1.1374267</text:p>
          </table:table-cell>
          <table:table-cell office:value-type="string" calcext:value-type="string">
            <text:p>,</text:p>
          </table:table-cell>
          <table:table-cell table:formula="of:=['Communauté TE Normandie'.K22]" office:value-type="string" office:string-value="49.0228938" calcext:value-type="string">
            <text:p>49.0228938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22]" office:value-type="string" office:string-value="Corinne" calcext:value-type="string">
            <text:p>Corinne</text:p>
          </table:table-cell>
          <table:table-cell office:value-type="string" calcext:value-type="string">
            <text:p>","name": "</text:p>
          </table:table-cell>
          <table:table-cell table:formula="of:=['Communauté TE Normandie'.B22]" office:value-type="string" office:string-value="GOILLOT" calcext:value-type="string">
            <text:p>GOILLOT</text:p>
          </table:table-cell>
          <table:table-cell office:value-type="string" calcext:value-type="string">
            <text:p>","fonction": "</text:p>
          </table:table-cell>
          <table:table-cell table:formula="of:=['Communauté TE Normandie'.D22]" office:value-type="string" office:string-value="Responsable de l’unité gestion de l’espace" calcext:value-type="string">
            <text:p>Responsable de l’unité gestion de l’espace</text:p>
          </table:table-cell>
          <table:table-cell office:value-type="string" calcext:value-type="string">
            <text:p>","structure": "</text:p>
          </table:table-cell>
          <table:table-cell table:formula="of:=['Communauté TE Normandie'.E22]" office:value-type="string" office:string-value="DDTM 27" calcext:value-type="string">
            <text:p>DDTM 27</text:p>
          </table:table-cell>
          <table:table-cell office:value-type="string" calcext:value-type="string">
            <text:p>","ville": "</text:p>
          </table:table-cell>
          <table:table-cell table:formula="of:=['Communauté TE Normandie'.J22]" office:value-type="string" office:string-value="Evreux" calcext:value-type="string">
            <text:p>Evreux</text:p>
          </table:table-cell>
          <table:table-cell office:value-type="string" calcext:value-type="string">
            <text:p>","email": "</text:p>
          </table:table-cell>
          <table:table-cell table:formula="of:=['Communauté TE Normandie'.F22]" office:value-type="string" office:string-value="corinne.goillot@eure.gouv.fr" calcext:value-type="string">
            <text:p>corinne.goillot@eure.gouv.fr</text:p>
          </table:table-cell>
          <table:table-cell office:value-type="string" calcext:value-type="string">
            <text:p>","tel": "</text:p>
          </table:table-cell>
          <table:table-cell table:formula="of:=['Communauté TE Normandie'.G22]" office:value-type="string" office:string-value="02 32 29 62 20" calcext:value-type="string">
            <text:p>02 32 29 62 20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23]" office:value-type="string" office:string-value="1.1374267" calcext:value-type="string">
            <text:p>1.1374267</text:p>
          </table:table-cell>
          <table:table-cell office:value-type="string" calcext:value-type="string">
            <text:p>,</text:p>
          </table:table-cell>
          <table:table-cell table:formula="of:=['Communauté TE Normandie'.K23]" office:value-type="string" office:string-value="49.0228938" calcext:value-type="string">
            <text:p>49.0228938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23]" office:value-type="string" office:string-value="Elisabeth" calcext:value-type="string">
            <text:p>Elisabeth</text:p>
          </table:table-cell>
          <table:table-cell office:value-type="string" calcext:value-type="string">
            <text:p>","name": "</text:p>
          </table:table-cell>
          <table:table-cell table:formula="of:=['Communauté TE Normandie'.B23]" office:value-type="string" office:string-value="COTO" calcext:value-type="string">
            <text:p>COTO</text:p>
          </table:table-cell>
          <table:table-cell office:value-type="string" calcext:value-type="string">
            <text:p>","fonction": "</text:p>
          </table:table-cell>
          <table:table-cell table:formula="of:=['Communauté TE Normandie'.D23]" office:value-type="string" office:string-value="Chargé de mission transition énergétique" calcext:value-type="string">
            <text:p>Chargé de mission transition énergétique</text:p>
          </table:table-cell>
          <table:table-cell office:value-type="string" calcext:value-type="string">
            <text:p>","structure": "</text:p>
          </table:table-cell>
          <table:table-cell table:formula="of:=['Communauté TE Normandie'.E23]" office:value-type="string" office:string-value="DDTM 27" calcext:value-type="string">
            <text:p>DDTM 27</text:p>
          </table:table-cell>
          <table:table-cell office:value-type="string" calcext:value-type="string">
            <text:p>","ville": "</text:p>
          </table:table-cell>
          <table:table-cell table:formula="of:=['Communauté TE Normandie'.J23]" office:value-type="string" office:string-value="Evreux" calcext:value-type="string">
            <text:p>Evreux</text:p>
          </table:table-cell>
          <table:table-cell office:value-type="string" calcext:value-type="string">
            <text:p>","email": "</text:p>
          </table:table-cell>
          <table:table-cell table:formula="of:=['Communauté TE Normandie'.F23]" office:value-type="string" office:string-value="elisabeth.coto@eure.gouv.fr" calcext:value-type="string">
            <text:p>elisabeth.coto@eure.gouv.fr</text:p>
          </table:table-cell>
          <table:table-cell office:value-type="string" calcext:value-type="string">
            <text:p>","tel": "</text:p>
          </table:table-cell>
          <table:table-cell table:formula="of:=['Communauté TE Normandie'.G23]" office:value-type="string" office:string-value="02 32 29 60 11" calcext:value-type="string">
            <text:p>02 32 29 60 11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24]" office:value-type="string" office:string-value="-1.0992695" calcext:value-type="string">
            <text:p>-1.0992695</text:p>
          </table:table-cell>
          <table:table-cell office:value-type="string" calcext:value-type="string">
            <text:p>,</text:p>
          </table:table-cell>
          <table:table-cell table:formula="of:=['Communauté TE Normandie'.K24]" office:value-type="string" office:string-value="49.1181285" calcext:value-type="string">
            <text:p>49.1181285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24]" office:value-type="string" office:string-value="Jean-Michel" calcext:value-type="string">
            <text:p>Jean-Michel</text:p>
          </table:table-cell>
          <table:table-cell office:value-type="string" calcext:value-type="string">
            <text:p>","name": "</text:p>
          </table:table-cell>
          <table:table-cell table:formula="of:=['Communauté TE Normandie'.B24]" office:value-type="string" office:string-value="MARC" calcext:value-type="string">
            <text:p>MARC</text:p>
          </table:table-cell>
          <table:table-cell office:value-type="string" calcext:value-type="string">
            <text:p>","fonction": "</text:p>
          </table:table-cell>
          <table:table-cell table:formula="of:=['Communauté TE Normandie'.D24]" office:value-type="string" office:string-value="Responsable de l'unité Aide à l’émergence de projets d’aménagement durable" calcext:value-type="string">
            <text:p>Responsable de l'unité Aide à l’émergence de projets d’aménagement durable</text:p>
          </table:table-cell>
          <table:table-cell office:value-type="string" calcext:value-type="string">
            <text:p>","structure": "</text:p>
          </table:table-cell>
          <table:table-cell table:formula="of:=['Communauté TE Normandie'.E24]" office:value-type="string" office:string-value="DDTM 50" calcext:value-type="string">
            <text:p>DDTM 50</text:p>
          </table:table-cell>
          <table:table-cell office:value-type="string" calcext:value-type="string">
            <text:p>","ville": "</text:p>
          </table:table-cell>
          <table:table-cell table:formula="of:=['Communauté TE Normandie'.J24]" office:value-type="string" office:string-value="Saint Lô" calcext:value-type="string">
            <text:p>Saint Lô</text:p>
          </table:table-cell>
          <table:table-cell office:value-type="string" calcext:value-type="string">
            <text:p>","email": "</text:p>
          </table:table-cell>
          <table:table-cell table:formula="of:=['Communauté TE Normandie'.F24]" office:value-type="string" office:string-value="jean-michel.marc@manche.gouv.fr" calcext:value-type="string">
            <text:p>jean-michel.marc@manche.gouv.fr</text:p>
          </table:table-cell>
          <table:table-cell office:value-type="string" calcext:value-type="string">
            <text:p>","tel": "</text:p>
          </table:table-cell>
          <table:table-cell table:formula="of:=['Communauté TE Normandie'.G24]" office:value-type="string" office:string-value="02 33 06 38 14" calcext:value-type="string">
            <text:p>02 33 06 38 14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25]" office:value-type="string" office:string-value="-0.3860857" calcext:value-type="string">
            <text:p>-0.3860857</text:p>
          </table:table-cell>
          <table:table-cell office:value-type="string" calcext:value-type="string">
            <text:p>,</text:p>
          </table:table-cell>
          <table:table-cell table:formula="of:=['Communauté TE Normandie'.K25]" office:value-type="string" office:string-value="49.3429934" calcext:value-type="string">
            <text:p>49.3429934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25]" office:value-type="string" office:string-value="Patrick" calcext:value-type="string">
            <text:p>Patrick</text:p>
          </table:table-cell>
          <table:table-cell office:value-type="string" calcext:value-type="string">
            <text:p>","name": "</text:p>
          </table:table-cell>
          <table:table-cell table:formula="of:=['Communauté TE Normandie'.B25]" office:value-type="string" office:string-value="TABOUREL" calcext:value-type="string">
            <text:p>TABOUREL</text:p>
          </table:table-cell>
          <table:table-cell office:value-type="string" calcext:value-type="string">
            <text:p>","fonction": "</text:p>
          </table:table-cell>
          <table:table-cell table:formula="of:=['Communauté TE Normandie'.D25]" office:value-type="string" office:string-value="Chargé de mission observatoire, SRCAE et transition énergétique" calcext:value-type="string">
            <text:p>Chargé de mission observatoire, SRCAE et transition énergétique</text:p>
          </table:table-cell>
          <table:table-cell office:value-type="string" calcext:value-type="string">
            <text:p>","structure": "</text:p>
          </table:table-cell>
          <table:table-cell table:formula="of:=['Communauté TE Normandie'.E25]" office:value-type="string" office:string-value="DREAL Normandie" calcext:value-type="string">
            <text:p>DREAL Normandie</text:p>
          </table:table-cell>
          <table:table-cell office:value-type="string" calcext:value-type="string">
            <text:p>","ville": "</text:p>
          </table:table-cell>
          <table:table-cell table:formula="of:=['Communauté TE Normandie'.J25]" office:value-type="string" office:string-value="Caen" calcext:value-type="string">
            <text:p>Caen</text:p>
          </table:table-cell>
          <table:table-cell office:value-type="string" calcext:value-type="string">
            <text:p>","email": "</text:p>
          </table:table-cell>
          <table:table-cell table:formula="of:=['Communauté TE Normandie'.F25]" office:value-type="string" office:string-value="patrick.tabourel@developpement-durable.gouv.fr" calcext:value-type="string">
            <text:p>patrick.tabourel@developpement-durable.gouv.fr</text:p>
          </table:table-cell>
          <table:table-cell office:value-type="string" calcext:value-type="string">
            <text:p>","tel": "</text:p>
          </table:table-cell>
          <table:table-cell table:formula="of:=['Communauté TE Normandie'.G25]" office:value-type="string" office:string-value="02 50  01 83 71" calcext:value-type="string">
            <text:p>02 50 <text:s/>01 83 71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26]" office:value-type="string" office:string-value="-0.3860857" calcext:value-type="string">
            <text:p>-0.3860857</text:p>
          </table:table-cell>
          <table:table-cell office:value-type="string" calcext:value-type="string">
            <text:p>,</text:p>
          </table:table-cell>
          <table:table-cell table:formula="of:=['Communauté TE Normandie'.K26]" office:value-type="string" office:string-value="49.3429934" calcext:value-type="string">
            <text:p>49.3429934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26]" office:value-type="string" office:string-value="Cyrille" calcext:value-type="string">
            <text:p>Cyrille</text:p>
          </table:table-cell>
          <table:table-cell office:value-type="string" calcext:value-type="string">
            <text:p>","name": "</text:p>
          </table:table-cell>
          <table:table-cell table:formula="of:=['Communauté TE Normandie'.B26]" office:value-type="string" office:string-value="GACHIGNAT" calcext:value-type="string">
            <text:p>GACHIGNAT</text:p>
          </table:table-cell>
          <table:table-cell office:value-type="string" calcext:value-type="string">
            <text:p>","fonction": "</text:p>
          </table:table-cell>
          <table:table-cell table:formula="of:=['Communauté TE Normandie'.D26]" office:value-type="string" office:string-value="Chef du Bureau Climat Air Energie" calcext:value-type="string">
            <text:p>Chef du Bureau Climat Air Energie</text:p>
          </table:table-cell>
          <table:table-cell office:value-type="string" calcext:value-type="string">
            <text:p>","structure": "</text:p>
          </table:table-cell>
          <table:table-cell table:formula="of:=['Communauté TE Normandie'.E26]" office:value-type="string" office:string-value="DREAL Normandie" calcext:value-type="string">
            <text:p>DREAL Normandie</text:p>
          </table:table-cell>
          <table:table-cell office:value-type="string" calcext:value-type="string">
            <text:p>","ville": "</text:p>
          </table:table-cell>
          <table:table-cell table:formula="of:=['Communauté TE Normandie'.J26]" office:value-type="string" office:string-value="Caen" calcext:value-type="string">
            <text:p>Caen</text:p>
          </table:table-cell>
          <table:table-cell office:value-type="string" calcext:value-type="string">
            <text:p>","email": "</text:p>
          </table:table-cell>
          <table:table-cell table:formula="of:=['Communauté TE Normandie'.F26]" office:value-type="string" office:string-value="cyrille.gachignat@developpement-durable.gouv.fr" calcext:value-type="string">
            <text:p>cyrille.gachignat@developpement-durable.gouv.fr</text:p>
          </table:table-cell>
          <table:table-cell office:value-type="string" calcext:value-type="string">
            <text:p>","tel": "</text:p>
          </table:table-cell>
          <table:table-cell table:formula="of:=['Communauté TE Normandie'.G26]" office:value-type="string" office:string-value="02 50 01 84 55" calcext:value-type="string">
            <text:p>02 50 01 84 55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27]" office:value-type="string" office:string-value="1.0896801" calcext:value-type="string">
            <text:p>1.0896801</text:p>
          </table:table-cell>
          <table:table-cell office:value-type="string" calcext:value-type="string">
            <text:p>,</text:p>
          </table:table-cell>
          <table:table-cell table:formula="of:=['Communauté TE Normandie'.K27]" office:value-type="string" office:string-value="49.4354528" calcext:value-type="string">
            <text:p>49.4354528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27]" office:value-type="string" office:string-value="Florence" calcext:value-type="string">
            <text:p>Florence</text:p>
          </table:table-cell>
          <table:table-cell office:value-type="string" calcext:value-type="string">
            <text:p>","name": "</text:p>
          </table:table-cell>
          <table:table-cell table:formula="of:=['Communauté TE Normandie'.B27]" office:value-type="string" office:string-value="MONROUX" calcext:value-type="string">
            <text:p>MONROUX</text:p>
          </table:table-cell>
          <table:table-cell office:value-type="string" calcext:value-type="string">
            <text:p>","fonction": "</text:p>
          </table:table-cell>
          <table:table-cell table:formula="of:=['Communauté TE Normandie'.D27]" office:value-type="string" office:string-value="Adjointe en charge de la transition énergétique et de la croissance verte" calcext:value-type="string">
            <text:p>Adjointe en charge de la transition énergétique et de la croissance verte</text:p>
          </table:table-cell>
          <table:table-cell office:value-type="string" calcext:value-type="string">
            <text:p>","structure": "</text:p>
          </table:table-cell>
          <table:table-cell table:formula="of:=['Communauté TE Normandie'.E27]" office:value-type="string" office:string-value="DREAL Normandie" calcext:value-type="string">
            <text:p>DREAL Normandie</text:p>
          </table:table-cell>
          <table:table-cell office:value-type="string" calcext:value-type="string">
            <text:p>","ville": "</text:p>
          </table:table-cell>
          <table:table-cell table:formula="of:=['Communauté TE Normandie'.J27]" office:value-type="string" office:string-value="Rouen" calcext:value-type="string">
            <text:p>Rouen</text:p>
          </table:table-cell>
          <table:table-cell office:value-type="string" calcext:value-type="string">
            <text:p>","email": "</text:p>
          </table:table-cell>
          <table:table-cell table:formula="of:=['Communauté TE Normandie'.F27]" office:value-type="string" office:string-value="florence.monroux@developpement-durable.gouv.fr" calcext:value-type="string">
            <text:p>florence.monroux@developpement-durable.gouv.fr</text:p>
          </table:table-cell>
          <table:table-cell office:value-type="string" calcext:value-type="string">
            <text:p>","tel": "</text:p>
          </table:table-cell>
          <table:table-cell table:formula="of:=['Communauté TE Normandie'.G27]" office:value-type="string" office:string-value="02 32 18 97 20" calcext:value-type="string">
            <text:p>02 32 18 97 20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28]" office:value-type="string" office:string-value="1.0896801" calcext:value-type="string">
            <text:p>1.0896801</text:p>
          </table:table-cell>
          <table:table-cell office:value-type="string" calcext:value-type="string">
            <text:p>,</text:p>
          </table:table-cell>
          <table:table-cell table:formula="of:=['Communauté TE Normandie'.K28]" office:value-type="string" office:string-value="49.4354528" calcext:value-type="string">
            <text:p>49.4354528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28]" office:value-type="string" office:string-value="Dominique" calcext:value-type="string">
            <text:p>Dominique</text:p>
          </table:table-cell>
          <table:table-cell office:value-type="string" calcext:value-type="string">
            <text:p>","name": "</text:p>
          </table:table-cell>
          <table:table-cell table:formula="of:=['Communauté TE Normandie'.B28]" office:value-type="string" office:string-value="LEPETIT" calcext:value-type="string">
            <text:p>LEPETIT</text:p>
          </table:table-cell>
          <table:table-cell office:value-type="string" calcext:value-type="string">
            <text:p>","fonction": "</text:p>
          </table:table-cell>
          <table:table-cell table:formula="of:=['Communauté TE Normandie'.D28]" office:value-type="string" office:string-value="Chef du Service Energie, Climat, Logement et Aménagement Durable" calcext:value-type="string">
            <text:p>Chef du Service Energie, Climat, Logement et Aménagement Durable</text:p>
          </table:table-cell>
          <table:table-cell office:value-type="string" calcext:value-type="string">
            <text:p>","structure": "</text:p>
          </table:table-cell>
          <table:table-cell table:formula="of:=['Communauté TE Normandie'.E28]" office:value-type="string" office:string-value="DREAL Normandie" calcext:value-type="string">
            <text:p>DREAL Normandie</text:p>
          </table:table-cell>
          <table:table-cell office:value-type="string" calcext:value-type="string">
            <text:p>","ville": "</text:p>
          </table:table-cell>
          <table:table-cell table:formula="of:=['Communauté TE Normandie'.J28]" office:value-type="string" office:string-value="Rouen" calcext:value-type="string">
            <text:p>Rouen</text:p>
          </table:table-cell>
          <table:table-cell office:value-type="string" calcext:value-type="string">
            <text:p>","email": "</text:p>
          </table:table-cell>
          <table:table-cell table:formula="of:=['Communauté TE Normandie'.F28]" office:value-type="string" office:string-value="dominique.lepetit@developpement-durable.gouv.fr" calcext:value-type="string">
            <text:p>dominique.lepetit@developpement-durable.gouv.fr</text:p>
          </table:table-cell>
          <table:table-cell office:value-type="string" calcext:value-type="string">
            <text:p>","tel": "</text:p>
          </table:table-cell>
          <table:table-cell table:formula="of:=['Communauté TE Normandie'.G28]" office:value-type="string" office:string-value="02 32 18 97 31" calcext:value-type="string">
            <text:p>02 32 18 97 31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29]" office:value-type="string" office:string-value="-0.3504896" calcext:value-type="string">
            <text:p>-0.3504896</text:p>
          </table:table-cell>
          <table:table-cell office:value-type="string" calcext:value-type="string">
            <text:p>,</text:p>
          </table:table-cell>
          <table:table-cell table:formula="of:=['Communauté TE Normandie'.K29]" office:value-type="string" office:string-value="49.1782792" calcext:value-type="string">
            <text:p>49.1782792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29]" office:value-type="string" office:string-value="Peggy" calcext:value-type="string">
            <text:p>Peggy</text:p>
          </table:table-cell>
          <table:table-cell office:value-type="string" calcext:value-type="string">
            <text:p>","name": "</text:p>
          </table:table-cell>
          <table:table-cell table:formula="of:=['Communauté TE Normandie'.B29]" office:value-type="string" office:string-value="MORICET " calcext:value-type="string">
            <text:p>MORICET </text:p>
          </table:table-cell>
          <table:table-cell office:value-type="string" calcext:value-type="string">
            <text:p>","fonction": "</text:p>
          </table:table-cell>
          <table:table-cell table:formula="of:=['Communauté TE Normandie'.D29]" office:value-type="string" office:string-value="Chagée de mission Agenda 21 et développement durable" calcext:value-type="string">
            <text:p>Chagée de mission Agenda 21 et développement durable</text:p>
          </table:table-cell>
          <table:table-cell office:value-type="string" calcext:value-type="string">
            <text:p>","structure": "</text:p>
          </table:table-cell>
          <table:table-cell table:formula="of:=['Communauté TE Normandie'.E29]" office:value-type="string" office:string-value="Caen la mer" calcext:value-type="string">
            <text:p>Caen la mer</text:p>
          </table:table-cell>
          <table:table-cell office:value-type="string" calcext:value-type="string">
            <text:p>","ville": "</text:p>
          </table:table-cell>
          <table:table-cell table:formula="of:=['Communauté TE Normandie'.J29]" office:value-type="string" office:string-value="Caen" calcext:value-type="string">
            <text:p>Caen</text:p>
          </table:table-cell>
          <table:table-cell office:value-type="string" calcext:value-type="string">
            <text:p>","email": "</text:p>
          </table:table-cell>
          <table:table-cell table:formula="of:=['Communauté TE Normandie'.F29]" office:value-type="string" office:string-value="p.moricet@agglo-caen.fr" calcext:value-type="string">
            <text:p>p.moricet@agglo-caen.fr</text:p>
          </table:table-cell>
          <table:table-cell office:value-type="string" calcext:value-type="string">
            <text:p>","tel": "</text:p>
          </table:table-cell>
          <table:table-cell table:formula="of:=['Communauté TE Normandie'.G29]" office:value-type="float" office:value="0" calcext:value-type="float">
            <text:p>0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30]" office:value-type="string" office:string-value="-0.3504896" calcext:value-type="string">
            <text:p>-0.3504896</text:p>
          </table:table-cell>
          <table:table-cell office:value-type="string" calcext:value-type="string">
            <text:p>,</text:p>
          </table:table-cell>
          <table:table-cell table:formula="of:=['Communauté TE Normandie'.K30]" office:value-type="string" office:string-value="49.1782792" calcext:value-type="string">
            <text:p>49.1782792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30]" office:value-type="string" office:string-value="Emeline" calcext:value-type="string">
            <text:p>Emeline</text:p>
          </table:table-cell>
          <table:table-cell office:value-type="string" calcext:value-type="string">
            <text:p>","name": "</text:p>
          </table:table-cell>
          <table:table-cell table:formula="of:=['Communauté TE Normandie'.B30]" office:value-type="string" office:string-value="AUBERT-DOZEVILLE" calcext:value-type="string">
            <text:p>AUBERT-DOZEVILLE</text:p>
          </table:table-cell>
          <table:table-cell office:value-type="string" calcext:value-type="string">
            <text:p>","fonction": "</text:p>
          </table:table-cell>
          <table:table-cell table:formula="of:=['Communauté TE Normandie'.D30]" office:value-type="float" office:value="0" calcext:value-type="float">
            <text:p>0</text:p>
          </table:table-cell>
          <table:table-cell office:value-type="string" calcext:value-type="string">
            <text:p>","structure": "</text:p>
          </table:table-cell>
          <table:table-cell table:formula="of:=['Communauté TE Normandie'.E30]" office:value-type="string" office:string-value="Caen la mer" calcext:value-type="string">
            <text:p>Caen la mer</text:p>
          </table:table-cell>
          <table:table-cell office:value-type="string" calcext:value-type="string">
            <text:p>","ville": "</text:p>
          </table:table-cell>
          <table:table-cell table:formula="of:=['Communauté TE Normandie'.J30]" office:value-type="string" office:string-value="Caen" calcext:value-type="string">
            <text:p>Caen</text:p>
          </table:table-cell>
          <table:table-cell office:value-type="string" calcext:value-type="string">
            <text:p>","email": "</text:p>
          </table:table-cell>
          <table:table-cell table:formula="of:=['Communauté TE Normandie'.F30]" office:value-type="string" office:string-value="e.aubert-dozeville@agglo-caen.fr" calcext:value-type="string">
            <text:p>e.aubert-dozeville@agglo-caen.fr</text:p>
          </table:table-cell>
          <table:table-cell office:value-type="string" calcext:value-type="string">
            <text:p>","tel": "</text:p>
          </table:table-cell>
          <table:table-cell table:formula="of:=['Communauté TE Normandie'.G30]" office:value-type="float" office:value="0" calcext:value-type="float">
            <text:p>0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31]" office:value-type="string" office:string-value="-0.3531308" calcext:value-type="string">
            <text:p>-0.3531308</text:p>
          </table:table-cell>
          <table:table-cell office:value-type="string" calcext:value-type="string">
            <text:p>,</text:p>
          </table:table-cell>
          <table:table-cell table:formula="of:=['Communauté TE Normandie'.K31]" office:value-type="string" office:string-value="49.1768246" calcext:value-type="string">
            <text:p>49.1768246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31]" office:value-type="string" office:string-value="Aurélie" calcext:value-type="string">
            <text:p>Aurélie</text:p>
          </table:table-cell>
          <table:table-cell office:value-type="string" calcext:value-type="string">
            <text:p>","name": "</text:p>
          </table:table-cell>
          <table:table-cell table:formula="of:=['Communauté TE Normandie'.B31]" office:value-type="string" office:string-value="DUPRIÉ" calcext:value-type="string">
            <text:p>DUPRIÉ</text:p>
          </table:table-cell>
          <table:table-cell office:value-type="string" calcext:value-type="string">
            <text:p>","fonction": "</text:p>
          </table:table-cell>
          <table:table-cell table:formula="of:=['Communauté TE Normandie'.D31]" office:value-type="string" office:string-value="Chargée de mission Environnement" calcext:value-type="string">
            <text:p>Chargée de mission Environnement</text:p>
          </table:table-cell>
          <table:table-cell office:value-type="string" calcext:value-type="string">
            <text:p>","structure": "</text:p>
          </table:table-cell>
          <table:table-cell table:formula="of:=['Communauté TE Normandie'.E31]" office:value-type="string" office:string-value="Syndicat Mixte Caen-Métropole" calcext:value-type="string">
            <text:p>Syndicat Mixte Caen-Métropole</text:p>
          </table:table-cell>
          <table:table-cell office:value-type="string" calcext:value-type="string">
            <text:p>","ville": "</text:p>
          </table:table-cell>
          <table:table-cell table:formula="of:=['Communauté TE Normandie'.J31]" office:value-type="string" office:string-value="Caen" calcext:value-type="string">
            <text:p>Caen</text:p>
          </table:table-cell>
          <table:table-cell office:value-type="string" calcext:value-type="string">
            <text:p>","email": "</text:p>
          </table:table-cell>
          <table:table-cell table:formula="of:=['Communauté TE Normandie'.F31]" office:value-type="string" office:string-value="aurelie.duprie@caen-metropole.fr" calcext:value-type="string">
            <text:p>aurelie.duprie@caen-metropole.fr</text:p>
          </table:table-cell>
          <table:table-cell office:value-type="string" calcext:value-type="string">
            <text:p>","tel": "</text:p>
          </table:table-cell>
          <table:table-cell table:formula="of:=['Communauté TE Normandie'.G31]" office:value-type="float" office:value="0" calcext:value-type="float">
            <text:p>0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32]" office:value-type="string" office:string-value="-0.4117792" calcext:value-type="string">
            <text:p>-0.4117792</text:p>
          </table:table-cell>
          <table:table-cell office:value-type="string" calcext:value-type="string">
            <text:p>,</text:p>
          </table:table-cell>
          <table:table-cell table:formula="of:=['Communauté TE Normandie'.K32]" office:value-type="string" office:string-value="49.1893111" calcext:value-type="string">
            <text:p>49.1893111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32]" office:value-type="string" office:string-value="Vanida" calcext:value-type="string">
            <text:p>Vanida</text:p>
          </table:table-cell>
          <table:table-cell office:value-type="string" calcext:value-type="string">
            <text:p>","name": "</text:p>
          </table:table-cell>
          <table:table-cell table:formula="of:=['Communauté TE Normandie'.B32]" office:value-type="string" office:string-value=" ALLAIN" calcext:value-type="string">
            <text:p><text:s/>ALLAIN</text:p>
          </table:table-cell>
          <table:table-cell office:value-type="string" calcext:value-type="string">
            <text:p>","fonction": "</text:p>
          </table:table-cell>
          <table:table-cell table:formula="of:=['Communauté TE Normandie'.D32]" office:value-type="string" office:string-value="Chef des services Développement Durable et Energie" calcext:value-type="string">
            <text:p>Chef des services Développement Durable et Energie</text:p>
          </table:table-cell>
          <table:table-cell office:value-type="string" calcext:value-type="string">
            <text:p>","structure": "</text:p>
          </table:table-cell>
          <table:table-cell table:formula="of:=['Communauté TE Normandie'.E32]" office:value-type="string" office:string-value="Ville de CAEN" calcext:value-type="string">
            <text:p>Ville de CAEN</text:p>
          </table:table-cell>
          <table:table-cell office:value-type="string" calcext:value-type="string">
            <text:p>","ville": "</text:p>
          </table:table-cell>
          <table:table-cell table:formula="of:=['Communauté TE Normandie'.J32]" office:value-type="string" office:string-value="Caen" calcext:value-type="string">
            <text:p>Caen</text:p>
          </table:table-cell>
          <table:table-cell office:value-type="string" calcext:value-type="string">
            <text:p>","email": "</text:p>
          </table:table-cell>
          <table:table-cell table:formula="of:=['Communauté TE Normandie'.F32]" office:value-type="string" office:string-value="vallain@caen.fr" calcext:value-type="string">
            <text:p>vallain@caen.fr</text:p>
          </table:table-cell>
          <table:table-cell office:value-type="string" calcext:value-type="string">
            <text:p>","tel": "</text:p>
          </table:table-cell>
          <table:table-cell table:formula="of:=['Communauté TE Normandie'.G32]" office:value-type="float" office:value="0" calcext:value-type="float">
            <text:p>0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33]" office:value-type="string" office:string-value="-0.5558501" calcext:value-type="string">
            <text:p>-0.5558501</text:p>
          </table:table-cell>
          <table:table-cell office:value-type="string" calcext:value-type="string">
            <text:p>,</text:p>
          </table:table-cell>
          <table:table-cell table:formula="of:=['Communauté TE Normandie'.K33]" office:value-type="string" office:string-value="48.8504409" calcext:value-type="string">
            <text:p>48.8504409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33]" office:value-type="string" office:string-value="Valérie" calcext:value-type="string">
            <text:p>Valérie</text:p>
          </table:table-cell>
          <table:table-cell office:value-type="string" calcext:value-type="string">
            <text:p>","name": "</text:p>
          </table:table-cell>
          <table:table-cell table:formula="of:=['Communauté TE Normandie'.B33]" office:value-type="string" office:string-value="ESPALLARGAS" calcext:value-type="string">
            <text:p>ESPALLARGAS</text:p>
          </table:table-cell>
          <table:table-cell office:value-type="string" calcext:value-type="string">
            <text:p>","fonction": "</text:p>
          </table:table-cell>
          <table:table-cell table:formula="of:=['Communauté TE Normandie'.D33]" office:value-type="string" office:string-value="Directrice générale des services" calcext:value-type="string">
            <text:p>Directrice générale des services</text:p>
          </table:table-cell>
          <table:table-cell office:value-type="string" calcext:value-type="string">
            <text:p>","structure": "</text:p>
          </table:table-cell>
          <table:table-cell table:formula="of:=['Communauté TE Normandie'.E33]" office:value-type="string" office:string-value="CdC du Pays de Condé et de la Druance" calcext:value-type="string">
            <text:p>CdC du Pays de Condé et de la Druance</text:p>
          </table:table-cell>
          <table:table-cell office:value-type="string" calcext:value-type="string">
            <text:p>","ville": "</text:p>
          </table:table-cell>
          <table:table-cell table:formula="of:=['Communauté TE Normandie'.J33]" office:value-type="string" office:string-value="Condé-sur-Noireau" calcext:value-type="string">
            <text:p>Condé-sur-Noireau</text:p>
          </table:table-cell>
          <table:table-cell office:value-type="string" calcext:value-type="string">
            <text:p>","email": "</text:p>
          </table:table-cell>
          <table:table-cell table:formula="of:=['Communauté TE Normandie'.F33]" office:value-type="string" office:string-value="vespallargas@condeintercom.fr" calcext:value-type="string">
            <text:p>vespallargas@condeintercom.fr</text:p>
          </table:table-cell>
          <table:table-cell office:value-type="string" calcext:value-type="string">
            <text:p>","tel": "</text:p>
          </table:table-cell>
          <table:table-cell table:formula="of:=['Communauté TE Normandie'.G33]" office:value-type="float" office:value="0" calcext:value-type="float">
            <text:p>0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34]" office:value-type="string" office:string-value="1.1660717" calcext:value-type="string">
            <text:p>1.1660717</text:p>
          </table:table-cell>
          <table:table-cell office:value-type="string" calcext:value-type="string">
            <text:p>,</text:p>
          </table:table-cell>
          <table:table-cell table:formula="of:=['Communauté TE Normandie'.K34]" office:value-type="string" office:string-value="49.215033" calcext:value-type="string">
            <text:p>49.215033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34]" office:value-type="string" office:string-value="Julie" calcext:value-type="string">
            <text:p>Julie</text:p>
          </table:table-cell>
          <table:table-cell office:value-type="string" calcext:value-type="string">
            <text:p>","name": "</text:p>
          </table:table-cell>
          <table:table-cell table:formula="of:=['Communauté TE Normandie'.B34]" office:value-type="string" office:string-value="NGO" calcext:value-type="string">
            <text:p>NGO</text:p>
          </table:table-cell>
          <table:table-cell office:value-type="string" calcext:value-type="string">
            <text:p>","fonction": "</text:p>
          </table:table-cell>
          <table:table-cell table:formula="of:=['Communauté TE Normandie'.D34]" office:value-type="string" office:string-value="Chargée de projet énergie/ CEP" calcext:value-type="string">
            <text:p>Chargée de projet énergie/ CEP</text:p>
          </table:table-cell>
          <table:table-cell office:value-type="string" calcext:value-type="string">
            <text:p>","structure": "</text:p>
          </table:table-cell>
          <table:table-cell table:formula="of:=['Communauté TE Normandie'.E34]" office:value-type="string" office:string-value="Communauté d'Agglomération Seine-Eure" calcext:value-type="string">
            <text:p>Communauté d'Agglomération Seine-Eure</text:p>
          </table:table-cell>
          <table:table-cell office:value-type="string" calcext:value-type="string">
            <text:p>","ville": "</text:p>
          </table:table-cell>
          <table:table-cell table:formula="of:=['Communauté TE Normandie'.J34]" office:value-type="string" office:string-value="Louviers" calcext:value-type="string">
            <text:p>Louviers</text:p>
          </table:table-cell>
          <table:table-cell office:value-type="string" calcext:value-type="string">
            <text:p>","email": "</text:p>
          </table:table-cell>
          <table:table-cell table:formula="of:=['Communauté TE Normandie'.F34]" office:value-type="string" office:string-value="julie.ngo@seine-eure.com" calcext:value-type="string">
            <text:p>julie.ngo@seine-eure.com</text:p>
          </table:table-cell>
          <table:table-cell office:value-type="string" calcext:value-type="string">
            <text:p>","tel": "</text:p>
          </table:table-cell>
          <table:table-cell table:formula="of:=['Communauté TE Normandie'.G34]" office:value-type="float" office:value="0" calcext:value-type="float">
            <text:p>0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35]" office:value-type="string" office:string-value=",1.1416179" calcext:value-type="string">
            <text:p>,1.1416179</text:p>
          </table:table-cell>
          <table:table-cell office:value-type="string" calcext:value-type="string">
            <text:p>,</text:p>
          </table:table-cell>
          <table:table-cell table:formula="of:=['Communauté TE Normandie'.K35]" office:value-type="string" office:string-value="49.0251069" calcext:value-type="string">
            <text:p>49.0251069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35]" office:value-type="string" office:string-value="Stéphanie" calcext:value-type="string">
            <text:p>Stéphanie</text:p>
          </table:table-cell>
          <table:table-cell office:value-type="string" calcext:value-type="string">
            <text:p>","name": "</text:p>
          </table:table-cell>
          <table:table-cell table:formula="of:=['Communauté TE Normandie'.B35]" office:value-type="string" office:string-value="ROBINET" calcext:value-type="string">
            <text:p>ROBINET</text:p>
          </table:table-cell>
          <table:table-cell office:value-type="string" calcext:value-type="string">
            <text:p>","fonction": "</text:p>
          </table:table-cell>
          <table:table-cell table:formula="of:=['Communauté TE Normandie'.D35]" office:value-type="string" office:string-value="Responsable du pôle Environnement" calcext:value-type="string">
            <text:p>Responsable du pôle Environnement</text:p>
          </table:table-cell>
          <table:table-cell office:value-type="string" calcext:value-type="string">
            <text:p>","structure": "</text:p>
          </table:table-cell>
          <table:table-cell table:formula="of:=['Communauté TE Normandie'.E35]" office:value-type="string" office:string-value="Conseil départemental de l'Eure" calcext:value-type="string">
            <text:p>Conseil départemental de l'Eure</text:p>
          </table:table-cell>
          <table:table-cell office:value-type="string" calcext:value-type="string">
            <text:p>","ville": "</text:p>
          </table:table-cell>
          <table:table-cell table:formula="of:=['Communauté TE Normandie'.J35]" office:value-type="string" office:string-value="Evreux" calcext:value-type="string">
            <text:p>Evreux</text:p>
          </table:table-cell>
          <table:table-cell office:value-type="string" calcext:value-type="string">
            <text:p>","email": "</text:p>
          </table:table-cell>
          <table:table-cell table:formula="of:=['Communauté TE Normandie'.F35]" office:value-type="string" office:string-value="stephanie.robinet@eure.fr" calcext:value-type="string">
            <text:p>stephanie.robinet@eure.fr</text:p>
          </table:table-cell>
          <table:table-cell office:value-type="string" calcext:value-type="string">
            <text:p>","tel": "</text:p>
          </table:table-cell>
          <table:table-cell table:formula="of:=['Communauté TE Normandie'.G35]" office:value-type="float" office:value="0" calcext:value-type="float">
            <text:p>0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36]" office:value-type="string" office:string-value=",0.8727693" calcext:value-type="string">
            <text:p>,0.8727693</text:p>
          </table:table-cell>
          <table:table-cell office:value-type="string" calcext:value-type="string">
            <text:p>,</text:p>
          </table:table-cell>
          <table:table-cell table:formula="of:=['Communauté TE Normandie'.K36]" office:value-type="string" office:string-value="49.300424" calcext:value-type="string">
            <text:p>49.300424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36]" office:value-type="string" office:string-value="Cyrille" calcext:value-type="string">
            <text:p>Cyrille</text:p>
          </table:table-cell>
          <table:table-cell office:value-type="string" calcext:value-type="string">
            <text:p>","name": "</text:p>
          </table:table-cell>
          <table:table-cell table:formula="of:=['Communauté TE Normandie'.B36]" office:value-type="string" office:string-value="MANSOUR" calcext:value-type="string">
            <text:p>MANSOUR</text:p>
          </table:table-cell>
          <table:table-cell office:value-type="string" calcext:value-type="string">
            <text:p>","fonction": "</text:p>
          </table:table-cell>
          <table:table-cell table:formula="of:=['Communauté TE Normandie'.D36]" office:value-type="string" office:string-value="Directeur du Pays" calcext:value-type="string">
            <text:p>Directeur du Pays</text:p>
          </table:table-cell>
          <table:table-cell office:value-type="string" calcext:value-type="string">
            <text:p>","structure": "</text:p>
          </table:table-cell>
          <table:table-cell table:formula="of:=['Communauté TE Normandie'.E36]" office:value-type="string" office:string-value="Pays du Roumois" calcext:value-type="string">
            <text:p>Pays du Roumois</text:p>
          </table:table-cell>
          <table:table-cell office:value-type="string" calcext:value-type="string">
            <text:p>","ville": "</text:p>
          </table:table-cell>
          <table:table-cell table:formula="of:=['Communauté TE Normandie'.J36]" office:value-type="string" office:string-value="Bourgtheroulde-Infreville" calcext:value-type="string">
            <text:p>Bourgtheroulde-Infreville</text:p>
          </table:table-cell>
          <table:table-cell office:value-type="string" calcext:value-type="string">
            <text:p>","email": "</text:p>
          </table:table-cell>
          <table:table-cell table:formula="of:=['Communauté TE Normandie'.F36]" office:value-type="string" office:string-value="cyrille.mansour@roumois.fr" calcext:value-type="string">
            <text:p>cyrille.mansour@roumois.fr</text:p>
          </table:table-cell>
          <table:table-cell office:value-type="string" calcext:value-type="string">
            <text:p>","tel": "</text:p>
          </table:table-cell>
          <table:table-cell table:formula="of:=['Communauté TE Normandie'.G36]" office:value-type="float" office:value="0" calcext:value-type="float">
            <text:p>0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37]" office:value-type="string" office:string-value="-1.4064753" calcext:value-type="string">
            <text:p>-1.4064753</text:p>
          </table:table-cell>
          <table:table-cell office:value-type="string" calcext:value-type="string">
            <text:p>,</text:p>
          </table:table-cell>
          <table:table-cell table:formula="of:=['Communauté TE Normandie'.K37]" office:value-type="string" office:string-value="49.1836811" calcext:value-type="string">
            <text:p>49.1836811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37]" office:value-type="string" office:string-value="Denis" calcext:value-type="string">
            <text:p>Denis</text:p>
          </table:table-cell>
          <table:table-cell office:value-type="string" calcext:value-type="string">
            <text:p>","name": "</text:p>
          </table:table-cell>
          <table:table-cell table:formula="of:=['Communauté TE Normandie'.B37]" office:value-type="string" office:string-value="LETAN" calcext:value-type="string">
            <text:p>LETAN</text:p>
          </table:table-cell>
          <table:table-cell office:value-type="string" calcext:value-type="string">
            <text:p>","fonction": "</text:p>
          </table:table-cell>
          <table:table-cell table:formula="of:=['Communauté TE Normandie'.D37]" office:value-type="string" office:string-value="Chargé de mission PCET" calcext:value-type="string">
            <text:p>Chargé de mission PCET</text:p>
          </table:table-cell>
          <table:table-cell office:value-type="string" calcext:value-type="string">
            <text:p>","structure": "</text:p>
          </table:table-cell>
          <table:table-cell table:formula="of:=['Communauté TE Normandie'.E37]" office:value-type="string" office:string-value="Communauté de Communes Sèves-Taute" calcext:value-type="string">
            <text:p>Communauté de Communes Sèves-Taute</text:p>
          </table:table-cell>
          <table:table-cell office:value-type="string" calcext:value-type="string">
            <text:p>","ville": "</text:p>
          </table:table-cell>
          <table:table-cell table:formula="of:=['Communauté TE Normandie'.J37]" office:value-type="string" office:string-value="Périers " calcext:value-type="string">
            <text:p>Périers </text:p>
          </table:table-cell>
          <table:table-cell office:value-type="string" calcext:value-type="string">
            <text:p>","email": "</text:p>
          </table:table-cell>
          <table:table-cell table:formula="of:=['Communauté TE Normandie'.F37]" office:value-type="string" office:string-value="dletan@parc-cotentin-bessin.fr" calcext:value-type="string">
            <text:p>dletan@parc-cotentin-bessin.fr</text:p>
          </table:table-cell>
          <table:table-cell office:value-type="string" calcext:value-type="string">
            <text:p>","tel": "</text:p>
          </table:table-cell>
          <table:table-cell table:formula="of:=['Communauté TE Normandie'.G37]" office:value-type="float" office:value="0" calcext:value-type="float">
            <text:p>0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38]" office:value-type="string" office:string-value="-1.661231" calcext:value-type="string">
            <text:p>-1.661231</text:p>
          </table:table-cell>
          <table:table-cell office:value-type="string" calcext:value-type="string">
            <text:p>,</text:p>
          </table:table-cell>
          <table:table-cell table:formula="of:=['Communauté TE Normandie'.K38]" office:value-type="string" office:string-value="49.6227077" calcext:value-type="string">
            <text:p>49.6227077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38]" office:value-type="string" office:string-value="Jean-Luc" calcext:value-type="string">
            <text:p>Jean-Luc</text:p>
          </table:table-cell>
          <table:table-cell office:value-type="string" calcext:value-type="string">
            <text:p>","name": "</text:p>
          </table:table-cell>
          <table:table-cell table:formula="of:=['Communauté TE Normandie'.B38]" office:value-type="string" office:string-value="SIMON" calcext:value-type="string">
            <text:p>SIMON</text:p>
          </table:table-cell>
          <table:table-cell office:value-type="string" calcext:value-type="string">
            <text:p>","fonction": "</text:p>
          </table:table-cell>
          <table:table-cell table:formula="of:=['Communauté TE Normandie'.D38]" office:value-type="string" office:string-value="Directeur de l'Environnement et de l'Energie (D2E)" calcext:value-type="string">
            <text:p>Directeur de l'Environnement et de l'Energie (D2E)</text:p>
          </table:table-cell>
          <table:table-cell office:value-type="string" calcext:value-type="string">
            <text:p>","structure": "</text:p>
          </table:table-cell>
          <table:table-cell table:formula="of:=['Communauté TE Normandie'.E38]" office:value-type="string" office:string-value="Communauté urbaine de Cherbourg" calcext:value-type="string">
            <text:p>Communauté urbaine de Cherbourg</text:p>
          </table:table-cell>
          <table:table-cell office:value-type="string" calcext:value-type="string">
            <text:p>","ville": "</text:p>
          </table:table-cell>
          <table:table-cell table:formula="of:=['Communauté TE Normandie'.J38]" office:value-type="string" office:string-value="Cherbourg-Octeville " calcext:value-type="string">
            <text:p>Cherbourg-Octeville </text:p>
          </table:table-cell>
          <table:table-cell office:value-type="string" calcext:value-type="string">
            <text:p>","email": "</text:p>
          </table:table-cell>
          <table:table-cell table:formula="of:=['Communauté TE Normandie'.F38]" office:value-type="string" office:string-value="philippe.menut@cuc-cherbourg.fr" calcext:value-type="string">
            <text:p>philippe.menut@cuc-cherbourg.fr</text:p>
          </table:table-cell>
          <table:table-cell office:value-type="string" calcext:value-type="string">
            <text:p>","tel": "</text:p>
          </table:table-cell>
          <table:table-cell table:formula="of:=['Communauté TE Normandie'.G38]" office:value-type="float" office:value="0" calcext:value-type="float">
            <text:p>0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39]" office:value-type="string" office:string-value="-1.9817245" calcext:value-type="string">
            <text:p>-1.9817245</text:p>
          </table:table-cell>
          <table:table-cell office:value-type="string" calcext:value-type="string">
            <text:p>,</text:p>
          </table:table-cell>
          <table:table-cell table:formula="of:=['Communauté TE Normandie'.K39]" office:value-type="string" office:string-value="49.0398434" calcext:value-type="string">
            <text:p>49.0398434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39]" office:value-type="string" office:string-value="Valérie" calcext:value-type="string">
            <text:p>Valérie</text:p>
          </table:table-cell>
          <table:table-cell office:value-type="string" calcext:value-type="string">
            <text:p>","name": "</text:p>
          </table:table-cell>
          <table:table-cell table:formula="of:=['Communauté TE Normandie'.B39]" office:value-type="string" office:string-value="BALAGUER" calcext:value-type="string">
            <text:p>BALAGUER</text:p>
          </table:table-cell>
          <table:table-cell office:value-type="string" calcext:value-type="string">
            <text:p>","fonction": "</text:p>
          </table:table-cell>
          <table:table-cell table:formula="of:=['Communauté TE Normandie'.D39]" office:value-type="string" office:string-value="Chef du service de la transition écologique" calcext:value-type="string">
            <text:p>Chef du service de la transition écologique</text:p>
          </table:table-cell>
          <table:table-cell office:value-type="string" calcext:value-type="string">
            <text:p>","structure": "</text:p>
          </table:table-cell>
          <table:table-cell table:formula="of:=['Communauté TE Normandie'.E39]" office:value-type="string" office:string-value="Conseil général de la Manche" calcext:value-type="string">
            <text:p>Conseil général de la Manche</text:p>
          </table:table-cell>
          <table:table-cell office:value-type="string" calcext:value-type="string">
            <text:p>","ville": "</text:p>
          </table:table-cell>
          <table:table-cell table:formula="of:=['Communauté TE Normandie'.J39]" office:value-type="string" office:string-value="Saint-Lô " calcext:value-type="string">
            <text:p>Saint-Lô </text:p>
          </table:table-cell>
          <table:table-cell office:value-type="string" calcext:value-type="string">
            <text:p>","email": "</text:p>
          </table:table-cell>
          <table:table-cell table:formula="of:=['Communauté TE Normandie'.F39]" office:value-type="string" office:string-value="valerie.balaguer@manche.fr" calcext:value-type="string">
            <text:p>valerie.balaguer@manche.fr</text:p>
          </table:table-cell>
          <table:table-cell office:value-type="string" calcext:value-type="string">
            <text:p>","tel": "</text:p>
          </table:table-cell>
          <table:table-cell table:formula="of:=['Communauté TE Normandie'.G39]" office:value-type="float" office:value="0" calcext:value-type="float">
            <text:p>0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40]" office:value-type="string" office:string-value="-0.9381267" calcext:value-type="string">
            <text:p>-0.9381267</text:p>
          </table:table-cell>
          <table:table-cell office:value-type="string" calcext:value-type="string">
            <text:p>,</text:p>
          </table:table-cell>
          <table:table-cell table:formula="of:=['Communauté TE Normandie'.K40]" office:value-type="string" office:string-value="48.648719" calcext:value-type="string">
            <text:p>48.648719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40]" office:value-type="string" office:string-value="Laurence" calcext:value-type="string">
            <text:p>Laurence</text:p>
          </table:table-cell>
          <table:table-cell office:value-type="string" calcext:value-type="string">
            <text:p>","name": "</text:p>
          </table:table-cell>
          <table:table-cell table:formula="of:=['Communauté TE Normandie'.B40]" office:value-type="string" office:string-value="COLIN" calcext:value-type="string">
            <text:p>COLIN</text:p>
          </table:table-cell>
          <table:table-cell office:value-type="string" calcext:value-type="string">
            <text:p>","fonction": "</text:p>
          </table:table-cell>
          <table:table-cell table:formula="of:=['Communauté TE Normandie'.D40]" office:value-type="string" office:string-value="Directrice en charge de la définition des politiques publiques" calcext:value-type="string">
            <text:p>Directrice en charge de la définition des politiques publiques</text:p>
          </table:table-cell>
          <table:table-cell office:value-type="string" calcext:value-type="string">
            <text:p>","structure": "</text:p>
          </table:table-cell>
          <table:table-cell table:formula="of:=['Communauté TE Normandie'.E40]" office:value-type="string" office:string-value="CdC du Mortainais" calcext:value-type="string">
            <text:p>CdC du Mortainais</text:p>
          </table:table-cell>
          <table:table-cell office:value-type="string" calcext:value-type="string">
            <text:p>","ville": "</text:p>
          </table:table-cell>
          <table:table-cell table:formula="of:=['Communauté TE Normandie'.J40]" office:value-type="string" office:string-value="Mortain " calcext:value-type="string">
            <text:p>Mortain </text:p>
          </table:table-cell>
          <table:table-cell office:value-type="string" calcext:value-type="string">
            <text:p>","email": "</text:p>
          </table:table-cell>
          <table:table-cell table:formula="of:=['Communauté TE Normandie'.F40]" office:value-type="string" office:string-value="laurence.colin@mortainais.fr" calcext:value-type="string">
            <text:p>laurence.colin@mortainais.fr</text:p>
          </table:table-cell>
          <table:table-cell office:value-type="string" calcext:value-type="string">
            <text:p>","tel": "</text:p>
          </table:table-cell>
          <table:table-cell table:formula="of:=['Communauté TE Normandie'.G40]" office:value-type="float" office:value="0" calcext:value-type="float">
            <text:p>0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41]" office:value-type="string" office:string-value="0.0798655" calcext:value-type="string">
            <text:p>0.0798655</text:p>
          </table:table-cell>
          <table:table-cell office:value-type="string" calcext:value-type="string">
            <text:p>,</text:p>
          </table:table-cell>
          <table:table-cell table:formula="of:=['Communauté TE Normandie'.K41]" office:value-type="string" office:string-value="48.4301617" calcext:value-type="string">
            <text:p>48.4301617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41]" office:value-type="string" office:string-value="Anabel" calcext:value-type="string">
            <text:p>Anabel</text:p>
          </table:table-cell>
          <table:table-cell office:value-type="string" calcext:value-type="string">
            <text:p>","name": "</text:p>
          </table:table-cell>
          <table:table-cell table:formula="of:=['Communauté TE Normandie'.B41]" office:value-type="string" office:string-value="HUREL" calcext:value-type="string">
            <text:p>HUREL</text:p>
          </table:table-cell>
          <table:table-cell office:value-type="string" calcext:value-type="string">
            <text:p>","fonction": "</text:p>
          </table:table-cell>
          <table:table-cell table:formula="of:=['Communauté TE Normandie'.D41]" office:value-type="float" office:value="0" calcext:value-type="float">
            <text:p>0</text:p>
          </table:table-cell>
          <table:table-cell office:value-type="string" calcext:value-type="string">
            <text:p>","structure": "</text:p>
          </table:table-cell>
          <table:table-cell table:formula="of:=['Communauté TE Normandie'.E41]" office:value-type="string" office:string-value="Communauté Urbaine d'Alençon" calcext:value-type="string">
            <text:p>Communauté Urbaine d'Alençon</text:p>
          </table:table-cell>
          <table:table-cell office:value-type="string" calcext:value-type="string">
            <text:p>","ville": "</text:p>
          </table:table-cell>
          <table:table-cell table:formula="of:=['Communauté TE Normandie'.J41]" office:value-type="string" office:string-value="Alençon" calcext:value-type="string">
            <text:p>Alençon</text:p>
          </table:table-cell>
          <table:table-cell office:value-type="string" calcext:value-type="string">
            <text:p>","email": "</text:p>
          </table:table-cell>
          <table:table-cell table:formula="of:=['Communauté TE Normandie'.F41]" office:value-type="string" office:string-value="anabel.hurel@ville-alencon.fr" calcext:value-type="string">
            <text:p>anabel.hurel@ville-alencon.fr</text:p>
          </table:table-cell>
          <table:table-cell office:value-type="string" calcext:value-type="string">
            <text:p>","tel": "</text:p>
          </table:table-cell>
          <table:table-cell table:formula="of:=['Communauté TE Normandie'.G41]" office:value-type="float" office:value="0" calcext:value-type="float">
            <text:p>0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42]" office:value-type="string" office:string-value="-0.0153852" calcext:value-type="string">
            <text:p>-0.0153852</text:p>
          </table:table-cell>
          <table:table-cell office:value-type="string" calcext:value-type="string">
            <text:p>,</text:p>
          </table:table-cell>
          <table:table-cell table:formula="of:=['Communauté TE Normandie'.K42]" office:value-type="string" office:string-value="48.7266073" calcext:value-type="string">
            <text:p>48.7266073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42]" office:value-type="string" office:string-value="Jocelin" calcext:value-type="string">
            <text:p>Jocelin</text:p>
          </table:table-cell>
          <table:table-cell office:value-type="string" calcext:value-type="string">
            <text:p>","name": "</text:p>
          </table:table-cell>
          <table:table-cell table:formula="of:=['Communauté TE Normandie'.B42]" office:value-type="string" office:string-value="SOURISSEAU" calcext:value-type="string">
            <text:p>SOURISSEAU</text:p>
          </table:table-cell>
          <table:table-cell office:value-type="string" calcext:value-type="string">
            <text:p>","fonction": "</text:p>
          </table:table-cell>
          <table:table-cell table:formula="of:=['Communauté TE Normandie'.D42]" office:value-type="string" office:string-value="Directeur du Pôle aménagement et cadre de vie" calcext:value-type="string">
            <text:p>Directeur du Pôle aménagement et cadre de vie</text:p>
          </table:table-cell>
          <table:table-cell office:value-type="string" calcext:value-type="string">
            <text:p>","structure": "</text:p>
          </table:table-cell>
          <table:table-cell table:formula="of:=['Communauté TE Normandie'.E42]" office:value-type="string" office:string-value="Argentan Intercom" calcext:value-type="string">
            <text:p>Argentan Intercom</text:p>
          </table:table-cell>
          <table:table-cell office:value-type="string" calcext:value-type="string">
            <text:p>","ville": "</text:p>
          </table:table-cell>
          <table:table-cell table:formula="of:=['Communauté TE Normandie'.J42]" office:value-type="string" office:string-value="Argentan" calcext:value-type="string">
            <text:p>Argentan</text:p>
          </table:table-cell>
          <table:table-cell office:value-type="string" calcext:value-type="string">
            <text:p>","email": "</text:p>
          </table:table-cell>
          <table:table-cell table:formula="of:=['Communauté TE Normandie'.F42]" office:value-type="string" office:string-value="josselin.sourisseau@cc-argentan.fr" calcext:value-type="string">
            <text:p>josselin.sourisseau@cc-argentan.fr</text:p>
          </table:table-cell>
          <table:table-cell office:value-type="string" calcext:value-type="string">
            <text:p>","tel": "</text:p>
          </table:table-cell>
          <table:table-cell table:formula="of:=['Communauté TE Normandie'.G42]" office:value-type="float" office:value="0" calcext:value-type="float">
            <text:p>0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43]" office:value-type="string" office:string-value="1.0751663" calcext:value-type="string">
            <text:p>1.0751663</text:p>
          </table:table-cell>
          <table:table-cell office:value-type="string" calcext:value-type="string">
            <text:p>,</text:p>
          </table:table-cell>
          <table:table-cell table:formula="of:=['Communauté TE Normandie'.K43]" office:value-type="string" office:string-value="49.9005573" calcext:value-type="string">
            <text:p>49.9005573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43]" office:value-type="string" office:string-value="Nicolas" calcext:value-type="string">
            <text:p>Nicolas</text:p>
          </table:table-cell>
          <table:table-cell office:value-type="string" calcext:value-type="string">
            <text:p>","name": "</text:p>
          </table:table-cell>
          <table:table-cell table:formula="of:=['Communauté TE Normandie'.B43]" office:value-type="string" office:string-value="GAILLET" calcext:value-type="string">
            <text:p>GAILLET</text:p>
          </table:table-cell>
          <table:table-cell office:value-type="string" calcext:value-type="string">
            <text:p>","fonction": "</text:p>
          </table:table-cell>
          <table:table-cell table:formula="of:=['Communauté TE Normandie'.D43]" office:value-type="string" office:string-value="Directeur-délégué  Politiques Durables &amp; Cadre de Vie" calcext:value-type="string">
            <text:p>Directeur-délégué <text:s/>Politiques Durables &amp; Cadre de Vie</text:p>
          </table:table-cell>
          <table:table-cell office:value-type="string" calcext:value-type="string">
            <text:p>","structure": "</text:p>
          </table:table-cell>
          <table:table-cell table:formula="of:=['Communauté TE Normandie'.E43]" office:value-type="string" office:string-value="Communauté d'agglomération Dieppe-Maritime" calcext:value-type="string">
            <text:p>Communauté d'agglomération Dieppe-Maritime</text:p>
          </table:table-cell>
          <table:table-cell office:value-type="string" calcext:value-type="string">
            <text:p>","ville": "</text:p>
          </table:table-cell>
          <table:table-cell table:formula="of:=['Communauté TE Normandie'.J43]" office:value-type="string" office:string-value="Saint-Aubin-sur-Scie " calcext:value-type="string">
            <text:p>Saint-Aubin-sur-Scie </text:p>
          </table:table-cell>
          <table:table-cell office:value-type="string" calcext:value-type="string">
            <text:p>","email": "</text:p>
          </table:table-cell>
          <table:table-cell table:formula="of:=['Communauté TE Normandie'.F43]" office:value-type="string" office:string-value="nicolas.gaillet@agglodieppe-maritime.com" calcext:value-type="string">
            <text:p>nicolas.gaillet@agglodieppe-maritime.com</text:p>
          </table:table-cell>
          <table:table-cell office:value-type="string" calcext:value-type="string">
            <text:p>","tel": "</text:p>
          </table:table-cell>
          <table:table-cell table:formula="of:=['Communauté TE Normandie'.G43]" office:value-type="float" office:value="0" calcext:value-type="float">
            <text:p>0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44]" office:value-type="string" office:string-value="0.104908" calcext:value-type="string">
            <text:p>0.104908</text:p>
          </table:table-cell>
          <table:table-cell office:value-type="string" calcext:value-type="string">
            <text:p>,</text:p>
          </table:table-cell>
          <table:table-cell table:formula="of:=['Communauté TE Normandie'.K44]" office:value-type="string" office:string-value="49.4948625" calcext:value-type="string">
            <text:p>49.4948625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44]" office:value-type="string" office:string-value="Emilie" calcext:value-type="string">
            <text:p>Emilie</text:p>
          </table:table-cell>
          <table:table-cell office:value-type="string" calcext:value-type="string">
            <text:p>","name": "</text:p>
          </table:table-cell>
          <table:table-cell table:formula="of:=['Communauté TE Normandie'.B44]" office:value-type="string" office:string-value="LEPROUST-HOULLIER" calcext:value-type="string">
            <text:p>LEPROUST-HOULLIER</text:p>
          </table:table-cell>
          <table:table-cell office:value-type="string" calcext:value-type="string">
            <text:p>","fonction": "</text:p>
          </table:table-cell>
          <table:table-cell table:formula="of:=['Communauté TE Normandie'.D44]" office:value-type="string" office:string-value=" chargée de mission énergie Climat" calcext:value-type="string">
            <text:p><text:s/>chargée de mission énergie Climat</text:p>
          </table:table-cell>
          <table:table-cell office:value-type="string" calcext:value-type="string">
            <text:p>","structure": "</text:p>
          </table:table-cell>
          <table:table-cell table:formula="of:=['Communauté TE Normandie'.E44]" office:value-type="string" office:string-value="Communauté d'agglomération Havraise " calcext:value-type="string">
            <text:p>Communauté d'agglomération Havraise </text:p>
          </table:table-cell>
          <table:table-cell office:value-type="string" calcext:value-type="string">
            <text:p>","ville": "</text:p>
          </table:table-cell>
          <table:table-cell table:formula="of:=['Communauté TE Normandie'.J44]" office:value-type="string" office:string-value="Le Havre" calcext:value-type="string">
            <text:p>Le Havre</text:p>
          </table:table-cell>
          <table:table-cell office:value-type="string" calcext:value-type="string">
            <text:p>","email": "</text:p>
          </table:table-cell>
          <table:table-cell table:formula="of:=['Communauté TE Normandie'.F44]" office:value-type="string" office:string-value="Emilie.Leproust-Houllier@codah.fr" calcext:value-type="string">
            <text:p>Emilie.Leproust-Houllier@codah.fr</text:p>
          </table:table-cell>
          <table:table-cell office:value-type="string" calcext:value-type="string">
            <text:p>","tel": "</text:p>
          </table:table-cell>
          <table:table-cell table:formula="of:=['Communauté TE Normandie'.G44]" office:value-type="float" office:value="0" calcext:value-type="float">
            <text:p>0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45]" office:value-type="string" office:string-value="0.4600978" calcext:value-type="string">
            <text:p>0.4600978</text:p>
          </table:table-cell>
          <table:table-cell office:value-type="string" calcext:value-type="string">
            <text:p>,</text:p>
          </table:table-cell>
          <table:table-cell table:formula="of:=['Communauté TE Normandie'.K45]" office:value-type="string" office:string-value="49.5382223" calcext:value-type="string">
            <text:p>49.5382223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45]" office:value-type="string" office:string-value="Marc-Antoine " calcext:value-type="string">
            <text:p>Marc-Antoine </text:p>
          </table:table-cell>
          <table:table-cell office:value-type="string" calcext:value-type="string">
            <text:p>","name": "</text:p>
          </table:table-cell>
          <table:table-cell table:formula="of:=['Communauté TE Normandie'.B45]" office:value-type="string" office:string-value="TETREL" calcext:value-type="string">
            <text:p>TETREL</text:p>
          </table:table-cell>
          <table:table-cell office:value-type="string" calcext:value-type="string">
            <text:p>","fonction": "</text:p>
          </table:table-cell>
          <table:table-cell table:formula="of:=['Communauté TE Normandie'.D45]" office:value-type="string" office:string-value="Responsable Service Développement durable" calcext:value-type="string">
            <text:p>Responsable Service Développement durable</text:p>
          </table:table-cell>
          <table:table-cell office:value-type="string" calcext:value-type="string">
            <text:p>","structure": "</text:p>
          </table:table-cell>
          <table:table-cell table:formula="of:=['Communauté TE Normandie'.E45]" office:value-type="string" office:string-value="Communauté de communes Caux Vallée de Seine" calcext:value-type="string">
            <text:p>Communauté de communes Caux Vallée de Seine</text:p>
          </table:table-cell>
          <table:table-cell office:value-type="string" calcext:value-type="string">
            <text:p>","ville": "</text:p>
          </table:table-cell>
          <table:table-cell table:formula="of:=['Communauté TE Normandie'.J45]" office:value-type="string" office:string-value="Lillebonne" calcext:value-type="string">
            <text:p>Lillebonne</text:p>
          </table:table-cell>
          <table:table-cell office:value-type="string" calcext:value-type="string">
            <text:p>","email": "</text:p>
          </table:table-cell>
          <table:table-cell table:formula="of:=['Communauté TE Normandie'.F45]" office:value-type="string" office:string-value="ma.tetrel@cauxseine.fr" calcext:value-type="string">
            <text:p>ma.tetrel@cauxseine.fr</text:p>
          </table:table-cell>
          <table:table-cell office:value-type="string" calcext:value-type="string">
            <text:p>","tel": "</text:p>
          </table:table-cell>
          <table:table-cell table:formula="of:=['Communauté TE Normandie'.G45]" office:value-type="float" office:value="0" calcext:value-type="float">
            <text:p>0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46]" office:value-type="string" office:string-value="0.9779569" calcext:value-type="string">
            <text:p>0.9779569</text:p>
          </table:table-cell>
          <table:table-cell office:value-type="string" calcext:value-type="string">
            <text:p>,</text:p>
          </table:table-cell>
          <table:table-cell table:formula="of:=['Communauté TE Normandie'.K46]" office:value-type="string" office:string-value="49.5253034" calcext:value-type="string">
            <text:p>49.5253034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46]" office:value-type="string" office:string-value="Laurent " calcext:value-type="string">
            <text:p>Laurent </text:p>
          </table:table-cell>
          <table:table-cell office:value-type="string" calcext:value-type="string">
            <text:p>","name": "</text:p>
          </table:table-cell>
          <table:table-cell table:formula="of:=['Communauté TE Normandie'.B46]" office:value-type="string" office:string-value="FUSSIEN" calcext:value-type="string">
            <text:p>FUSSIEN</text:p>
          </table:table-cell>
          <table:table-cell office:value-type="string" calcext:value-type="string">
            <text:p>","fonction": "</text:p>
          </table:table-cell>
          <table:table-cell table:formula="of:=['Communauté TE Normandie'.D46]" office:value-type="string" office:string-value="Directeur Général des Services (DGS) et Directeur du CCAS" calcext:value-type="string">
            <text:p>Directeur Général des Services (DGS) et Directeur du CCAS</text:p>
          </table:table-cell>
          <table:table-cell office:value-type="string" calcext:value-type="string">
            <text:p>","structure": "</text:p>
          </table:table-cell>
          <table:table-cell table:formula="of:=['Communauté TE Normandie'.E46]" office:value-type="string" office:string-value="Ville de Malaunay" calcext:value-type="string">
            <text:p>Ville de Malaunay</text:p>
          </table:table-cell>
          <table:table-cell office:value-type="string" calcext:value-type="string">
            <text:p>","ville": "</text:p>
          </table:table-cell>
          <table:table-cell table:formula="of:=['Communauté TE Normandie'.J46]" office:value-type="string" office:string-value="Malaunay" calcext:value-type="string">
            <text:p>Malaunay</text:p>
          </table:table-cell>
          <table:table-cell office:value-type="string" calcext:value-type="string">
            <text:p>","email": "</text:p>
          </table:table-cell>
          <table:table-cell table:formula="of:=['Communauté TE Normandie'.F46]" office:value-type="string" office:string-value="fussien.laurent@ malaunay.fr" calcext:value-type="string">
            <text:p>fussien.laurent@ malaunay.fr</text:p>
          </table:table-cell>
          <table:table-cell office:value-type="string" calcext:value-type="string">
            <text:p>","tel": "</text:p>
          </table:table-cell>
          <table:table-cell table:formula="of:=['Communauté TE Normandie'.G46]" office:value-type="float" office:value="0" calcext:value-type="float">
            <text:p>0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47]" office:value-type="string" office:string-value="0.9779569" calcext:value-type="string">
            <text:p>0.9779569</text:p>
          </table:table-cell>
          <table:table-cell office:value-type="string" calcext:value-type="string">
            <text:p>,</text:p>
          </table:table-cell>
          <table:table-cell table:formula="of:=['Communauté TE Normandie'.K47]" office:value-type="string" office:string-value="49.5253034" calcext:value-type="string">
            <text:p>49.5253034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47]" office:value-type="string" office:string-value="Isabelle " calcext:value-type="string">
            <text:p>Isabelle </text:p>
          </table:table-cell>
          <table:table-cell office:value-type="string" calcext:value-type="string">
            <text:p>","name": "</text:p>
          </table:table-cell>
          <table:table-cell table:formula="of:=['Communauté TE Normandie'.B47]" office:value-type="string" office:string-value="MOULIN " calcext:value-type="string">
            <text:p>MOULIN </text:p>
          </table:table-cell>
          <table:table-cell office:value-type="string" calcext:value-type="string">
            <text:p>","fonction": "</text:p>
          </table:table-cell>
          <table:table-cell table:formula="of:=['Communauté TE Normandie'.D47]" office:value-type="string" office:string-value="Directrice de l'Environnement et des Moyens Techniques (DEMT)" calcext:value-type="string">
            <text:p>Directrice de l'Environnement et des Moyens Techniques (DEMT)</text:p>
          </table:table-cell>
          <table:table-cell office:value-type="string" calcext:value-type="string">
            <text:p>","structure": "</text:p>
          </table:table-cell>
          <table:table-cell table:formula="of:=['Communauté TE Normandie'.E47]" office:value-type="string" office:string-value="Ville de Malaunay" calcext:value-type="string">
            <text:p>Ville de Malaunay</text:p>
          </table:table-cell>
          <table:table-cell office:value-type="string" calcext:value-type="string">
            <text:p>","ville": "</text:p>
          </table:table-cell>
          <table:table-cell table:formula="of:=['Communauté TE Normandie'.J47]" office:value-type="string" office:string-value="Malaunay" calcext:value-type="string">
            <text:p>Malaunay</text:p>
          </table:table-cell>
          <table:table-cell office:value-type="string" calcext:value-type="string">
            <text:p>","email": "</text:p>
          </table:table-cell>
          <table:table-cell table:formula="of:=['Communauté TE Normandie'.F47]" office:value-type="string" office:string-value="moulin.isabelle@malaunay.fr" calcext:value-type="string">
            <text:p>moulin.isabelle@malaunay.fr</text:p>
          </table:table-cell>
          <table:table-cell office:value-type="string" calcext:value-type="string">
            <text:p>","tel": "</text:p>
          </table:table-cell>
          <table:table-cell table:formula="of:=['Communauté TE Normandie'.G47]" office:value-type="float" office:value="0" calcext:value-type="float">
            <text:p>0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48]" office:value-type="string" office:string-value="1.099877" calcext:value-type="string">
            <text:p>1.099877</text:p>
          </table:table-cell>
          <table:table-cell office:value-type="string" calcext:value-type="string">
            <text:p>,</text:p>
          </table:table-cell>
          <table:table-cell table:formula="of:=['Communauté TE Normandie'.K48]" office:value-type="string" office:string-value="49.443268" calcext:value-type="string">
            <text:p>49.443268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48]" office:value-type="string" office:string-value="Marie-Hélène" calcext:value-type="string">
            <text:p>Marie-Hélène</text:p>
          </table:table-cell>
          <table:table-cell office:value-type="string" calcext:value-type="string">
            <text:p>","name": "</text:p>
          </table:table-cell>
          <table:table-cell table:formula="of:=['Communauté TE Normandie'.B48]" office:value-type="string" office:string-value="HOUALLA" calcext:value-type="string">
            <text:p>HOUALLA</text:p>
          </table:table-cell>
          <table:table-cell office:value-type="string" calcext:value-type="string">
            <text:p>","fonction": "</text:p>
          </table:table-cell>
          <table:table-cell table:formula="of:=['Communauté TE Normandie'.D48]" office:value-type="string" office:string-value="Directrice du Développemement Durable (DDD)" calcext:value-type="string">
            <text:p>Directrice du Développemement Durable (DDD)</text:p>
          </table:table-cell>
          <table:table-cell office:value-type="string" calcext:value-type="string">
            <text:p>","structure": "</text:p>
          </table:table-cell>
          <table:table-cell table:formula="of:=['Communauté TE Normandie'.E48]" office:value-type="string" office:string-value="Ville de Rouen" calcext:value-type="string">
            <text:p>Ville de Rouen</text:p>
          </table:table-cell>
          <table:table-cell office:value-type="string" calcext:value-type="string">
            <text:p>","ville": "</text:p>
          </table:table-cell>
          <table:table-cell table:formula="of:=['Communauté TE Normandie'.J48]" office:value-type="string" office:string-value="Rouen" calcext:value-type="string">
            <text:p>Rouen</text:p>
          </table:table-cell>
          <table:table-cell office:value-type="string" calcext:value-type="string">
            <text:p>","email": "</text:p>
          </table:table-cell>
          <table:table-cell table:formula="of:=['Communauté TE Normandie'.F48]" office:value-type="string" office:string-value="mhhoualla@rouen.fr" calcext:value-type="string">
            <text:p>mhhoualla@rouen.fr</text:p>
          </table:table-cell>
          <table:table-cell office:value-type="string" calcext:value-type="string">
            <text:p>","tel": "</text:p>
          </table:table-cell>
          <table:table-cell table:formula="of:=['Communauté TE Normandie'.G48]" office:value-type="float" office:value="0" calcext:value-type="float">
            <text:p>0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49]" office:value-type="string" office:string-value="1.0397019" calcext:value-type="string">
            <text:p>1.0397019</text:p>
          </table:table-cell>
          <table:table-cell office:value-type="string" calcext:value-type="string">
            <text:p>,</text:p>
          </table:table-cell>
          <table:table-cell table:formula="of:=['Communauté TE Normandie'.K49]" office:value-type="string" office:string-value="49.4237837" calcext:value-type="string">
            <text:p>49.4237837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49]" office:value-type="string" office:string-value="Antoine" calcext:value-type="string">
            <text:p>Antoine</text:p>
          </table:table-cell>
          <table:table-cell office:value-type="string" calcext:value-type="string">
            <text:p>","name": "</text:p>
          </table:table-cell>
          <table:table-cell table:formula="of:=['Communauté TE Normandie'.B49]" office:value-type="string" office:string-value="LEMERY" calcext:value-type="string">
            <text:p>LEMERY</text:p>
          </table:table-cell>
          <table:table-cell office:value-type="string" calcext:value-type="string">
            <text:p>","fonction": "</text:p>
          </table:table-cell>
          <table:table-cell table:formula="of:=['Communauté TE Normandie'.D49]" office:value-type="string" office:string-value="Chargé de missions développement durable" calcext:value-type="string">
            <text:p>Chargé de missions développement durable</text:p>
          </table:table-cell>
          <table:table-cell office:value-type="string" calcext:value-type="string">
            <text:p>","structure": "</text:p>
          </table:table-cell>
          <table:table-cell table:formula="of:=['Communauté TE Normandie'.E49]" office:value-type="string" office:string-value="Ville du Petit-Quevilly" calcext:value-type="string">
            <text:p>Ville du Petit-Quevilly</text:p>
          </table:table-cell>
          <table:table-cell office:value-type="string" calcext:value-type="string">
            <text:p>","ville": "</text:p>
          </table:table-cell>
          <table:table-cell table:formula="of:=['Communauté TE Normandie'.J49]" office:value-type="string" office:string-value="Petit-Quevilly" calcext:value-type="string">
            <text:p>Petit-Quevilly</text:p>
          </table:table-cell>
          <table:table-cell office:value-type="string" calcext:value-type="string">
            <text:p>","email": "</text:p>
          </table:table-cell>
          <table:table-cell table:formula="of:=['Communauté TE Normandie'.F49]" office:value-type="string" office:string-value="antoine.lemery@petit-quevilly.fr" calcext:value-type="string">
            <text:p>antoine.lemery@petit-quevilly.fr</text:p>
          </table:table-cell>
          <table:table-cell office:value-type="string" calcext:value-type="string">
            <text:p>","tel": "</text:p>
          </table:table-cell>
          <table:table-cell table:formula="of:=['Communauté TE Normandie'.G49]" office:value-type="float" office:value="0" calcext:value-type="float">
            <text:p>0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50]" office:value-type="string" office:string-value="1.4366519" calcext:value-type="string">
            <text:p>1.4366519</text:p>
          </table:table-cell>
          <table:table-cell office:value-type="string" calcext:value-type="string">
            <text:p>,</text:p>
          </table:table-cell>
          <table:table-cell table:formula="of:=['Communauté TE Normandie'.K50]" office:value-type="string" office:string-value="49.729787" calcext:value-type="string">
            <text:p>49.729787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50]" office:value-type="string" office:string-value="Fanny " calcext:value-type="string">
            <text:p>Fanny </text:p>
          </table:table-cell>
          <table:table-cell office:value-type="string" calcext:value-type="string">
            <text:p>","name": "</text:p>
          </table:table-cell>
          <table:table-cell table:formula="of:=['Communauté TE Normandie'.B50]" office:value-type="string" office:string-value="BALAY" calcext:value-type="string">
            <text:p>BALAY</text:p>
          </table:table-cell>
          <table:table-cell office:value-type="string" calcext:value-type="string">
            <text:p>","fonction": "</text:p>
          </table:table-cell>
          <table:table-cell table:formula="of:=['Communauté TE Normandie'.D50]" office:value-type="string" office:string-value="Chargée de mission au PETR" calcext:value-type="string">
            <text:p>Chargée de mission au PETR</text:p>
          </table:table-cell>
          <table:table-cell office:value-type="string" calcext:value-type="string">
            <text:p>","structure": "</text:p>
          </table:table-cell>
          <table:table-cell table:formula="of:=['Communauté TE Normandie'.E50]" office:value-type="string" office:string-value="PETR du Pays de Bray" calcext:value-type="string">
            <text:p>PETR du Pays de Bray</text:p>
          </table:table-cell>
          <table:table-cell office:value-type="string" calcext:value-type="string">
            <text:p>","ville": "</text:p>
          </table:table-cell>
          <table:table-cell table:formula="of:=['Communauté TE Normandie'.J50]" office:value-type="string" office:string-value="Neufchâtel-en-Bray " calcext:value-type="string">
            <text:p>Neufchâtel-en-Bray </text:p>
          </table:table-cell>
          <table:table-cell office:value-type="string" calcext:value-type="string">
            <text:p>","email": "</text:p>
          </table:table-cell>
          <table:table-cell table:formula="of:=['Communauté TE Normandie'.F50]" office:value-type="string" office:string-value="fannybalay@paysdebray.org" calcext:value-type="string">
            <text:p>fannybalay@paysdebray.org</text:p>
          </table:table-cell>
          <table:table-cell office:value-type="string" calcext:value-type="string">
            <text:p>","tel": "</text:p>
          </table:table-cell>
          <table:table-cell table:formula="of:=['Communauté TE Normandie'.G50]" office:value-type="float" office:value="0" calcext:value-type="float">
            <text:p>0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51]" office:value-type="string" office:string-value="-0.3544267" calcext:value-type="string">
            <text:p>-0.3544267</text:p>
          </table:table-cell>
          <table:table-cell office:value-type="string" calcext:value-type="string">
            <text:p>,</text:p>
          </table:table-cell>
          <table:table-cell table:formula="of:=['Communauté TE Normandie'.K51]" office:value-type="string" office:string-value="49.214633" calcext:value-type="string">
            <text:p>49.214633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51]" office:value-type="string" office:string-value="Karine" calcext:value-type="string">
            <text:p>Karine</text:p>
          </table:table-cell>
          <table:table-cell office:value-type="string" calcext:value-type="string">
            <text:p>","name": "</text:p>
          </table:table-cell>
          <table:table-cell table:formula="of:=['Communauté TE Normandie'.B51]" office:value-type="string" office:string-value="BOSSER " calcext:value-type="string">
            <text:p>BOSSER </text:p>
          </table:table-cell>
          <table:table-cell office:value-type="string" calcext:value-type="string">
            <text:p>","fonction": "</text:p>
          </table:table-cell>
          <table:table-cell table:formula="of:=['Communauté TE Normandie'.D51]" office:value-type="string" office:string-value="Coordinatrice du pôle Territoires" calcext:value-type="string">
            <text:p>Coordinatrice du pôle Territoires</text:p>
          </table:table-cell>
          <table:table-cell office:value-type="string" calcext:value-type="string">
            <text:p>","structure": "</text:p>
          </table:table-cell>
          <table:table-cell table:formula="of:=['Communauté TE Normandie'.E51]" office:value-type="string" office:string-value="ADEME Normandie" calcext:value-type="string">
            <text:p>ADEME Normandie</text:p>
          </table:table-cell>
          <table:table-cell office:value-type="string" calcext:value-type="string">
            <text:p>","ville": "</text:p>
          </table:table-cell>
          <table:table-cell table:formula="of:=['Communauté TE Normandie'.J51]" office:value-type="string" office:string-value="Hérouville-Saint-Clair" calcext:value-type="string">
            <text:p>Hérouville-Saint-Clair</text:p>
          </table:table-cell>
          <table:table-cell office:value-type="string" calcext:value-type="string">
            <text:p>","email": "</text:p>
          </table:table-cell>
          <table:table-cell table:formula="of:=['Communauté TE Normandie'.F51]" office:value-type="string" office:string-value="karine.bosser@ademe.fr" calcext:value-type="string">
            <text:p>karine.bosser@ademe.fr</text:p>
          </table:table-cell>
          <table:table-cell office:value-type="string" calcext:value-type="string">
            <text:p>","tel": "</text:p>
          </table:table-cell>
          <table:table-cell table:formula="of:=['Communauté TE Normandie'.G51]" office:value-type="string" office:string-value="02 31 46 89 61 " calcext:value-type="string">
            <text:p>02 31 46 89 61 </text:p>
          </table:table-cell>
          <table:table-cell office:value-type="string" calcext:value-type="string">
            <text:p>"}},</text:p>
          </table:table-cell>
        </table:table-row>
        <table:table-row table:style-name="ro1">
          <table:table-cell/>
          <table:table-cell office:value-type="string" calcext:value-type="string">
            <text:p>{"type": "Feature","geometry": {"type": "Point","coordinates": [</text:p>
          </table:table-cell>
          <table:table-cell table:formula="of:=['Communauté TE Normandie'.L52]" office:value-type="string" office:string-value="1.0786619" calcext:value-type="string">
            <text:p>1.0786619</text:p>
          </table:table-cell>
          <table:table-cell office:value-type="string" calcext:value-type="string">
            <text:p>,</text:p>
          </table:table-cell>
          <table:table-cell table:formula="of:=['Communauté TE Normandie'.K52]" office:value-type="string" office:string-value="49.4297312" calcext:value-type="string">
            <text:p>49.4297312</text:p>
          </table:table-cell>
          <table:table-cell office:value-type="string" calcext:value-type="string">
            <text:p><text:s/>]},"properties": {</text:p>
          </table:table-cell>
          <table:table-cell office:value-type="string" calcext:value-type="string">
            <text:p>"firstname": "</text:p>
          </table:table-cell>
          <table:table-cell table:formula="of:=['Communauté TE Normandie'.C52]" office:value-type="string" office:string-value="Eddy" calcext:value-type="string">
            <text:p>Eddy</text:p>
          </table:table-cell>
          <table:table-cell office:value-type="string" calcext:value-type="string">
            <text:p>","name": "</text:p>
          </table:table-cell>
          <table:table-cell table:formula="of:=['Communauté TE Normandie'.B52]" office:value-type="string" office:string-value="POITRAT" calcext:value-type="string">
            <text:p>POITRAT</text:p>
          </table:table-cell>
          <table:table-cell office:value-type="string" calcext:value-type="string">
            <text:p>","fonction": "</text:p>
          </table:table-cell>
          <table:table-cell table:formula="of:=['Communauté TE Normandie'.D52]" office:value-type="string" office:string-value="Ingénieur Energie / Effet de Serre" calcext:value-type="string">
            <text:p>Ingénieur Energie / Effet de Serre</text:p>
          </table:table-cell>
          <table:table-cell office:value-type="string" calcext:value-type="string">
            <text:p>","structure": "</text:p>
          </table:table-cell>
          <table:table-cell table:formula="of:=['Communauté TE Normandie'.E52]" office:value-type="string" office:string-value="ADEME Normandie" calcext:value-type="string">
            <text:p>ADEME Normandie</text:p>
          </table:table-cell>
          <table:table-cell office:value-type="string" calcext:value-type="string">
            <text:p>","ville": "</text:p>
          </table:table-cell>
          <table:table-cell table:formula="of:=['Communauté TE Normandie'.J52]" office:value-type="string" office:string-value="Rouen" calcext:value-type="string">
            <text:p>Rouen</text:p>
          </table:table-cell>
          <table:table-cell office:value-type="string" calcext:value-type="string">
            <text:p>","email": "</text:p>
          </table:table-cell>
          <table:table-cell table:formula="of:=['Communauté TE Normandie'.F52]" office:value-type="string" office:string-value="eddy.poitrat@ademe.fr" calcext:value-type="string">
            <text:p>eddy.poitrat@ademe.fr</text:p>
          </table:table-cell>
          <table:table-cell office:value-type="string" calcext:value-type="string">
            <text:p>","tel": "</text:p>
          </table:table-cell>
          <table:table-cell table:formula="of:=['Communauté TE Normandie'.G52]" office:value-type="string" office:string-value="02 32 81 93 11 " calcext:value-type="string">
            <text:p>02 32 81 93 11 </text:p>
          </table:table-cell>
          <table:table-cell office:value-type="string" calcext:value-type="string">
            <text:p>"}},</text:p>
          </table:table-cell>
        </table:table-row>
      </table:table>
      <table:named-expressions>
        <table:named-expression table:name="Excel_BuiltIn__FilterDatabase_3" table:base-cell-address="$'Communauté TE Normandie'.$A$1" table:expression="#REF!.[.$A$1:.$M$708]"/>
        <table:named-expression table:name="NorGeoJson" table:base-cell-address="$'Communauté TE Normandie'.$A$1" table:expression="#REF!.[.$B$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Arial2" svg:font-family="Arial" style:font-family-generic="swiss"/>
    <style:font-face style:name="Liberation Mono" svg:font-family="'Liberation Mono', 'Courier New', 'DejaVu Sans Mono', Courier" style:font-family-generic="modern" style:font-pitch="fixed"/>
    <style:font-face style:name="Segoe UI" svg:font-family="'Segoe UI'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0P0" style:volatile="true">
      <number:text> </number:text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0P1" style:volatile="true">
      <number:text> </number:text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0P2" style:volatile="true">
      <number:text> </number:text>
      <number:currency-symbol>$</number:currency-symbol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text> </number:text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7P1" style:volatile="true">
      <number:text> </number:text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7P2" style:volatile="true">
      <number:text> </number:text>
      <number:currency-symbol>$</number:currency-symbol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0000" number:language="fr" number:country="FR">
      <number:number number:min-integer-digits="1"/>
    </number:number-style>
    <number:date-style style:name="N123">
      <number:month number:style="long" number:textual="true"/>
      <number:text> </number:text>
      <number:year number:style="long"/>
    </number:date-style>
    <number:number-style style:name="N124">
      <number:number number:decimal-places="0" loext:min-decimal-places="0" number:min-integer-digits="0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0" loext:min-decimal-places="0" number:min-integer-digits="0" number:grouping="true"/>
    </number:number-style>
    <number:date-style style:name="N128">
      <number:year number:style="long"/>
      <number:month number:style="long"/>
      <number:day number:style="long"/>
    </number:date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€</number:text>
    </number:number-style>
    <number:number-style style:name="N13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5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44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44P2" style:volatile="true" number:language="fr" number:country="FR">
      <number:text> -    </number:text>
    </number:number-style>
    <number:text-style style:name="N10144" number:language="fr" number:country="FR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48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48P2" style:volatile="true" number:language="fr" number:country="FR">
      <number:text> - € </number:text>
    </number:number-style>
    <number:text-style style:name="N10148" number:language="fr" number:country="FR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52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52P2" style:volatile="true" number:language="fr" number:country="FR">
      <number:text> -</number:text>
      <number:number number:decimal-places="0" loext:min-decimal-places="0" number:min-integer-digits="0"/>
      <number:text>    </number:text>
    </number:number-style>
    <number:text-style style:name="N10152" number:language="fr" number:country="FR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56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56P2" style:volatile="true" number:language="fr" number:country="FR">
      <number:text> -</number:text>
      <number:number number:decimal-places="0" loext:min-decimal-places="0" number:min-integer-digits="0"/>
      <number:text> € </number:text>
    </number:number-style>
    <number:text-style style:name="N10156" number:language="fr" number:country="FR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time-style style:name="N10157" number:language="fr" number:country="FR">
      <number:minutes number:style="long"/>
      <number:text>:</number:text>
      <number:seconds number:style="long"/>
    </number:time-style>
    <number:time-style style:name="N10158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9" number:language="fr" number:country="FR">
      <number:minutes number:style="long"/>
      <number:text>:</number:text>
      <number:seconds number:style="long" number:decimal-places="1"/>
    </number:time-style>
    <number:number-style style:name="N10160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1" fo:font-family="Arial" style:font-family-generic="swiss" style:font-pitch="variable" fo:font-size="7.5pt" fo:font-style="normal" fo:text-shadow="none" style:text-underline-style="solid" style:text-underline-width="auto" style:text-underline-color="font-color" fo:font-weight="normal" style:font-size-asian="7.5pt" style:font-style-asian="normal" style:font-weight-asian="normal" style:font-name-complex="Arial1" style:font-family-complex="Arial" style:font-family-generic-complex="swiss" style:font-pitch-complex="variable" style:font-size-complex="7.5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 style:data-style-name="N2" text:time-value="15:57:46.8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coQnor" style:display-name="PageStyle_EcoQn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rGeoJson" style:display-name="PageStyle_NorGeoJ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coQfr" style:display-name="PageStyle_EcoQf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Json" style:display-name="PageStyle_FrJ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rJson" style:display-name="PageStyle_NorJ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cheAuto" style:display-name="PageStyle_ficheAu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cheAutoData" style:display-name="PageStyle_ficheAuto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.0$Windows_x86 LibreOffice_project/fe46e5b82646505d0acf84e14cef05527e401d3b</meta:generator>
    <dc:date>2016-09-20T17:13:38.642000000</dc:date>
    <meta:editing-duration>PT49M58S</meta:editing-duration>
    <meta:editing-cycles>12</meta:editing-cycles>
    <meta:document-statistic meta:table-count="2" meta:cell-count="1350" meta:object-count="0"/>
  </office:meta>
</office:document-meta>
</file>